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579in" svg:height="5.4803in" svg:x="16.8555in" svg:y="0.1669in">
            <draw:object draw:notify-on-update-of-ranges="Sheet1.J4:Sheet1.J14 Sheet1.K3:Sheet1.K3 Sheet1.K4:Sheet1.K14 Sheet1.L3:Sheet1.L3 Sheet1.L4:Sheet1.L14 Sheet1.M3:Sheet1.M3 Sheet1.M4:Sheet1.M14 Sheet1.N3:Sheet1.N3 Sheet1.N4:Sheet1.N14 Sheet1.O3:Sheet1.O3 Sheet1.O4:Sheet1.O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8346in" svg:height="4.9693in" svg:x="16.8949in" svg:y="11.5012in">
            <draw:object draw:notify-on-update-of-ranges="Sheet1.J66:Sheet1.J76 Sheet1.K65:Sheet1.K65 Sheet1.K66:Sheet1.K76 Sheet1.L65:Sheet1.L65 Sheet1.L66:Sheet1.L76 Sheet1.M65:Sheet1.M65 Sheet1.M66:Sheet1.M76 Sheet1.N65:Sheet1.N65 Sheet1.N66:Sheet1.N76 Sheet1.O65:Sheet1.O65 Sheet1.O66:Sheet1.O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0.1244in" svg:height="5.2913in" svg:x="15.4579in" svg:y="21.7827in">
            <draw:object draw:notify-on-update-of-ranges="Sheet1.K127:Sheet1.K137 Sheet1.L126:Sheet1.L126 Sheet1.L127:Sheet1.L137 Sheet1.M126:Sheet1.M126 Sheet1.M127:Sheet1.M137 Sheet1.N126:Sheet1.N126 Sheet1.N127:Sheet1.N137 Sheet1.O126:Sheet1.O126 Sheet1.O127:Sheet1.O1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0.2004in" svg:height="5.0823in" svg:x="15.502in" svg:y="27.315in">
            <draw:object draw:notify-on-update-of-ranges="Sheet1.K152:Sheet1.K162 Sheet1.L151:Sheet1.L151 Sheet1.L152:Sheet1.L162 Sheet1.M151:Sheet1.M151 Sheet1.M152:Sheet1.M162 Sheet1.N151:Sheet1.N151 Sheet1.N152:Sheet1.N162 Sheet1.O151:Sheet1.O151 Sheet1.O152:Sheet1.O1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.2449in" svg:height="5.2in" svg:x="12.972in" svg:y="83.9921in">
            <draw:object draw:notify-on-update-of-ranges="Sheet1.H475:Sheet1.H484 Sheet1.I474:Sheet1.I474 Sheet1.I475:Sheet1.I484 Sheet1.J474:Sheet1.J474 Sheet1.J475:Sheet1.J484 Sheet1.K474:Sheet1.K474 Sheet1.K475:Sheet1.K484 Sheet1.L474:Sheet1.L474 Sheet1.L475:Sheet1.L484 Sheet1.M474:Sheet1.M474 Sheet1.M475:Sheet1.M48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9.2449in" svg:height="5.2in" svg:x="12.9398in" svg:y="89.3886in">
            <draw:object draw:notify-on-update-of-ranges="Sheet1.H489:Sheet1.H498 Sheet1.I488:Sheet1.I488 Sheet1.I489:Sheet1.I498 Sheet1.J488:Sheet1.J488 Sheet1.J489:Sheet1.J498 Sheet1.K488:Sheet1.K488 Sheet1.K489:Sheet1.K498 Sheet1.L488:Sheet1.L488 Sheet1.L489:Sheet1.L49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T_s(n)</text:p>
          </table:table-cell>
          <table:table-cell table:style-name="ce1" office:value-type="string" calcext:value-type="string">
            <text:p>T_r(n, level=1)</text:p>
          </table:table-cell>
          <table:table-cell table:style-name="ce1" office:value-type="string" calcext:value-type="string">
            <text:p>T_r(n, level=2)</text:p>
          </table:table-cell>
          <table:table-cell table:style-name="ce1" office:value-type="string" calcext:value-type="string">
            <text:p>T_r(n, level=3)</text:p>
          </table:table-cell>
          <table:table-cell table:style-name="ce1" office:value-type="string" calcext:value-type="string">
            <text:p>T_r(n, level=7)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AVERAGEIF([.B4:.B113];[.J4];[.C4:.C113])" office:value-type="float" office:value="0.0000001" calcext:value-type="float">
            <text:p>0.0000001</text:p>
          </table:table-cell>
          <table:table-cell table:formula="of:=IFERROR(AVERAGEIFS([.$D$114:.$D$463];[.$B$114:.$B$463];[.$J4];[.$C$114:.$C$463];[.L$15]);0)" office:value-type="float" office:value="0.0009013" calcext:value-type="float">
            <text:p>0.0009013</text:p>
          </table:table-cell>
          <table:table-cell table:formula="of:=IFERROR(AVERAGEIFS([.$D$114:.$D$463];[.$B$114:.$B$463];[.$J4];[.$C$114:.$C$463];[.M$15]);0)" office:value-type="float" office:value="0" calcext:value-type="float">
            <text:p>0</text:p>
          </table:table-cell>
          <table:table-cell table:formula="of:=IFERROR(AVERAGEIFS([.$D$114:.$D$463];[.$B$114:.$B$463];[.$J4];[.$C$114:.$C$463];[.N$15]);0)" office:value-type="float" office:value="0" calcext:value-type="float">
            <text:p>0</text:p>
          </table:table-cell>
          <table:table-cell table:formula="of:=IFERROR(AVERAGEIFS([.$D$114:.$D$463];[.$B$114:.$B$463];[.$J4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AVERAGEIF([.B5:.B114];[.J5];[.C5:.C114])" office:value-type="float" office:value="0.000001" calcext:value-type="float">
            <text:p>0.000001</text:p>
          </table:table-cell>
          <table:table-cell table:formula="of:=IFERROR(AVERAGEIFS([.$D$114:.$D$463];[.$B$114:.$B$463];[.$J5];[.$C$114:.$C$463];[.L$15]);0)" office:value-type="float" office:value="0.0005726" calcext:value-type="float">
            <text:p>0.0005726</text:p>
          </table:table-cell>
          <table:table-cell table:formula="of:=IFERROR(AVERAGEIFS([.$D$114:.$D$463];[.$B$114:.$B$463];[.$J5];[.$C$114:.$C$463];[.M$15]);0)" office:value-type="float" office:value="0.0006191" calcext:value-type="float">
            <text:p>0.0006191</text:p>
          </table:table-cell>
          <table:table-cell table:formula="of:=IFERROR(AVERAGEIFS([.$D$114:.$D$463];[.$B$114:.$B$463];[.$J5];[.$C$114:.$C$463];[.N$15]);0)" office:value-type="float" office:value="0" calcext:value-type="float">
            <text:p>0</text:p>
          </table:table-cell>
          <table:table-cell table:formula="of:=IFERROR(AVERAGEIFS([.$D$114:.$D$463];[.$B$114:.$B$463];[.$J5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AVERAGEIF([.B6:.B115];[.J6];[.C6:.C115])" office:value-type="float" office:value="0.000002" calcext:value-type="float">
            <text:p>0.000002</text:p>
          </table:table-cell>
          <table:table-cell table:formula="of:=IFERROR(AVERAGEIFS([.$D$114:.$D$463];[.$B$114:.$B$463];[.$J6];[.$C$114:.$C$463];[.L$15]);0)" office:value-type="float" office:value="0.0006294" calcext:value-type="float">
            <text:p>0.0006294</text:p>
          </table:table-cell>
          <table:table-cell table:formula="of:=IFERROR(AVERAGEIFS([.$D$114:.$D$463];[.$B$114:.$B$463];[.$J6];[.$C$114:.$C$463];[.M$15]);0)" office:value-type="float" office:value="0.0004779" calcext:value-type="float">
            <text:p>0.0004779</text:p>
          </table:table-cell>
          <table:table-cell table:formula="of:=IFERROR(AVERAGEIFS([.$D$114:.$D$463];[.$B$114:.$B$463];[.$J6];[.$C$114:.$C$463];[.N$15]);0)" office:value-type="float" office:value="0.0005624" calcext:value-type="float">
            <text:p>0.0005624</text:p>
          </table:table-cell>
          <table:table-cell table:formula="of:=IFERROR(AVERAGEIFS([.$D$114:.$D$463];[.$B$114:.$B$463];[.$J6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AVERAGEIF([.B7:.B116];[.J7];[.C7:.C116])" office:value-type="float" office:value="0.0000061" calcext:value-type="float">
            <text:p>0.0000061</text:p>
          </table:table-cell>
          <table:table-cell table:formula="of:=IFERROR(AVERAGEIFS([.$D$114:.$D$463];[.$B$114:.$B$463];[.$J7];[.$C$114:.$C$463];[.L$15]);0)" office:value-type="float" office:value="0.0029471" calcext:value-type="float">
            <text:p>0.0029471</text:p>
          </table:table-cell>
          <table:table-cell table:formula="of:=IFERROR(AVERAGEIFS([.$D$114:.$D$463];[.$B$114:.$B$463];[.$J7];[.$C$114:.$C$463];[.M$15]);0)" office:value-type="float" office:value="0.0015497" calcext:value-type="float">
            <text:p>0.0015497</text:p>
          </table:table-cell>
          <table:table-cell table:formula="of:=IFERROR(AVERAGEIFS([.$D$114:.$D$463];[.$B$114:.$B$463];[.$J7];[.$C$114:.$C$463];[.N$15]);0)" office:value-type="float" office:value="0.0004656" calcext:value-type="float">
            <text:p>0.0004656</text:p>
          </table:table-cell>
          <table:table-cell table:formula="of:=IFERROR(AVERAGEIFS([.$D$114:.$D$463];[.$B$114:.$B$463];[.$J7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AVERAGEIF([.B8:.B117];[.J8];[.C8:.C117])" office:value-type="float" office:value="0.0000317" calcext:value-type="float">
            <text:p>0.0000317</text:p>
          </table:table-cell>
          <table:table-cell table:formula="of:=IFERROR(AVERAGEIFS([.$D$114:.$D$463];[.$B$114:.$B$463];[.$J8];[.$C$114:.$C$463];[.L$15]);0)" office:value-type="float" office:value="0.0005405" calcext:value-type="float">
            <text:p>0.0005405</text:p>
          </table:table-cell>
          <table:table-cell table:formula="of:=IFERROR(AVERAGEIFS([.$D$114:.$D$463];[.$B$114:.$B$463];[.$J8];[.$C$114:.$C$463];[.M$15]);0)" office:value-type="float" office:value="0.0004636" calcext:value-type="float">
            <text:p>0.0004636</text:p>
          </table:table-cell>
          <table:table-cell table:formula="of:=IFERROR(AVERAGEIFS([.$D$114:.$D$463];[.$B$114:.$B$463];[.$J8];[.$C$114:.$C$463];[.N$15]);0)" office:value-type="float" office:value="0.0010079" calcext:value-type="float">
            <text:p>0.0010079</text:p>
          </table:table-cell>
          <table:table-cell table:formula="of:=IFERROR(AVERAGEIFS([.$D$114:.$D$463];[.$B$114:.$B$463];[.$J8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AVERAGEIF([.B9:.B118];[.J9];[.C9:.C118])" office:value-type="float" office:value="0.0002656" calcext:value-type="float">
            <text:p>0.0002656</text:p>
          </table:table-cell>
          <table:table-cell table:formula="of:=IFERROR(AVERAGEIFS([.$D$114:.$D$463];[.$B$114:.$B$463];[.$J9];[.$C$114:.$C$463];[.L$15]);0)" office:value-type="float" office:value="0.0005035" calcext:value-type="float">
            <text:p>0.0005035</text:p>
          </table:table-cell>
          <table:table-cell table:formula="of:=IFERROR(AVERAGEIFS([.$D$114:.$D$463];[.$B$114:.$B$463];[.$J9];[.$C$114:.$C$463];[.M$15]);0)" office:value-type="float" office:value="0.0025136" calcext:value-type="float">
            <text:p>0.0025136</text:p>
          </table:table-cell>
          <table:table-cell table:formula="of:=IFERROR(AVERAGEIFS([.$D$114:.$D$463];[.$B$114:.$B$463];[.$J9];[.$C$114:.$C$463];[.N$15]);0)" office:value-type="float" office:value="0.0052393" calcext:value-type="float">
            <text:p>0.0052393</text:p>
          </table:table-cell>
          <table:table-cell table:formula="of:=IFERROR(AVERAGEIFS([.$D$114:.$D$463];[.$B$114:.$B$463];[.$J9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AVERAGEIF([.B10:.B119];[.J10];[.C10:.C119])" office:value-type="float" office:value="0.0023115" calcext:value-type="float">
            <text:p>0.0023115</text:p>
          </table:table-cell>
          <table:table-cell table:formula="of:=IFERROR(AVERAGEIFS([.$D$114:.$D$463];[.$B$114:.$B$463];[.$J10];[.$C$114:.$C$463];[.L$15]);0)" office:value-type="float" office:value="0.0032496" calcext:value-type="float">
            <text:p>0.0032496</text:p>
          </table:table-cell>
          <table:table-cell table:formula="of:=IFERROR(AVERAGEIFS([.$D$114:.$D$463];[.$B$114:.$B$463];[.$J10];[.$C$114:.$C$463];[.M$15]);0)" office:value-type="float" office:value="0.0007449" calcext:value-type="float">
            <text:p>0.0007449</text:p>
          </table:table-cell>
          <table:table-cell table:formula="of:=IFERROR(AVERAGEIFS([.$D$114:.$D$463];[.$B$114:.$B$463];[.$J10];[.$C$114:.$C$463];[.N$15]);0)" office:value-type="float" office:value="0.0012158" calcext:value-type="float">
            <text:p>0.0012158</text:p>
          </table:table-cell>
          <table:table-cell table:formula="of:=IFERROR(AVERAGEIFS([.$D$114:.$D$463];[.$B$114:.$B$463];[.$J10];[.$C$114:.$C$463];[.O$15]);0)" office:value-type="float" office:value="0.0034449" calcext:value-type="float">
            <text:p>0.00344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AVERAGEIF([.B11:.B120];[.J11];[.C11:.C120])" office:value-type="float" office:value="0.0193684" calcext:value-type="float">
            <text:p>0.0193684</text:p>
          </table:table-cell>
          <table:table-cell table:formula="of:=IFERROR(AVERAGEIFS([.$D$114:.$D$463];[.$B$114:.$B$463];[.$J11];[.$C$114:.$C$463];[.L$15]);0)" office:value-type="float" office:value="0.0042377" calcext:value-type="float">
            <text:p>0.0042377</text:p>
          </table:table-cell>
          <table:table-cell table:formula="of:=IFERROR(AVERAGEIFS([.$D$114:.$D$463];[.$B$114:.$B$463];[.$J11];[.$C$114:.$C$463];[.M$15]);0)" office:value-type="float" office:value="0.0030177" calcext:value-type="float">
            <text:p>0.0030177</text:p>
          </table:table-cell>
          <table:table-cell table:formula="of:=IFERROR(AVERAGEIFS([.$D$114:.$D$463];[.$B$114:.$B$463];[.$J11];[.$C$114:.$C$463];[.N$15]);0)" office:value-type="float" office:value="0.0032736" calcext:value-type="float">
            <text:p>0.0032736</text:p>
          </table:table-cell>
          <table:table-cell table:formula="of:=IFERROR(AVERAGEIFS([.$D$114:.$D$463];[.$B$114:.$B$463];[.$J11];[.$C$114:.$C$463];[.O$15]);0)" office:value-type="float" office:value="0.0086228" calcext:value-type="float">
            <text:p>0.00862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AVERAGEIF([.B12:.B121];[.J12];[.C12:.C121])" office:value-type="float" office:value="0.1878696" calcext:value-type="float">
            <text:p>0.1878696</text:p>
          </table:table-cell>
          <table:table-cell table:formula="of:=IFERROR(AVERAGEIFS([.$D$114:.$D$463];[.$B$114:.$B$463];[.$J12];[.$C$114:.$C$463];[.L$15]);0)" office:value-type="float" office:value="0.0432261" calcext:value-type="float">
            <text:p>0.0432261</text:p>
          </table:table-cell>
          <table:table-cell table:formula="of:=IFERROR(AVERAGEIFS([.$D$114:.$D$463];[.$B$114:.$B$463];[.$J12];[.$C$114:.$C$463];[.M$15]);0)" office:value-type="float" office:value="0.026377" calcext:value-type="float">
            <text:p>0.026377</text:p>
          </table:table-cell>
          <table:table-cell table:formula="of:=IFERROR(AVERAGEIFS([.$D$114:.$D$463];[.$B$114:.$B$463];[.$J12];[.$C$114:.$C$463];[.N$15]);0)" office:value-type="float" office:value="0.0238541" calcext:value-type="float">
            <text:p>0.0238541</text:p>
          </table:table-cell>
          <table:table-cell table:formula="of:=IFERROR(AVERAGEIFS([.$D$114:.$D$463];[.$B$114:.$B$463];[.$J12];[.$C$114:.$C$463];[.O$15]);0)" office:value-type="float" office:value="0.0347021" calcext:value-type="float">
            <text:p>0.03470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AVERAGEIF([.B13:.B122];[.J13];[.C13:.C122])" office:value-type="float" office:value="2.0320366" calcext:value-type="float">
            <text:p>2.0320366</text:p>
          </table:table-cell>
          <table:table-cell table:formula="of:=IFERROR(AVERAGEIFS([.$D$114:.$D$463];[.$B$114:.$B$463];[.$J13];[.$C$114:.$C$463];[.L$15]);0)" office:value-type="float" office:value="0.4817189" calcext:value-type="float">
            <text:p>0.4817189</text:p>
          </table:table-cell>
          <table:table-cell table:formula="of:=IFERROR(AVERAGEIFS([.$D$114:.$D$463];[.$B$114:.$B$463];[.$J13];[.$C$114:.$C$463];[.M$15]);0)" office:value-type="float" office:value="0.3221614" calcext:value-type="float">
            <text:p>0.3221614</text:p>
          </table:table-cell>
          <table:table-cell table:formula="of:=IFERROR(AVERAGEIFS([.$D$114:.$D$463];[.$B$114:.$B$463];[.$J13];[.$C$114:.$C$463];[.N$15]);0)" office:value-type="float" office:value="0.3014464" calcext:value-type="float">
            <text:p>0.3014464</text:p>
          </table:table-cell>
          <table:table-cell table:formula="of:=IFERROR(AVERAGEIFS([.$D$114:.$D$463];[.$B$114:.$B$463];[.$J13];[.$C$114:.$C$463];[.O$15]);0)" office:value-type="float" office:value="0.3049779" calcext:value-type="float">
            <text:p>0.30497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AVERAGEIF([.B14:.B123];[.J14];[.C14:.C123])" office:value-type="float" office:value="26.1620681" calcext:value-type="float">
            <text:p>26.1620681</text:p>
          </table:table-cell>
          <table:table-cell table:formula="of:=IFERROR(AVERAGEIFS([.$D$114:.$D$463];[.$B$114:.$B$463];[.$J14];[.$C$114:.$C$463];[.L$15]);0)" office:value-type="float" office:value="5.4323074" calcext:value-type="float">
            <text:p>5.4323074</text:p>
          </table:table-cell>
          <table:table-cell table:formula="of:=IFERROR(AVERAGEIFS([.$D$114:.$D$463];[.$B$114:.$B$463];[.$J14];[.$C$114:.$C$463];[.M$15]);0)" office:value-type="float" office:value="4.0799838" calcext:value-type="float">
            <text:p>4.0799838</text:p>
          </table:table-cell>
          <table:table-cell table:formula="of:=IFERROR(AVERAGEIFS([.$D$114:.$D$463];[.$B$114:.$B$463];[.$J14];[.$C$114:.$C$463];[.N$15]);0)" office:value-type="float" office:value="3.7329216" calcext:value-type="float">
            <text:p>3.7329216</text:p>
          </table:table-cell>
          <table:table-cell table:formula="of:=IFERROR(AVERAGEIFS([.$D$114:.$D$463];[.$B$114:.$B$463];[.$J14];[.$C$114:.$C$463];[.O$15]);0)" office:value-type="float" office:value="3.9615579" calcext:value-type="float">
            <text:p>3.9615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7"/>
          <table:table-cell table:style-name="ce2"/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1"/>
          <table:table-cell>
            <draw:frame draw:z-index="2" draw:style-name="gr1" draw:text-style-name="P1" svg:width="8.7579in" svg:height="5.4803in" svg:x="0.8681in" svg:y="0.0209in">
              <draw:object draw:notify-on-update-of-ranges="Sheet1.J4:Sheet1.J14 Sheet1.L3:Sheet1.L3 Sheet1.L4:Sheet1.L14 Sheet1.M3:Sheet1.M3 Sheet1.M4:Sheet1.M14 Sheet1.N3:Sheet1.N3 Sheet1.N4:Sheet1.N14 Sheet1.O3:Sheet1.O3 Sheet1.O4:Sheet1.O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  <table:table-cell table:style-name="ce1" table:number-columns-repeated="4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2" calcext:value-type="float">
            <text:p>0.000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2" calcext:value-type="float">
            <text:p>0.000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3" calcext:value-type="float">
            <text:p>0.0000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2" calcext:value-type="float">
            <text:p>0.000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1" calcext:value-type="float">
            <text:p>0.0000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1" calcext:value-type="float">
            <text:p>0.0000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1" calcext:value-type="float">
            <text:p>0.0000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2" calcext:value-type="float">
            <text:p>0.000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2" calcext:value-type="float">
            <text:p>0.000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1" calcext:value-type="float">
            <text:p>0.0000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5" calcext:value-type="float">
            <text:p>0.0002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65" calcext:value-type="float">
            <text:p>0.0000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5" calcext:value-type="float">
            <text:p>0.0002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61" calcext:value-type="float">
            <text:p>0.0000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1" calcext:value-type="float">
            <text:p>0.00026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6" calcext:value-type="float">
            <text:p>0.0000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5" calcext:value-type="float">
            <text:p>0.0002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4" calcext:value-type="float">
            <text:p>0.0000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5" calcext:value-type="float">
            <text:p>0.0002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5" calcext:value-type="float">
            <text:p>0.0000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" calcext:value-type="float">
            <text:p>0.0002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5" calcext:value-type="float">
            <text:p>0.0000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4" calcext:value-type="float">
            <text:p>0.00026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3" calcext:value-type="float">
            <text:p>0.0000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" calcext:value-type="float">
            <text:p>0.0002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62" calcext:value-type="float">
            <text:p>0.0000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84" calcext:value-type="float">
            <text:p>0.00028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5" calcext:value-type="float">
            <text:p>0.0000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7" calcext:value-type="float">
            <text:p>0.0002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4" calcext:value-type="float">
            <text:p>0.0000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393" calcext:value-type="float">
            <text:p>0.0023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95" calcext:value-type="float">
            <text:p>0.0002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359" calcext:value-type="float">
            <text:p>0.00235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05" calcext:value-type="float">
            <text:p>0.00020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_s(n)</text:p>
          </table:table-cell>
          <table:table-cell table:style-name="ce1" office:value-type="string" calcext:value-type="string">
            <text:p>T_r(n, level=1)</text:p>
          </table:table-cell>
          <table:table-cell table:style-name="ce1" office:value-type="string" calcext:value-type="string">
            <text:p>T_r(n, level=2)</text:p>
          </table:table-cell>
          <table:table-cell table:style-name="ce1" office:value-type="string" calcext:value-type="string">
            <text:p>T_r(n, level=3)</text:p>
          </table:table-cell>
          <table:table-cell table:style-name="ce1" office:value-type="string" calcext:value-type="string">
            <text:p>T_r(n, level=7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372" calcext:value-type="float">
            <text:p>0.0023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94" calcext:value-type="float">
            <text:p>0.0002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AVERAGEIF([.$F$4:.$F$113];[.J66];[.$G$4:.$G$113])" office:value-type="float" office:value="0" calcext:value-type="float">
            <text:p>0</text:p>
          </table:table-cell>
          <table:table-cell table:formula="of:=IFERROR(AVERAGEIFS([.$H$114:.$H$463];[.$F$114:.$F$463];[.$J66];[.$G$114:.$G$463];[.L$15]);0)" office:value-type="float" office:value="0.0007418" calcext:value-type="float">
            <text:p>0.0007418</text:p>
          </table:table-cell>
          <table:table-cell table:formula="of:=IFERROR(AVERAGEIFS([.$H$114:.$H$463];[.$F$114:.$F$463];[.$J66];[.$G$114:.$G$463];[.M$15]);0)" office:value-type="float" office:value="0" calcext:value-type="float">
            <text:p>0</text:p>
          </table:table-cell>
          <table:table-cell table:formula="of:=IFERROR(AVERAGEIFS([.$H$114:.$H$463];[.$F$114:.$F$463];[.$J66];[.$G$114:.$G$463];[.N$15]);0)" office:value-type="float" office:value="0" calcext:value-type="float">
            <text:p>0</text:p>
          </table:table-cell>
          <table:table-cell table:formula="of:=IFERROR(AVERAGEIFS([.$H$114:.$H$463];[.$F$114:.$F$463];[.$J66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37" calcext:value-type="float">
            <text:p>0.002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14" calcext:value-type="float">
            <text:p>0.0002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AVERAGEIF([.$F$4:.$F$113];[.J67];[.$G$4:.$G$113])" office:value-type="float" office:value="0.000001" calcext:value-type="float">
            <text:p>0.000001</text:p>
          </table:table-cell>
          <table:table-cell table:formula="of:=IFERROR(AVERAGEIFS([.$H$114:.$H$463];[.$F$114:.$F$463];[.$J67];[.$G$114:.$G$463];[.L$15]);0)" office:value-type="float" office:value="0.0023819" calcext:value-type="float">
            <text:p>0.0023819</text:p>
          </table:table-cell>
          <table:table-cell table:formula="of:=IFERROR(AVERAGEIFS([.$H$114:.$H$463];[.$F$114:.$F$463];[.$J67];[.$G$114:.$G$463];[.M$15]);0)" office:value-type="float" office:value="0.0005493" calcext:value-type="float">
            <text:p>0.0005493</text:p>
          </table:table-cell>
          <table:table-cell table:formula="of:=IFERROR(AVERAGEIFS([.$H$114:.$H$463];[.$F$114:.$F$463];[.$J67];[.$G$114:.$G$463];[.N$15]);0)" office:value-type="float" office:value="0" calcext:value-type="float">
            <text:p>0</text:p>
          </table:table-cell>
          <table:table-cell table:formula="of:=IFERROR(AVERAGEIFS([.$H$114:.$H$463];[.$F$114:.$F$463];[.$J67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88" calcext:value-type="float">
            <text:p>0.0022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303" calcext:value-type="float">
            <text:p>0.0003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AVERAGEIF([.$F$4:.$F$113];[.J68];[.$G$4:.$G$113])" office:value-type="float" office:value="0.000001" calcext:value-type="float">
            <text:p>0.000001</text:p>
          </table:table-cell>
          <table:table-cell table:formula="of:=IFERROR(AVERAGEIFS([.$H$114:.$H$463];[.$F$114:.$F$463];[.$J68];[.$G$114:.$G$463];[.L$15]);0)" office:value-type="float" office:value="0.0004985" calcext:value-type="float">
            <text:p>0.0004985</text:p>
          </table:table-cell>
          <table:table-cell table:formula="of:=IFERROR(AVERAGEIFS([.$H$114:.$H$463];[.$F$114:.$F$463];[.$J68];[.$G$114:.$G$463];[.M$15]);0)" office:value-type="float" office:value="0.0022772" calcext:value-type="float">
            <text:p>0.0022772</text:p>
          </table:table-cell>
          <table:table-cell table:formula="of:=IFERROR(AVERAGEIFS([.$H$114:.$H$463];[.$F$114:.$F$463];[.$J68];[.$G$114:.$G$463];[.N$15]);0)" office:value-type="float" office:value="0.0010795" calcext:value-type="float">
            <text:p>0.0010795</text:p>
          </table:table-cell>
          <table:table-cell table:formula="of:=IFERROR(AVERAGEIFS([.$H$114:.$H$463];[.$F$114:.$F$463];[.$J68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74" calcext:value-type="float">
            <text:p>0.0022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13" calcext:value-type="float">
            <text:p>0.0002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AVERAGEIF([.$F$4:.$F$113];[.J69];[.$G$4:.$G$113])" office:value-type="float" office:value="0.000002" calcext:value-type="float">
            <text:p>0.000002</text:p>
          </table:table-cell>
          <table:table-cell table:formula="of:=IFERROR(AVERAGEIFS([.$H$114:.$H$463];[.$F$114:.$F$463];[.$J69];[.$G$114:.$G$463];[.L$15]);0)" office:value-type="float" office:value="0.0016636" calcext:value-type="float">
            <text:p>0.0016636</text:p>
          </table:table-cell>
          <table:table-cell table:formula="of:=IFERROR(AVERAGEIFS([.$H$114:.$H$463];[.$F$114:.$F$463];[.$J69];[.$G$114:.$G$463];[.M$15]);0)" office:value-type="float" office:value="0.0016927" calcext:value-type="float">
            <text:p>0.0016927</text:p>
          </table:table-cell>
          <table:table-cell table:formula="of:=IFERROR(AVERAGEIFS([.$H$114:.$H$463];[.$F$114:.$F$463];[.$J69];[.$G$114:.$G$463];[.N$15]);0)" office:value-type="float" office:value="0.0016848" calcext:value-type="float">
            <text:p>0.0016848</text:p>
          </table:table-cell>
          <table:table-cell table:formula="of:=IFERROR(AVERAGEIFS([.$H$114:.$H$463];[.$F$114:.$F$463];[.$J69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84" calcext:value-type="float">
            <text:p>0.0022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97" calcext:value-type="float">
            <text:p>0.0002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AVERAGEIF([.$F$4:.$F$113];[.J70];[.$G$4:.$G$113])" office:value-type="float" office:value="0.0000133" calcext:value-type="float">
            <text:p>0.0000133</text:p>
          </table:table-cell>
          <table:table-cell table:formula="of:=IFERROR(AVERAGEIFS([.$H$114:.$H$463];[.$F$114:.$F$463];[.$J70];[.$G$114:.$G$463];[.L$15]);0)" office:value-type="float" office:value="0.0021703" calcext:value-type="float">
            <text:p>0.0021703</text:p>
          </table:table-cell>
          <table:table-cell table:formula="of:=IFERROR(AVERAGEIFS([.$H$114:.$H$463];[.$F$114:.$F$463];[.$J70];[.$G$114:.$G$463];[.M$15]);0)" office:value-type="float" office:value="0.0005639" calcext:value-type="float">
            <text:p>0.0005639</text:p>
          </table:table-cell>
          <table:table-cell table:formula="of:=IFERROR(AVERAGEIFS([.$H$114:.$H$463];[.$F$114:.$F$463];[.$J70];[.$G$114:.$G$463];[.N$15]);0)" office:value-type="float" office:value="0.0037135" calcext:value-type="float">
            <text:p>0.0037135</text:p>
          </table:table-cell>
          <table:table-cell table:formula="of:=IFERROR(AVERAGEIFS([.$H$114:.$H$463];[.$F$114:.$F$463];[.$J70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49" calcext:value-type="float">
            <text:p>0.0022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98" calcext:value-type="float">
            <text:p>0.00029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AVERAGEIF([.$F$4:.$F$113];[.J71];[.$G$4:.$G$113])" office:value-type="float" office:value="0.000057" calcext:value-type="float">
            <text:p>0.000057</text:p>
          </table:table-cell>
          <table:table-cell table:formula="of:=IFERROR(AVERAGEIFS([.$H$114:.$H$463];[.$F$114:.$F$463];[.$J71];[.$G$114:.$G$463];[.L$15]);0)" office:value-type="float" office:value="0.0016577" calcext:value-type="float">
            <text:p>0.0016577</text:p>
          </table:table-cell>
          <table:table-cell table:formula="of:=IFERROR(AVERAGEIFS([.$H$114:.$H$463];[.$F$114:.$F$463];[.$J71];[.$G$114:.$G$463];[.M$15]);0)" office:value-type="float" office:value="0.0004929" calcext:value-type="float">
            <text:p>0.0004929</text:p>
          </table:table-cell>
          <table:table-cell table:formula="of:=IFERROR(AVERAGEIFS([.$H$114:.$H$463];[.$F$114:.$F$463];[.$J71];[.$G$114:.$G$463];[.N$15]);0)" office:value-type="float" office:value="0.0004772" calcext:value-type="float">
            <text:p>0.0004772</text:p>
          </table:table-cell>
          <table:table-cell table:formula="of:=IFERROR(AVERAGEIFS([.$H$114:.$H$463];[.$F$114:.$F$463];[.$J71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78" calcext:value-type="float">
            <text:p>0.00227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301" calcext:value-type="float">
            <text:p>0.0003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AVERAGEIF([.$F$4:.$F$113];[.J72];[.$G$4:.$G$113])" office:value-type="float" office:value="0.0002722" calcext:value-type="float">
            <text:p>0.0002722</text:p>
          </table:table-cell>
          <table:table-cell table:formula="of:=IFERROR(AVERAGEIFS([.$H$114:.$H$463];[.$F$114:.$F$463];[.$J72];[.$G$114:.$G$463];[.L$15]);0)" office:value-type="float" office:value="0.0033688" calcext:value-type="float">
            <text:p>0.0033688</text:p>
          </table:table-cell>
          <table:table-cell table:formula="of:=IFERROR(AVERAGEIFS([.$H$114:.$H$463];[.$F$114:.$F$463];[.$J72];[.$G$114:.$G$463];[.M$15]);0)" office:value-type="float" office:value="0.0005598" calcext:value-type="float">
            <text:p>0.0005598</text:p>
          </table:table-cell>
          <table:table-cell table:formula="of:=IFERROR(AVERAGEIFS([.$H$114:.$H$463];[.$F$114:.$F$463];[.$J72];[.$G$114:.$G$463];[.N$15]);0)" office:value-type="float" office:value="0.0005312" calcext:value-type="float">
            <text:p>0.0005312</text:p>
          </table:table-cell>
          <table:table-cell table:formula="of:=IFERROR(AVERAGEIFS([.$H$114:.$H$463];[.$F$114:.$F$463];[.$J72];[.$G$114:.$G$463];[.O$15]);0)" office:value-type="float" office:value="0.0031177" calcext:value-type="float">
            <text:p>0.00311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48" calcext:value-type="float">
            <text:p>0.00224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302" calcext:value-type="float">
            <text:p>0.00030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AVERAGEIF([.$F$4:.$F$113];[.J73];[.$G$4:.$G$113])" office:value-type="float" office:value="0.0027415" calcext:value-type="float">
            <text:p>0.0027415</text:p>
          </table:table-cell>
          <table:table-cell table:formula="of:=IFERROR(AVERAGEIFS([.$H$114:.$H$463];[.$F$114:.$F$463];[.$J73];[.$G$114:.$G$463];[.L$15]);0)" office:value-type="float" office:value="0.0074587" calcext:value-type="float">
            <text:p>0.0074587</text:p>
          </table:table-cell>
          <table:table-cell table:formula="of:=IFERROR(AVERAGEIFS([.$H$114:.$H$463];[.$F$114:.$F$463];[.$J73];[.$G$114:.$G$463];[.M$15]);0)" office:value-type="float" office:value="0.0013266" calcext:value-type="float">
            <text:p>0.0013266</text:p>
          </table:table-cell>
          <table:table-cell table:formula="of:=IFERROR(AVERAGEIFS([.$H$114:.$H$463];[.$F$114:.$F$463];[.$J73];[.$G$114:.$G$463];[.N$15]);0)" office:value-type="float" office:value="0.0017981" calcext:value-type="float">
            <text:p>0.0017981</text:p>
          </table:table-cell>
          <table:table-cell table:formula="of:=IFERROR(AVERAGEIFS([.$H$114:.$H$463];[.$F$114:.$F$463];[.$J73];[.$G$114:.$G$463];[.O$15]);0)" office:value-type="float" office:value="0.0023185" calcext:value-type="float">
            <text:p>0.00231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0936" calcext:value-type="float">
            <text:p>0.02093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67" calcext:value-type="float">
            <text:p>0.0027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AVERAGEIF([.$F$4:.$F$113];[.J74];[.$G$4:.$G$113])" office:value-type="float" office:value="0.0261966" calcext:value-type="float">
            <text:p>0.0261966</text:p>
          </table:table-cell>
          <table:table-cell table:formula="of:=IFERROR(AVERAGEIFS([.$H$114:.$H$463];[.$F$114:.$F$463];[.$J74];[.$G$114:.$G$463];[.L$15]);0)" office:value-type="float" office:value="0.0089076" calcext:value-type="float">
            <text:p>0.0089076</text:p>
          </table:table-cell>
          <table:table-cell table:formula="of:=IFERROR(AVERAGEIFS([.$H$114:.$H$463];[.$F$114:.$F$463];[.$J74];[.$G$114:.$G$463];[.M$15]);0)" office:value-type="float" office:value="0.0036678" calcext:value-type="float">
            <text:p>0.0036678</text:p>
          </table:table-cell>
          <table:table-cell table:formula="of:=IFERROR(AVERAGEIFS([.$H$114:.$H$463];[.$F$114:.$F$463];[.$J74];[.$G$114:.$G$463];[.N$15]);0)" office:value-type="float" office:value="0.0013156" calcext:value-type="float">
            <text:p>0.0013156</text:p>
          </table:table-cell>
          <table:table-cell table:formula="of:=IFERROR(AVERAGEIFS([.$H$114:.$H$463];[.$F$114:.$F$463];[.$J74];[.$G$114:.$G$463];[.O$15]);0)" office:value-type="float" office:value="0.0062252" calcext:value-type="float">
            <text:p>0.00622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1291" calcext:value-type="float">
            <text:p>0.02129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94" calcext:value-type="float">
            <text:p>0.0027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AVERAGEIF([.$F$4:.$F$113];[.J75];[.$G$4:.$G$113])" office:value-type="float" office:value="0.0837589" calcext:value-type="float">
            <text:p>0.0837589</text:p>
          </table:table-cell>
          <table:table-cell table:formula="of:=IFERROR(AVERAGEIFS([.$H$114:.$H$463];[.$F$114:.$F$463];[.$J75];[.$G$114:.$G$463];[.L$15]);0)" office:value-type="float" office:value="0.0349425" calcext:value-type="float">
            <text:p>0.0349425</text:p>
          </table:table-cell>
          <table:table-cell table:formula="of:=IFERROR(AVERAGEIFS([.$H$114:.$H$463];[.$F$114:.$F$463];[.$J75];[.$G$114:.$G$463];[.M$15]);0)" office:value-type="float" office:value="0.0258396" calcext:value-type="float">
            <text:p>0.0258396</text:p>
          </table:table-cell>
          <table:table-cell table:formula="of:=IFERROR(AVERAGEIFS([.$H$114:.$H$463];[.$F$114:.$F$463];[.$J75];[.$G$114:.$G$463];[.N$15]);0)" office:value-type="float" office:value="0.0093253" calcext:value-type="float">
            <text:p>0.0093253</text:p>
          </table:table-cell>
          <table:table-cell table:formula="of:=IFERROR(AVERAGEIFS([.$H$114:.$H$463];[.$F$114:.$F$463];[.$J75];[.$G$114:.$G$463];[.O$15]);0)" office:value-type="float" office:value="0.0148304" calcext:value-type="float">
            <text:p>0.01483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18561" calcext:value-type="float">
            <text:p>0.0185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09" calcext:value-type="float">
            <text:p>0.00270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AVERAGEIF([.$F$4:.$F$113];[.J76];[.$G$4:.$G$113])" office:value-type="float" office:value="0.5748848" calcext:value-type="float">
            <text:p>0.5748848</text:p>
          </table:table-cell>
          <table:table-cell table:formula="of:=IFERROR(AVERAGEIFS([.$H$114:.$H$463];[.$F$114:.$F$463];[.$J76];[.$G$114:.$G$463];[.L$15]);0)" office:value-type="float" office:value="0.2207635" calcext:value-type="float">
            <text:p>0.2207635</text:p>
          </table:table-cell>
          <table:table-cell table:formula="of:=IFERROR(AVERAGEIFS([.$H$114:.$H$463];[.$F$114:.$F$463];[.$J76];[.$G$114:.$G$463];[.M$15]);0)" office:value-type="float" office:value="0.0781506" calcext:value-type="float">
            <text:p>0.0781506</text:p>
          </table:table-cell>
          <table:table-cell table:formula="of:=IFERROR(AVERAGEIFS([.$H$114:.$H$463];[.$F$114:.$F$463];[.$J76];[.$G$114:.$G$463];[.N$15]);0)" office:value-type="float" office:value="0.060828" calcext:value-type="float">
            <text:p>0.060828</text:p>
          </table:table-cell>
          <table:table-cell table:formula="of:=IFERROR(AVERAGEIFS([.$H$114:.$H$463];[.$F$114:.$F$463];[.$J76];[.$G$114:.$G$463];[.O$15]);0)" office:value-type="float" office:value="0.1068975" calcext:value-type="float">
            <text:p>0.10689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1205" calcext:value-type="float">
            <text:p>0.02120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17" calcext:value-type="float">
            <text:p>0.0027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18849" calcext:value-type="float">
            <text:p>0.01884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14" calcext:value-type="float">
            <text:p>0.0027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15899" calcext:value-type="float">
            <text:p>0.0158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89" calcext:value-type="float">
            <text:p>0.0027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18564" calcext:value-type="float">
            <text:p>0.0185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14" calcext:value-type="float">
            <text:p>0.0027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16201" calcext:value-type="float">
            <text:p>0.0162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11" calcext:value-type="float">
            <text:p>0.0027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1117" calcext:value-type="float">
            <text:p>0.0211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78" calcext:value-type="float">
            <text:p>0.0027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1061" calcext:value-type="float">
            <text:p>0.0210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22" calcext:value-type="float">
            <text:p>0.00272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11997" calcext:value-type="float">
            <text:p>0.21199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8153" calcext:value-type="float">
            <text:p>0.0281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1551" calcext:value-type="float">
            <text:p>0.1815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8167" calcext:value-type="float">
            <text:p>0.0281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0232" calcext:value-type="float">
            <text:p>0.1802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8637" calcext:value-type="float">
            <text:p>0.0286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2948" calcext:value-type="float">
            <text:p>0.1829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445" calcext:value-type="float">
            <text:p>0.024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2229" calcext:value-type="float">
            <text:p>0.18222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4079" calcext:value-type="float">
            <text:p>0.0240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93409" calcext:value-type="float">
            <text:p>0.19340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3907" calcext:value-type="float">
            <text:p>0.02390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4829" calcext:value-type="float">
            <text:p>0.18482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8213" calcext:value-type="float">
            <text:p>0.0282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7447" calcext:value-type="float">
            <text:p>0.18744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3915" calcext:value-type="float">
            <text:p>0.0239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959" calcext:value-type="float">
            <text:p>0.1895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8428" calcext:value-type="float">
            <text:p>0.0284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4464" calcext:value-type="float">
            <text:p>0.1844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4017" calcext:value-type="float">
            <text:p>0.0240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173333" calcext:value-type="float">
            <text:p>2.17333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23416" calcext:value-type="float">
            <text:p>0.123416</text:p>
          </table:table-cell>
          <table:table-cell table:number-columns-repeated="12"/>
          <table:table-cell>
            <draw:frame draw:z-index="3" draw:style-name="gr1" draw:text-style-name="P1" svg:width="8.8346in" svg:height="4.9693in" svg:x="0.0866in" svg:y="0.0413in">
              <draw:object draw:notify-on-update-of-ranges="Sheet1.J66:Sheet1.J76 Sheet1.L65:Sheet1.L65 Sheet1.L66:Sheet1.L76 Sheet1.M65:Sheet1.M65 Sheet1.M66:Sheet1.M76 Sheet1.N65:Sheet1.N65 Sheet1.N66:Sheet1.N76 Sheet1.O65:Sheet1.O65 Sheet1.O66:Sheet1.O7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45427" calcext:value-type="float">
            <text:p>2.04542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70793" calcext:value-type="float">
            <text:p>0.170793</text:p>
          </table:table-cell>
          <table:table-cell table:number-columns-repeated="4"/>
          <table:table-cell table:style-name="ce1" table:number-columns-repeated="4"/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50507" calcext:value-type="float">
            <text:p>2.05050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28732" calcext:value-type="float">
            <text:p>0.1287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996205" calcext:value-type="float">
            <text:p>1.99620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53371" calcext:value-type="float">
            <text:p>0.0533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96569" calcext:value-type="float">
            <text:p>1.9656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62682" calcext:value-type="float">
            <text:p>0.06268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97938" calcext:value-type="float">
            <text:p>1.979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59417" calcext:value-type="float">
            <text:p>0.0594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33509" calcext:value-type="float">
            <text:p>2.0335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59062" calcext:value-type="float">
            <text:p>0.0590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26128" calcext:value-type="float">
            <text:p>2.02612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59216" calcext:value-type="float">
            <text:p>0.0592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47421" calcext:value-type="float">
            <text:p>2.04742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60238" calcext:value-type="float">
            <text:p>0.0602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02766" calcext:value-type="float">
            <text:p>2.00276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60662" calcext:value-type="float">
            <text:p>0.0606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7.812158" calcext:value-type="float">
            <text:p>27.8121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495127" calcext:value-type="float">
            <text:p>0.4951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.016975" calcext:value-type="float">
            <text:p>26.01697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502187" calcext:value-type="float">
            <text:p>0.5021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.972271" calcext:value-type="float">
            <text:p>25.97227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71153" calcext:value-type="float">
            <text:p>0.1711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.041439" calcext:value-type="float">
            <text:p>26.04143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67583" calcext:value-type="float">
            <text:p>0.1675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.377979" calcext:value-type="float">
            <text:p>25.3779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6066" calcext:value-type="float">
            <text:p>0.160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.362443" calcext:value-type="float">
            <text:p>26.36244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68487" calcext:value-type="float">
            <text:p>0.1684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.719921" calcext:value-type="float">
            <text:p>25.7199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790863" calcext:value-type="float">
            <text:p>0.7908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.365742" calcext:value-type="float">
            <text:p>26.36574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76677" calcext:value-type="float">
            <text:p>0.7667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.881722" calcext:value-type="float">
            <text:p>25.8817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.057152" calcext:value-type="float">
            <text:p>1.05715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.070031" calcext:value-type="float">
            <text:p>26.0700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.468866" calcext:value-type="float">
            <text:p>1.4688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803" calcext:value-type="float">
            <text:p>0.0018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604" calcext:value-type="float">
            <text:p>0.0016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377" calcext:value-type="float">
            <text:p>0.0013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988" calcext:value-type="float">
            <text:p>0.0009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706" calcext:value-type="float">
            <text:p>0.0007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89" calcext:value-type="float">
            <text:p>0.00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856" calcext:value-type="float">
            <text:p>0.0008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81" calcext:value-type="float">
            <text:p>0.0006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796" calcext:value-type="float">
            <text:p>0.0007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21" calcext:value-type="float">
            <text:p>0.0006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706" calcext:value-type="float">
            <text:p>0.0007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11" calcext:value-type="float">
            <text:p>0.0006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99" calcext:value-type="float">
            <text:p>0.0006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591" calcext:value-type="float">
            <text:p>0.0005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722" calcext:value-type="float">
            <text:p>0.0007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505" calcext:value-type="float">
            <text:p>0.000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84" calcext:value-type="float">
            <text:p>0.0006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583" calcext:value-type="float">
            <text:p>0.0005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64" calcext:value-type="float">
            <text:p>0.0006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545" calcext:value-type="float">
            <text:p>0.0005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653" calcext:value-type="float">
            <text:p>0.0006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617" calcext:value-type="float">
            <text:p>0.0006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698" calcext:value-type="float">
            <text:p>0.0006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474" calcext:value-type="float">
            <text:p>0.0004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51" calcext:value-type="float">
            <text:p>0.0005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9" calcext:value-type="float">
            <text:p>0.00059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" office:value-type="string" calcext:value-type="string">
            <text:p>T_s \over T_r(n, level=1)</text:p>
          </table:table-cell>
          <table:table-cell table:style-name="ce1" office:value-type="string" calcext:value-type="string">
            <text:p>T_s \over T_r(n, level=2)</text:p>
          </table:table-cell>
          <table:table-cell table:style-name="ce1" office:value-type="string" calcext:value-type="string">
            <text:p>T_s \over T_r(n, level=3)</text:p>
          </table:table-cell>
          <table:table-cell table:style-name="ce1" office:value-type="string" calcext:value-type="string">
            <text:p>T_s \over T_r(n, level=7)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23" calcext:value-type="float">
            <text:p>0.0005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64" calcext:value-type="float">
            <text:p>0.0005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ERROR([.$K4]/[.L4];0)" office:value-type="float" office:value="0.000110950848773993" calcext:value-type="float">
            <text:p>0.000110950848773993</text:p>
          </table:table-cell>
          <table:table-cell table:formula="of:=IFERROR([.$K4]/[.M4];0)" office:value-type="float" office:value="0" calcext:value-type="float">
            <text:p>0</text:p>
          </table:table-cell>
          <table:table-cell table:formula="of:=IFERROR([.$K4]/[.N4];0)" office:value-type="float" office:value="0" calcext:value-type="float">
            <text:p>0</text:p>
          </table:table-cell>
          <table:table-cell table:formula="of:=IFERROR([.$K4]/[.O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36" calcext:value-type="float">
            <text:p>0.0005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7202" calcext:value-type="float">
            <text:p>0.0072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ERROR([.$K5]/[.L5];0)" office:value-type="float" office:value="0.00174641983932937" calcext:value-type="float">
            <text:p>0.00174641983932937</text:p>
          </table:table-cell>
          <table:table-cell table:formula="of:=IFERROR([.$K5]/[.M5];0)" office:value-type="float" office:value="0.00161524794055888" calcext:value-type="float">
            <text:p>0.00161524794055888</text:p>
          </table:table-cell>
          <table:table-cell table:formula="of:=IFERROR([.$K5]/[.N5];0)" office:value-type="float" office:value="0" calcext:value-type="float">
            <text:p>0</text:p>
          </table:table-cell>
          <table:table-cell table:formula="of:=IFERROR([.$K5]/[.O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34" calcext:value-type="float">
            <text:p>0.0005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12387" calcext:value-type="float">
            <text:p>0.0123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ERROR([.$K6]/[.L6];0)" office:value-type="float" office:value="0.00317762948840165" calcext:value-type="float">
            <text:p>0.00317762948840165</text:p>
          </table:table-cell>
          <table:table-cell table:formula="of:=IFERROR([.$K6]/[.M6];0)" office:value-type="float" office:value="0.00418497593638837" calcext:value-type="float">
            <text:p>0.00418497593638837</text:p>
          </table:table-cell>
          <table:table-cell table:formula="of:=IFERROR([.$K6]/[.N6];0)" office:value-type="float" office:value="0.00355618776671408" calcext:value-type="float">
            <text:p>0.00355618776671408</text:p>
          </table:table-cell>
          <table:table-cell table:formula="of:=IFERROR([.$K6]/[.O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48" calcext:value-type="float">
            <text:p>0.0005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66" calcext:value-type="float">
            <text:p>0.0005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ERROR([.$K7]/[.L7];0)" office:value-type="float" office:value="0.00206983135964168" calcext:value-type="float">
            <text:p>0.00206983135964168</text:p>
          </table:table-cell>
          <table:table-cell table:formula="of:=IFERROR([.$K7]/[.M7];0)" office:value-type="float" office:value="0.00393624572497903" calcext:value-type="float">
            <text:p>0.00393624572497903</text:p>
          </table:table-cell>
          <table:table-cell table:formula="of:=IFERROR([.$K7]/[.N7];0)" office:value-type="float" office:value="0.0131013745704467" calcext:value-type="float">
            <text:p>0.0131013745704467</text:p>
          </table:table-cell>
          <table:table-cell table:formula="of:=IFERROR([.$K7]/[.O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42" calcext:value-type="float">
            <text:p>0.0005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48" calcext:value-type="float">
            <text:p>0.000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ERROR([.$K8]/[.L8];0)" office:value-type="float" office:value="0.0586493987049029" calcext:value-type="float">
            <text:p>0.0586493987049029</text:p>
          </table:table-cell>
          <table:table-cell table:formula="of:=IFERROR([.$K8]/[.M8];0)" office:value-type="float" office:value="0.0683779119930975" calcext:value-type="float">
            <text:p>0.0683779119930975</text:p>
          </table:table-cell>
          <table:table-cell table:formula="of:=IFERROR([.$K8]/[.N8];0)" office:value-type="float" office:value="0.0314515328901677" calcext:value-type="float">
            <text:p>0.0314515328901677</text:p>
          </table:table-cell>
          <table:table-cell table:formula="of:=IFERROR([.$K8]/[.O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89" calcext:value-type="float">
            <text:p>0.0005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474" calcext:value-type="float">
            <text:p>0.00047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ERROR([.$K9]/[.L9];0)" office:value-type="float" office:value="0.527507447864945" calcext:value-type="float">
            <text:p>0.527507447864945</text:p>
          </table:table-cell>
          <table:table-cell table:formula="of:=IFERROR([.$K9]/[.M9];0)" office:value-type="float" office:value="0.105665181413113" calcext:value-type="float">
            <text:p>0.105665181413113</text:p>
          </table:table-cell>
          <table:table-cell table:formula="of:=IFERROR([.$K9]/[.N9];0)" office:value-type="float" office:value="0.0506937949726108" calcext:value-type="float">
            <text:p>0.0506937949726108</text:p>
          </table:table-cell>
          <table:table-cell table:formula="of:=IFERROR([.$K9]/[.O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52" calcext:value-type="float">
            <text:p>0.0005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465" calcext:value-type="float">
            <text:p>0.00046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ERROR([.$K10]/[.L10];0)" office:value-type="float" office:value="0.711318316100443" calcext:value-type="float">
            <text:p>0.711318316100443</text:p>
          </table:table-cell>
          <table:table-cell table:formula="of:=IFERROR([.$K10]/[.M10];0)" office:value-type="float" office:value="3.10310108739428" calcext:value-type="float">
            <text:p>3.10310108739428</text:p>
          </table:table-cell>
          <table:table-cell table:formula="of:=IFERROR([.$K10]/[.N10];0)" office:value-type="float" office:value="1.90121730547788" calcext:value-type="float">
            <text:p>1.90121730547788</text:p>
          </table:table-cell>
          <table:table-cell table:formula="of:=IFERROR([.$K10]/[.O10];0)" office:value-type="float" office:value="0.670991901071149" calcext:value-type="float">
            <text:p>0.670991901071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48" calcext:value-type="float">
            <text:p>0.0005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81" calcext:value-type="float">
            <text:p>0.00048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ERROR([.$K11]/[.L11];0)" office:value-type="float" office:value="4.57049814758006" calcext:value-type="float">
            <text:p>4.57049814758006</text:p>
          </table:table-cell>
          <table:table-cell table:formula="of:=IFERROR([.$K11]/[.M11];0)" office:value-type="float" office:value="6.41826556649104" calcext:value-type="float">
            <text:p>6.41826556649104</text:p>
          </table:table-cell>
          <table:table-cell table:formula="of:=IFERROR([.$K11]/[.N11];0)" office:value-type="float" office:value="5.91654447702835" calcext:value-type="float">
            <text:p>5.91654447702835</text:p>
          </table:table-cell>
          <table:table-cell table:formula="of:=IFERROR([.$K11]/[.O11];0)" office:value-type="float" office:value="2.24618453402607" calcext:value-type="float">
            <text:p>2.246184534026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61" calcext:value-type="float">
            <text:p>0.0005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51" calcext:value-type="float">
            <text:p>0.0004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ERROR([.$K12]/[.L12];0)" office:value-type="float" office:value="4.34620749963564" calcext:value-type="float">
            <text:p>4.34620749963564</text:p>
          </table:table-cell>
          <table:table-cell table:formula="of:=IFERROR([.$K12]/[.M12];0)" office:value-type="float" office:value="7.12247791636653" calcext:value-type="float">
            <text:p>7.12247791636653</text:p>
          </table:table-cell>
          <table:table-cell table:formula="of:=IFERROR([.$K12]/[.N12];0)" office:value-type="float" office:value="7.87577816811366" calcext:value-type="float">
            <text:p>7.87577816811366</text:p>
          </table:table-cell>
          <table:table-cell table:formula="of:=IFERROR([.$K12]/[.O12];0)" office:value-type="float" office:value="5.41378187487213" calcext:value-type="float">
            <text:p>5.413781874872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96" calcext:value-type="float">
            <text:p>0.0005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63" calcext:value-type="float">
            <text:p>0.00046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IFERROR([.$K13]/[.L13];0)" office:value-type="float" office:value="4.2183036621565" calcext:value-type="float">
            <text:p>4.2183036621565</text:p>
          </table:table-cell>
          <table:table-cell table:formula="of:=IFERROR([.$K13]/[.M13];0)" office:value-type="float" office:value="6.30751107985004" calcext:value-type="float">
            <text:p>6.30751107985004</text:p>
          </table:table-cell>
          <table:table-cell table:formula="of:=IFERROR([.$K13]/[.N13];0)" office:value-type="float" office:value="6.74095494257022" calcext:value-type="float">
            <text:p>6.74095494257022</text:p>
          </table:table-cell>
          <table:table-cell table:formula="of:=IFERROR([.$K13]/[.O13];0)" office:value-type="float" office:value="6.66289786899313" calcext:value-type="float">
            <text:p>6.662897868993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638" calcext:value-type="float">
            <text:p>0.0006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74" calcext:value-type="float">
            <text:p>0.00047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ERROR([.$K14]/[.L14];0)" office:value-type="float" office:value="4.81601392807778" calcext:value-type="float">
            <text:p>4.81601392807778</text:p>
          </table:table-cell>
          <table:table-cell table:formula="of:=IFERROR([.$K14]/[.M14];0)" office:value-type="float" office:value="6.4122970537285" calcext:value-type="float">
            <text:p>6.4122970537285</text:p>
          </table:table-cell>
          <table:table-cell table:formula="of:=IFERROR([.$K14]/[.N14];0)" office:value-type="float" office:value="7.00846974659205" calcext:value-type="float">
            <text:p>7.00846974659205</text:p>
          </table:table-cell>
          <table:table-cell table:formula="of:=IFERROR([.$K14]/[.O14];0)" office:value-type="float" office:value="6.60398478588436" calcext:value-type="float">
            <text:p>6.603984785884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39" calcext:value-type="float">
            <text:p>0.0005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68" calcext:value-type="float">
            <text:p>0.0004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628" calcext:value-type="float">
            <text:p>0.0006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99" calcext:value-type="float">
            <text:p>0.0004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628" calcext:value-type="float">
            <text:p>0.0006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72" calcext:value-type="float">
            <text:p>0.0005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905" calcext:value-type="float">
            <text:p>0.0009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14" calcext:value-type="float">
            <text:p>0.0005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602" calcext:value-type="float">
            <text:p>0.0006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37" calcext:value-type="float">
            <text:p>0.0005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649" calcext:value-type="float">
            <text:p>0.0006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26" calcext:value-type="float">
            <text:p>0.0005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5" calcext:value-type="float">
            <text:p>0.000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16" calcext:value-type="float">
            <text:p>0.0005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23" calcext:value-type="float">
            <text:p>0.0005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63" calcext:value-type="float">
            <text:p>0.0005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73" calcext:value-type="float">
            <text:p>0.0005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6" calcext:value-type="float">
            <text:p>0.000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42" calcext:value-type="float">
            <text:p>0.0004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108" calcext:value-type="float">
            <text:p>0.0011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27" calcext:value-type="float">
            <text:p>0.0004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45" calcext:value-type="float">
            <text:p>0.0005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14" calcext:value-type="float">
            <text:p>0.0004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44" calcext:value-type="float">
            <text:p>0.0005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12316" calcext:value-type="float">
            <text:p>0.0123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92" calcext:value-type="float">
            <text:p>0.0004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17" calcext:value-type="float">
            <text:p>0.000517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" office:value-type="string" calcext:value-type="string">
            <text:p>T_s \over T_r(n, level=1)</text:p>
          </table:table-cell>
          <table:table-cell table:style-name="ce1" office:value-type="string" calcext:value-type="string">
            <text:p>T_s \over T_r(n, level=2)</text:p>
          </table:table-cell>
          <table:table-cell table:style-name="ce1" office:value-type="string" calcext:value-type="string">
            <text:p>T_s \over T_r(n, level=3)</text:p>
          </table:table-cell>
          <table:table-cell table:style-name="ce1" office:value-type="string" calcext:value-type="string">
            <text:p>T_s \over T_r(n, level=7)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8" calcext:value-type="float">
            <text:p>0.000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ERROR([.$K66]/[.L66];0)" office:value-type="float" office:value="0" calcext:value-type="float">
            <text:p>0</text:p>
          </table:table-cell>
          <table:table-cell table:formula="of:=IFERROR([.$K66]/[.M66];0)" office:value-type="float" office:value="0" calcext:value-type="float">
            <text:p>0</text:p>
          </table:table-cell>
          <table:table-cell table:formula="of:=IFERROR([.$K66]/[.N66];0)" office:value-type="float" office:value="0" calcext:value-type="float">
            <text:p>0</text:p>
          </table:table-cell>
          <table:table-cell table:formula="of:=IFERROR([.$K66]/[.O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24201" calcext:value-type="float">
            <text:p>0.0242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28" calcext:value-type="float">
            <text:p>0.0004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ERROR([.$K67]/[.L67];0)" office:value-type="float" office:value="0.000419832906503212" calcext:value-type="float">
            <text:p>0.000419832906503212</text:p>
          </table:table-cell>
          <table:table-cell table:formula="of:=IFERROR([.$K67]/[.M67];0)" office:value-type="float" office:value="0.00182049881667577" calcext:value-type="float">
            <text:p>0.00182049881667577</text:p>
          </table:table-cell>
          <table:table-cell table:formula="of:=IFERROR([.$K67]/[.N67];0)" office:value-type="float" office:value="0" calcext:value-type="float">
            <text:p>0</text:p>
          </table:table-cell>
          <table:table-cell table:formula="of:=IFERROR([.$K67]/[.O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8" calcext:value-type="float">
            <text:p>0.000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25" calcext:value-type="float">
            <text:p>0.0004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ERROR([.$K68]/[.L68];0)" office:value-type="float" office:value="0.00200601805416249" calcext:value-type="float">
            <text:p>0.00200601805416249</text:p>
          </table:table-cell>
          <table:table-cell table:formula="of:=IFERROR([.$K68]/[.M68];0)" office:value-type="float" office:value="0.000439135780783418" calcext:value-type="float">
            <text:p>0.000439135780783418</text:p>
          </table:table-cell>
          <table:table-cell table:formula="of:=IFERROR([.$K68]/[.N68];0)" office:value-type="float" office:value="0.000926354793886058" calcext:value-type="float">
            <text:p>0.000926354793886058</text:p>
          </table:table-cell>
          <table:table-cell table:formula="of:=IFERROR([.$K68]/[.O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81" calcext:value-type="float">
            <text:p>0.0004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6055" calcext:value-type="float">
            <text:p>0.01605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ERROR([.$K69]/[.L69];0)" office:value-type="float" office:value="0.00120221207020918" calcext:value-type="float">
            <text:p>0.00120221207020918</text:p>
          </table:table-cell>
          <table:table-cell table:formula="of:=IFERROR([.$K69]/[.M69];0)" office:value-type="float" office:value="0.00118154427837183" calcext:value-type="float">
            <text:p>0.00118154427837183</text:p>
          </table:table-cell>
          <table:table-cell table:formula="of:=IFERROR([.$K69]/[.N69];0)" office:value-type="float" office:value="0.00118708452041785" calcext:value-type="float">
            <text:p>0.00118708452041785</text:p>
          </table:table-cell>
          <table:table-cell table:formula="of:=IFERROR([.$K69]/[.O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81" calcext:value-type="float">
            <text:p>0.0004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72" calcext:value-type="float">
            <text:p>0.0004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ERROR([.$K70]/[.L70];0)" office:value-type="float" office:value="0.00612818504354237" calcext:value-type="float">
            <text:p>0.00612818504354237</text:p>
          </table:table-cell>
          <table:table-cell table:formula="of:=IFERROR([.$K70]/[.M70];0)" office:value-type="float" office:value="0.023585742152864" calcext:value-type="float">
            <text:p>0.023585742152864</text:p>
          </table:table-cell>
          <table:table-cell table:formula="of:=IFERROR([.$K70]/[.N70];0)" office:value-type="float" office:value="0.00358152686145146" calcext:value-type="float">
            <text:p>0.00358152686145146</text:p>
          </table:table-cell>
          <table:table-cell table:formula="of:=IFERROR([.$K70]/[.O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81" calcext:value-type="float">
            <text:p>0.0004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ERROR([.$K71]/[.L71];0)" office:value-type="float" office:value="0.0343849912529408" calcext:value-type="float">
            <text:p>0.0343849912529408</text:p>
          </table:table-cell>
          <table:table-cell table:formula="of:=IFERROR([.$K71]/[.M71];0)" office:value-type="float" office:value="0.115642118076689" calcext:value-type="float">
            <text:p>0.115642118076689</text:p>
          </table:table-cell>
          <table:table-cell table:formula="of:=IFERROR([.$K71]/[.N71];0)" office:value-type="float" office:value="0.119446772841576" calcext:value-type="float">
            <text:p>0.119446772841576</text:p>
          </table:table-cell>
          <table:table-cell table:formula="of:=IFERROR([.$K71]/[.O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04" calcext:value-type="float">
            <text:p>0.0005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46" calcext:value-type="float">
            <text:p>0.0004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ERROR([.$K72]/[.L72];0)" office:value-type="float" office:value="0.0808002849679411" calcext:value-type="float">
            <text:p>0.0808002849679411</text:p>
          </table:table-cell>
          <table:table-cell table:formula="of:=IFERROR([.$K72]/[.M72];0)" office:value-type="float" office:value="0.486245087531261" calcext:value-type="float">
            <text:p>0.486245087531261</text:p>
          </table:table-cell>
          <table:table-cell table:formula="of:=IFERROR([.$K72]/[.N72];0)" office:value-type="float" office:value="0.512424698795181" calcext:value-type="float">
            <text:p>0.512424698795181</text:p>
          </table:table-cell>
          <table:table-cell table:formula="of:=IFERROR([.$K72]/[.O72];0)" office:value-type="float" office:value="0.0873079513744106" calcext:value-type="float">
            <text:p>0.08730795137441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58" calcext:value-type="float">
            <text:p>0.0005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62" calcext:value-type="float">
            <text:p>0.00046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ERROR([.$K73]/[.L73];0)" office:value-type="float" office:value="0.367557349135908" calcext:value-type="float">
            <text:p>0.367557349135908</text:p>
          </table:table-cell>
          <table:table-cell table:formula="of:=IFERROR([.$K73]/[.M73];0)" office:value-type="float" office:value="2.06656113372531" calcext:value-type="float">
            <text:p>2.06656113372531</text:p>
          </table:table-cell>
          <table:table-cell table:formula="of:=IFERROR([.$K73]/[.N73];0)" office:value-type="float" office:value="1.52466492408654" calcext:value-type="float">
            <text:p>1.52466492408654</text:p>
          </table:table-cell>
          <table:table-cell table:formula="of:=IFERROR([.$K73]/[.O73];0)" office:value-type="float" office:value="1.18244554668967" calcext:value-type="float">
            <text:p>1.18244554668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25" calcext:value-type="float">
            <text:p>0.0005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46" calcext:value-type="float">
            <text:p>0.00044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ERROR([.$K74]/[.L74];0)" office:value-type="float" office:value="2.94092684898289" calcext:value-type="float">
            <text:p>2.94092684898289</text:p>
          </table:table-cell>
          <table:table-cell table:formula="of:=IFERROR([.$K74]/[.M74];0)" office:value-type="float" office:value="7.14231964665467" calcext:value-type="float">
            <text:p>7.14231964665467</text:p>
          </table:table-cell>
          <table:table-cell table:formula="of:=IFERROR([.$K74]/[.N74];0)" office:value-type="float" office:value="19.9122833688051" calcext:value-type="float">
            <text:p>19.9122833688051</text:p>
          </table:table-cell>
          <table:table-cell table:formula="of:=IFERROR([.$K74]/[.O74];0)" office:value-type="float" office:value="4.20815395489302" calcext:value-type="float">
            <text:p>4.208153954893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17" calcext:value-type="float">
            <text:p>0.0005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71" calcext:value-type="float">
            <text:p>0.0004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IFERROR([.$K75]/[.L75];0)" office:value-type="float" office:value="2.39704943836303" calcext:value-type="float">
            <text:p>2.39704943836303</text:p>
          </table:table-cell>
          <table:table-cell table:formula="of:=IFERROR([.$K75]/[.M75];0)" office:value-type="float" office:value="3.2414936763727" calcext:value-type="float">
            <text:p>3.2414936763727</text:p>
          </table:table-cell>
          <table:table-cell table:formula="of:=IFERROR([.$K75]/[.N75];0)" office:value-type="float" office:value="8.98189870567167" calcext:value-type="float">
            <text:p>8.98189870567167</text:p>
          </table:table-cell>
          <table:table-cell table:formula="of:=IFERROR([.$K75]/[.O75];0)" office:value-type="float" office:value="5.64778428093646" calcext:value-type="float">
            <text:p>5.647784280936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733" calcext:value-type="float">
            <text:p>0.0007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57" calcext:value-type="float">
            <text:p>0.0004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ERROR([.$K76]/[.L76];0)" office:value-type="float" office:value="2.6040754019573" calcext:value-type="float">
            <text:p>2.6040754019573</text:p>
          </table:table-cell>
          <table:table-cell table:formula="of:=IFERROR([.$K76]/[.M76];0)" office:value-type="float" office:value="7.35611498824065" calcext:value-type="float">
            <text:p>7.35611498824065</text:p>
          </table:table-cell>
          <table:table-cell table:formula="of:=IFERROR([.$K76]/[.N76];0)" office:value-type="float" office:value="9.45098967580719" calcext:value-type="float">
            <text:p>9.45098967580719</text:p>
          </table:table-cell>
          <table:table-cell table:formula="of:=IFERROR([.$K76]/[.O76];0)" office:value-type="float" office:value="5.37790687340677" calcext:value-type="float">
            <text:p>5.377906873406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45" calcext:value-type="float">
            <text:p>0.000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969" calcext:value-type="float">
            <text:p>0.0019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32" calcext:value-type="float">
            <text:p>0.0005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05" calcext:value-type="float">
            <text:p>0.000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54" calcext:value-type="float">
            <text:p>0.0005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6" calcext:value-type="float">
            <text:p>0.0004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48" calcext:value-type="float">
            <text:p>0.0005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12298" calcext:value-type="float">
            <text:p>0.0122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94" calcext:value-type="float">
            <text:p>0.0005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5" calcext:value-type="float">
            <text:p>0.0004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33" calcext:value-type="float">
            <text:p>0.0005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63" calcext:value-type="float">
            <text:p>0.0004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49" calcext:value-type="float">
            <text:p>0.0004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7" calcext:value-type="float">
            <text:p>0.0004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1" calcext:value-type="float">
            <text:p>0.0004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85" calcext:value-type="float">
            <text:p>0.000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42" calcext:value-type="float">
            <text:p>0.0004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7" calcext:value-type="float">
            <text:p>0.0004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3" calcext:value-type="float">
            <text:p>0.0004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32" calcext:value-type="float">
            <text:p>0.0004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48" calcext:value-type="float">
            <text:p>0.000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15" calcext:value-type="float">
            <text:p>0.0008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24139" calcext:value-type="float">
            <text:p>0.0241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45" calcext:value-type="float">
            <text:p>0.0008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638" calcext:value-type="float">
            <text:p>0.0006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2825" calcext:value-type="float">
            <text:p>0.0128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602" calcext:value-type="float">
            <text:p>0.0006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284" calcext:value-type="float">
            <text:p>0.012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5128" calcext:value-type="float">
            <text:p>0.0051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42" calcext:value-type="float">
            <text:p>0.0008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48" calcext:value-type="float">
            <text:p>0.0005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42" calcext:value-type="float">
            <text:p>0.0008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34" calcext:value-type="float">
            <text:p>0.0005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83" calcext:value-type="float">
            <text:p>0.0008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25" calcext:value-type="float">
            <text:p>0.0005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53" calcext:value-type="float">
            <text:p>0.0008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3" calcext:value-type="float">
            <text:p>0.000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62" calcext:value-type="float">
            <text:p>0.0008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01" calcext:value-type="float">
            <text:p>0.0005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89" calcext:value-type="float">
            <text:p>0.0008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43" calcext:value-type="float">
            <text:p>0.000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04" calcext:value-type="float">
            <text:p>0.004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397" calcext:value-type="float">
            <text:p>0.0013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249" calcext:value-type="float">
            <text:p>0.0042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3292" calcext:value-type="float">
            <text:p>0.0132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3919" calcext:value-type="float">
            <text:p>0.0039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611" calcext:value-type="float">
            <text:p>0.0016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5048" calcext:value-type="float">
            <text:p>0.0050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2366" calcext:value-type="float">
            <text:p>0.023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029" calcext:value-type="float">
            <text:p>0.0040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5913" calcext:value-type="float">
            <text:p>0.0159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022" calcext:value-type="float">
            <text:p>0.0040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484" calcext:value-type="float">
            <text:p>0.0014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064" calcext:value-type="float">
            <text:p>0.0040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2711" calcext:value-type="float">
            <text:p>0.0127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078" calcext:value-type="float">
            <text:p>0.0040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462" calcext:value-type="float">
            <text:p>0.0014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3917" calcext:value-type="float">
            <text:p>0.0039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572" calcext:value-type="float">
            <text:p>0.0015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5011" calcext:value-type="float">
            <text:p>0.0050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485" calcext:value-type="float">
            <text:p>0.001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34965" calcext:value-type="float">
            <text:p>0.0349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18077" calcext:value-type="float">
            <text:p>0.0180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3495" calcext:value-type="float">
            <text:p>0.0434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18116" calcext:value-type="float">
            <text:p>0.0181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5246" calcext:value-type="float">
            <text:p>0.0452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6255" calcext:value-type="float">
            <text:p>0.0062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0374" calcext:value-type="float">
            <text:p>0.0403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5968" calcext:value-type="float">
            <text:p>0.0059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5212" calcext:value-type="float">
            <text:p>0.0452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6006" calcext:value-type="float">
            <text:p>0.0060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3506" calcext:value-type="float">
            <text:p>0.0435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6024" calcext:value-type="float">
            <text:p>0.0060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4727" calcext:value-type="float">
            <text:p>0.0447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9618" calcext:value-type="float">
            <text:p>0.0096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4898" calcext:value-type="float">
            <text:p>0.0448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6629" calcext:value-type="float">
            <text:p>0.0066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4768" calcext:value-type="float">
            <text:p>0.0447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6417" calcext:value-type="float">
            <text:p>0.006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507" calcext:value-type="float">
            <text:p>0.045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5966" calcext:value-type="float">
            <text:p>0.0059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01618" calcext:value-type="float">
            <text:p>0.5016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40274" calcext:value-type="float">
            <text:p>0.0402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66846" calcext:value-type="float">
            <text:p>0.5668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4388" calcext:value-type="float">
            <text:p>0.0343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388478" calcext:value-type="float">
            <text:p>0.3884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5245" calcext:value-type="float">
            <text:p>0.0352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381342" calcext:value-type="float">
            <text:p>0.3813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28361" calcext:value-type="float">
            <text:p>0.0283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95936" calcext:value-type="float">
            <text:p>0.4959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8367" calcext:value-type="float">
            <text:p>0.0383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95616" calcext:value-type="float">
            <text:p>0.4956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5742" calcext:value-type="float">
            <text:p>0.0357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89963" calcext:value-type="float">
            <text:p>0.4899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6734" calcext:value-type="float">
            <text:p>0.0367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90049" calcext:value-type="float">
            <text:p>0.4900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5049" calcext:value-type="float">
            <text:p>0.0350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03612" calcext:value-type="float">
            <text:p>0.5036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29501" calcext:value-type="float">
            <text:p>0.0295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03729" calcext:value-type="float">
            <text:p>0.5037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5764" calcext:value-type="float">
            <text:p>0.0357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.181526" calcext:value-type="float">
            <text:p>6.1815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13514" calcext:value-type="float">
            <text:p>0.2135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896992" calcext:value-type="float">
            <text:p>5.8969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05295" calcext:value-type="float">
            <text:p>0.2052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004369" calcext:value-type="float">
            <text:p>5.0043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3094" calcext:value-type="float">
            <text:p>0.230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909555" calcext:value-type="float">
            <text:p>5.9095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0465" calcext:value-type="float">
            <text:p>0.204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705317" calcext:value-type="float">
            <text:p>4.7053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61026" calcext:value-type="float">
            <text:p>0.2610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698376" calcext:value-type="float">
            <text:p>5.6983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48624" calcext:value-type="float">
            <text:p>0.2486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546568" calcext:value-type="float">
            <text:p>4.5465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52376" calcext:value-type="float">
            <text:p>0.2523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852314" calcext:value-type="float">
            <text:p>5.8523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15323" calcext:value-type="float">
            <text:p>0.2153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980495" calcext:value-type="float">
            <text:p>5.98049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09368" calcext:value-type="float">
            <text:p>0.2093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547562" calcext:value-type="float">
            <text:p>4.5475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166519" calcext:value-type="float">
            <text:p>0.166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1093" calcext:value-type="float">
            <text:p>0.0010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671" calcext:value-type="float">
            <text:p>0.0006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99" calcext:value-type="float">
            <text:p>0.0005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632" calcext:value-type="float">
            <text:p>0.0006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857" calcext:value-type="float">
            <text:p>0.0008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641" calcext:value-type="float">
            <text:p>0.0006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48" calcext:value-type="float">
            <text:p>0.0005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07" calcext:value-type="float">
            <text:p>0.0005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24" calcext:value-type="float">
            <text:p>0.0005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51" calcext:value-type="float">
            <text:p>0.0005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32" calcext:value-type="float">
            <text:p>0.0005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1" calcext:value-type="float">
            <text:p>0.000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04" calcext:value-type="float">
            <text:p>0.0005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471" calcext:value-type="float">
            <text:p>0.0004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23" calcext:value-type="float">
            <text:p>0.0005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493" calcext:value-type="float">
            <text:p>0.0004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03" calcext:value-type="float">
            <text:p>0.0005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05" calcext:value-type="float">
            <text:p>0.000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12" calcext:value-type="float">
            <text:p>0.0005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61" calcext:value-type="float">
            <text:p>0.0004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04" calcext:value-type="float">
            <text:p>0.0005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28" calcext:value-type="float">
            <text:p>0.0005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6108" calcext:value-type="float">
            <text:p>0.0061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21" calcext:value-type="float">
            <text:p>0.0005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41" calcext:value-type="float">
            <text:p>0.0005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62" calcext:value-type="float">
            <text:p>0.0004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87" calcext:value-type="float">
            <text:p>0.0004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14" calcext:value-type="float">
            <text:p>0.0004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19" calcext:value-type="float">
            <text:p>0.000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27" calcext:value-type="float">
            <text:p>0.0004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11" calcext:value-type="float">
            <text:p>0.0005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24" calcext:value-type="float">
            <text:p>0.0004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666" calcext:value-type="float">
            <text:p>0.0006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24" calcext:value-type="float">
            <text:p>0.0004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93" calcext:value-type="float">
            <text:p>0.0004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696" calcext:value-type="float">
            <text:p>0.0006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12365" calcext:value-type="float">
            <text:p>0.0123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22" calcext:value-type="float">
            <text:p>0.0004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78" calcext:value-type="float">
            <text:p>0.0005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129" calcext:value-type="float">
            <text:p>0.011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5" calcext:value-type="float">
            <text:p>0.00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54" calcext:value-type="float">
            <text:p>0.0004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74" calcext:value-type="float">
            <text:p>0.0004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42" calcext:value-type="float">
            <text:p>0.0004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89" calcext:value-type="float">
            <text:p>0.0004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57" calcext:value-type="float">
            <text:p>0.0004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2362" calcext:value-type="float">
            <text:p>0.0123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92" calcext:value-type="float">
            <text:p>0.0004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56" calcext:value-type="float">
            <text:p>0.000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67" calcext:value-type="float">
            <text:p>0.0004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63" calcext:value-type="float">
            <text:p>0.0004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521" calcext:value-type="float">
            <text:p>0.0005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508" calcext:value-type="float">
            <text:p>0.0005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516" calcext:value-type="float">
            <text:p>0.0005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614" calcext:value-type="float">
            <text:p>0.0006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39" calcext:value-type="float">
            <text:p>0.0004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82" calcext:value-type="float">
            <text:p>0.0004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19" calcext:value-type="float">
            <text:p>0.0004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75" calcext:value-type="float">
            <text:p>0.0004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21" calcext:value-type="float">
            <text:p>0.0004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91" calcext:value-type="float">
            <text:p>0.0004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46" calcext:value-type="float">
            <text:p>0.0004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724" calcext:value-type="float">
            <text:p>0.0007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511" calcext:value-type="float">
            <text:p>0.0005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504" calcext:value-type="float">
            <text:p>0.0005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66" calcext:value-type="float">
            <text:p>0.0004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63" calcext:value-type="float">
            <text:p>0.0004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76" calcext:value-type="float">
            <text:p>0.0004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519" calcext:value-type="float">
            <text:p>0.000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73" calcext:value-type="float">
            <text:p>0.0004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517" calcext:value-type="float">
            <text:p>0.0005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48" calcext:value-type="float">
            <text:p>0.0004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95" calcext:value-type="float">
            <text:p>0.0004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9" calcext:value-type="float">
            <text:p>0.000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941" calcext:value-type="float">
            <text:p>0.000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48" calcext:value-type="float">
            <text:p>0.0004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88" calcext:value-type="float">
            <text:p>0.0004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57" calcext:value-type="float">
            <text:p>0.0004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97" calcext:value-type="float">
            <text:p>0.000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27" calcext:value-type="float">
            <text:p>0.0004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83" calcext:value-type="float">
            <text:p>0.0004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75" calcext:value-type="float">
            <text:p>0.0004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45" calcext:value-type="float">
            <text:p>0.0004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3" calcext:value-type="float">
            <text:p>0.000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86" calcext:value-type="float">
            <text:p>0.0004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54" calcext:value-type="float">
            <text:p>0.0004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08" calcext:value-type="float">
            <text:p>0.0005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53" calcext:value-type="float">
            <text:p>0.0004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08" calcext:value-type="float">
            <text:p>0.0005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20763" calcext:value-type="float">
            <text:p>0.0207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95" calcext:value-type="float">
            <text:p>0.0004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29" calcext:value-type="float">
            <text:p>0.0005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07" calcext:value-type="float">
            <text:p>0.0005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16" calcext:value-type="float">
            <text:p>0.0005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93" calcext:value-type="float">
            <text:p>0.0004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64" calcext:value-type="float">
            <text:p>0.0004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3" calcext:value-type="float">
            <text:p>0.000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25" calcext:value-type="float">
            <text:p>0.0005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74" calcext:value-type="float">
            <text:p>0.0004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98" calcext:value-type="float">
            <text:p>0.0006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4" calcext:value-type="float">
            <text:p>0.000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98" calcext:value-type="float">
            <text:p>0.0006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499" calcext:value-type="float">
            <text:p>0.0004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804" calcext:value-type="float">
            <text:p>0.0008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4" calcext:value-type="float">
            <text:p>0.000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9" calcext:value-type="float">
            <text:p>0.000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7" calcext:value-type="float">
            <text:p>0.000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752" calcext:value-type="float">
            <text:p>0.0007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8" calcext:value-type="float">
            <text:p>0.000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67" calcext:value-type="float">
            <text:p>0.000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735" calcext:value-type="float">
            <text:p>0.0007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87" calcext:value-type="float">
            <text:p>0.0006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479" calcext:value-type="float">
            <text:p>0.0004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722" calcext:value-type="float">
            <text:p>0.0007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11" calcext:value-type="float">
            <text:p>0.0005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1043" calcext:value-type="float">
            <text:p>0.0010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1" calcext:value-type="float">
            <text:p>0.000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88" calcext:value-type="float">
            <text:p>0.0006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34" calcext:value-type="float">
            <text:p>0.000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3105" calcext:value-type="float">
            <text:p>0.0031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77" calcext:value-type="float">
            <text:p>0.000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68" calcext:value-type="float">
            <text:p>0.002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6" calcext:value-type="float">
            <text:p>0.000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728" calcext:value-type="float">
            <text:p>0.0027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82" calcext:value-type="float">
            <text:p>0.0008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943" calcext:value-type="float">
            <text:p>0.0029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84" calcext:value-type="float">
            <text:p>0.0008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758" calcext:value-type="float">
            <text:p>0.0027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94" calcext:value-type="float">
            <text:p>0.0008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5058" calcext:value-type="float">
            <text:p>0.0050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944" calcext:value-type="float">
            <text:p>0.0009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675" calcext:value-type="float">
            <text:p>0.0026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79" calcext:value-type="float">
            <text:p>0.0008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612" calcext:value-type="float">
            <text:p>0.0026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426" calcext:value-type="float">
            <text:p>0.004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615" calcext:value-type="float">
            <text:p>0.0026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1859" calcext:value-type="float">
            <text:p>0.0018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3003" calcext:value-type="float">
            <text:p>0.003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927" calcext:value-type="float">
            <text:p>0.0009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5499" calcext:value-type="float">
            <text:p>0.0254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2839" calcext:value-type="float">
            <text:p>0.0028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4805" calcext:value-type="float">
            <text:p>0.0248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4906" calcext:value-type="float">
            <text:p>0.004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6401" calcext:value-type="float">
            <text:p>0.0264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5254" calcext:value-type="float">
            <text:p>0.0052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6917" calcext:value-type="float">
            <text:p>0.0269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2869" calcext:value-type="float">
            <text:p>0.0028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6754" calcext:value-type="float">
            <text:p>0.0267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3305" calcext:value-type="float">
            <text:p>0.0033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3092" calcext:value-type="float">
            <text:p>0.030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3135" calcext:value-type="float">
            <text:p>0.0031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8296" calcext:value-type="float">
            <text:p>0.0282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3041" calcext:value-type="float">
            <text:p>0.0030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5653" calcext:value-type="float">
            <text:p>0.0256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5484" calcext:value-type="float">
            <text:p>0.0054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5581" calcext:value-type="float">
            <text:p>0.02558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2914" calcext:value-type="float">
            <text:p>0.0029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2944" calcext:value-type="float">
            <text:p>0.0229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2931" calcext:value-type="float">
            <text:p>0.0029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99533" calcext:value-type="float">
            <text:p>0.2995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4617" calcext:value-type="float">
            <text:p>0.0246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31592" calcext:value-type="float">
            <text:p>0.3315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3642" calcext:value-type="float">
            <text:p>0.03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64085" calcext:value-type="float">
            <text:p>0.3640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4466" calcext:value-type="float">
            <text:p>0.0244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1409" calcext:value-type="float">
            <text:p>0.314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5004" calcext:value-type="float">
            <text:p>0.0250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42842" calcext:value-type="float">
            <text:p>0.3428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7347" calcext:value-type="float">
            <text:p>0.0273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209" calcext:value-type="float">
            <text:p>0.32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4711" calcext:value-type="float">
            <text:p>0.0247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43646" calcext:value-type="float">
            <text:p>0.3436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3938" calcext:value-type="float">
            <text:p>0.0239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00905" calcext:value-type="float">
            <text:p>0.3009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3996" calcext:value-type="float">
            <text:p>0.0239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06411" calcext:value-type="float">
            <text:p>0.3064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4281" calcext:value-type="float">
            <text:p>0.0242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9761" calcext:value-type="float">
            <text:p>0.297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3616" calcext:value-type="float">
            <text:p>0.0236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168936" calcext:value-type="float">
            <text:p>4.16893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7015" calcext:value-type="float">
            <text:p>0.0770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.132858" calcext:value-type="float">
            <text:p>5.1328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86238" calcext:value-type="float">
            <text:p>0.0862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902878" calcext:value-type="float">
            <text:p>3.9028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1939" calcext:value-type="float">
            <text:p>0.0719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520138" calcext:value-type="float">
            <text:p>4.5201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88052" calcext:value-type="float">
            <text:p>0.0880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086849" calcext:value-type="float">
            <text:p>4.0868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88419" calcext:value-type="float">
            <text:p>0.0884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556704" calcext:value-type="float">
            <text:p>3.5567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2754" calcext:value-type="float">
            <text:p>0.0727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09069" calcext:value-type="float">
            <text:p>4.090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3963" calcext:value-type="float">
            <text:p>0.0739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779546" calcext:value-type="float">
            <text:p>3.77954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5137" calcext:value-type="float">
            <text:p>0.0751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748518" calcext:value-type="float">
            <text:p>3.7485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5053" calcext:value-type="float">
            <text:p>0.0750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812721" calcext:value-type="float">
            <text:p>3.8127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2936" calcext:value-type="float">
            <text:p>0.0729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758" calcext:value-type="float">
            <text:p>0.0007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621" calcext:value-type="float">
            <text:p>0.0006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72" calcext:value-type="float">
            <text:p>0.000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55" calcext:value-type="float">
            <text:p>0.0005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81" calcext:value-type="float">
            <text:p>0.0005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608" calcext:value-type="float">
            <text:p>0.006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21" calcext:value-type="float">
            <text:p>0.0005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82" calcext:value-type="float">
            <text:p>0.0004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33" calcext:value-type="float">
            <text:p>0.0005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12" calcext:value-type="float">
            <text:p>0.0005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99" calcext:value-type="float">
            <text:p>0.0004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05" calcext:value-type="float">
            <text:p>0.0005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11" calcext:value-type="float">
            <text:p>0.0005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87" calcext:value-type="float">
            <text:p>0.0004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92" calcext:value-type="float">
            <text:p>0.0004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96" calcext:value-type="float">
            <text:p>0.0004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89" calcext:value-type="float">
            <text:p>0.0004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75" calcext:value-type="float">
            <text:p>0.0005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94" calcext:value-type="float">
            <text:p>0.0004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13" calcext:value-type="float">
            <text:p>0.0005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6" calcext:value-type="float">
            <text:p>0.000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94" calcext:value-type="float">
            <text:p>0.0004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76" calcext:value-type="float">
            <text:p>0.0004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44" calcext:value-type="float">
            <text:p>0.0005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98" calcext:value-type="float">
            <text:p>0.0004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57" calcext:value-type="float">
            <text:p>0.0005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1" calcext:value-type="float">
            <text:p>0.000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67" calcext:value-type="float">
            <text:p>0.0004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45" calcext:value-type="float">
            <text:p>0.0005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398" calcext:value-type="float">
            <text:p>0.0003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21" calcext:value-type="float">
            <text:p>0.0005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09" calcext:value-type="float">
            <text:p>0.0004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95" calcext:value-type="float">
            <text:p>0.0004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19" calcext:value-type="float">
            <text:p>0.0004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7" calcext:value-type="float">
            <text:p>0.000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54" calcext:value-type="float">
            <text:p>0.0004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01" calcext:value-type="float">
            <text:p>0.0004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01" calcext:value-type="float">
            <text:p>0.0004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12272" calcext:value-type="float">
            <text:p>0.0122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02" calcext:value-type="float">
            <text:p>0.0004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46" calcext:value-type="float">
            <text:p>0.000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06" calcext:value-type="float">
            <text:p>0.0004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57" calcext:value-type="float">
            <text:p>0.0004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12" calcext:value-type="float">
            <text:p>0.0004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55" calcext:value-type="float">
            <text:p>0.000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23" calcext:value-type="float">
            <text:p>0.0004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17007" calcext:value-type="float">
            <text:p>0.0170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554" calcext:value-type="float">
            <text:p>0.0005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16297" calcext:value-type="float">
            <text:p>0.0162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51" calcext:value-type="float">
            <text:p>0.0004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518" calcext:value-type="float">
            <text:p>0.0005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45" calcext:value-type="float">
            <text:p>0.0004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84" calcext:value-type="float">
            <text:p>0.0004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61" calcext:value-type="float">
            <text:p>0.0004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77" calcext:value-type="float">
            <text:p>0.0004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6014" calcext:value-type="float">
            <text:p>0.0060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42" calcext:value-type="float">
            <text:p>0.0004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511" calcext:value-type="float">
            <text:p>0.0005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57" calcext:value-type="float">
            <text:p>0.0004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84" calcext:value-type="float">
            <text:p>0.0004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83" calcext:value-type="float">
            <text:p>0.0004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59" calcext:value-type="float">
            <text:p>0.0004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81" calcext:value-type="float">
            <text:p>0.0004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12267" calcext:value-type="float">
            <text:p>0.0122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73" calcext:value-type="float">
            <text:p>0.0004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6009" calcext:value-type="float">
            <text:p>0.0060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63" calcext:value-type="float">
            <text:p>0.0004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537" calcext:value-type="float">
            <text:p>0.0005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43" calcext:value-type="float">
            <text:p>0.0004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78" calcext:value-type="float">
            <text:p>0.0004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86" calcext:value-type="float">
            <text:p>0.0004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56" calcext:value-type="float">
            <text:p>0.0004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84" calcext:value-type="float">
            <text:p>0.0004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18824" calcext:value-type="float">
            <text:p>0.0188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77" calcext:value-type="float">
            <text:p>0.0004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12315" calcext:value-type="float">
            <text:p>0.0123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528" calcext:value-type="float">
            <text:p>0.0005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564" calcext:value-type="float">
            <text:p>0.0005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54" calcext:value-type="float">
            <text:p>0.0004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674" calcext:value-type="float">
            <text:p>0.0006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15" calcext:value-type="float">
            <text:p>0.0005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79" calcext:value-type="float">
            <text:p>0.0007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39" calcext:value-type="float">
            <text:p>0.0005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15" calcext:value-type="float">
            <text:p>0.0007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11" calcext:value-type="float">
            <text:p>0.0005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05" calcext:value-type="float">
            <text:p>0.0007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38" calcext:value-type="float">
            <text:p>0.0005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684" calcext:value-type="float">
            <text:p>0.0006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52" calcext:value-type="float">
            <text:p>0.0005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693" calcext:value-type="float">
            <text:p>0.0006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481" calcext:value-type="float">
            <text:p>0.0004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5751" calcext:value-type="float">
            <text:p>0.0057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51" calcext:value-type="float">
            <text:p>0.0005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22" calcext:value-type="float">
            <text:p>0.0007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698" calcext:value-type="float">
            <text:p>0.0006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17" calcext:value-type="float">
            <text:p>0.0007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434" calcext:value-type="float">
            <text:p>0.0004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18" calcext:value-type="float">
            <text:p>0.0007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493" calcext:value-type="float">
            <text:p>0.0004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62" calcext:value-type="float">
            <text:p>0.0024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574" calcext:value-type="float">
            <text:p>0.0005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4" calcext:value-type="float">
            <text:p>0.002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11" calcext:value-type="float">
            <text:p>0.0006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10046" calcext:value-type="float">
            <text:p>0.0100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1" calcext:value-type="float">
            <text:p>0.000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83" calcext:value-type="float">
            <text:p>0.00248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17" calcext:value-type="float">
            <text:p>0.0006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33" calcext:value-type="float">
            <text:p>0.0024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06" calcext:value-type="float">
            <text:p>0.0006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24" calcext:value-type="float">
            <text:p>0.0024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12553" calcext:value-type="float">
            <text:p>0.0125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3057" calcext:value-type="float">
            <text:p>0.0030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571" calcext:value-type="float">
            <text:p>0.0005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538" calcext:value-type="float">
            <text:p>0.0025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02" calcext:value-type="float">
            <text:p>0.0006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43" calcext:value-type="float">
            <text:p>0.0024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32" calcext:value-type="float">
            <text:p>0.0006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1" calcext:value-type="float">
            <text:p>0.002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05" calcext:value-type="float">
            <text:p>0.0006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013" calcext:value-type="float">
            <text:p>0.0220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5" calcext:value-type="float">
            <text:p>0.001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162" calcext:value-type="float">
            <text:p>0.0221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78" calcext:value-type="float">
            <text:p>0.0011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3099" calcext:value-type="float">
            <text:p>0.0230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65" calcext:value-type="float">
            <text:p>0.0011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226" calcext:value-type="float">
            <text:p>0.0222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93" calcext:value-type="float">
            <text:p>0.0011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948" calcext:value-type="float">
            <text:p>0.0229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81" calcext:value-type="float">
            <text:p>0.0011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586" calcext:value-type="float">
            <text:p>0.0225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467" calcext:value-type="float">
            <text:p>0.0014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107" calcext:value-type="float">
            <text:p>0.0221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08" calcext:value-type="float">
            <text:p>0.0011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57" calcext:value-type="float">
            <text:p>0.022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82" calcext:value-type="float">
            <text:p>0.0011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4236" calcext:value-type="float">
            <text:p>0.0242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87" calcext:value-type="float">
            <text:p>0.0011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34594" calcext:value-type="float">
            <text:p>0.0345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2345" calcext:value-type="float">
            <text:p>0.0023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87364" calcext:value-type="float">
            <text:p>0.2873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9174" calcext:value-type="float">
            <text:p>0.0091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05935" calcext:value-type="float">
            <text:p>0.3059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11488" calcext:value-type="float">
            <text:p>0.0114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03969" calcext:value-type="float">
            <text:p>0.3039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818" calcext:value-type="float">
            <text:p>0.0088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85139" calcext:value-type="float">
            <text:p>0.2851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491" calcext:value-type="float">
            <text:p>0.0084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82127" calcext:value-type="float">
            <text:p>0.2821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387" calcext:value-type="float">
            <text:p>0.0083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746" calcext:value-type="float">
            <text:p>0.27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488" calcext:value-type="float">
            <text:p>0.0084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14433" calcext:value-type="float">
            <text:p>0.3144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412" calcext:value-type="float">
            <text:p>0.0084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04402" calcext:value-type="float">
            <text:p>0.3044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448" calcext:value-type="float">
            <text:p>0.008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277" calcext:value-type="float">
            <text:p>0.352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13065" calcext:value-type="float">
            <text:p>0.0130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03725" calcext:value-type="float">
            <text:p>0.3037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482" calcext:value-type="float">
            <text:p>0.0084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.513155" calcext:value-type="float">
            <text:p>4.5131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8159" calcext:value-type="float">
            <text:p>0.0581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694629" calcext:value-type="float">
            <text:p>3.69462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8236" calcext:value-type="float">
            <text:p>0.0582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75532" calcext:value-type="float">
            <text:p>3.755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8871" calcext:value-type="float">
            <text:p>0.0588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412667" calcext:value-type="float">
            <text:p>3.4126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9745" calcext:value-type="float">
            <text:p>0.0597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479553" calcext:value-type="float">
            <text:p>3.4795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8582" calcext:value-type="float">
            <text:p>0.0585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492485" calcext:value-type="float">
            <text:p>3.4924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472" calcext:value-type="float">
            <text:p>0.054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410545" calcext:value-type="float">
            <text:p>3.410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67611" calcext:value-type="float">
            <text:p>0.0676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9974" calcext:value-type="float">
            <text:p>3.99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947" calcext:value-type="float">
            <text:p>0.059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721606" calcext:value-type="float">
            <text:p>3.7216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73548" calcext:value-type="float">
            <text:p>0.0735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851856" calcext:value-type="float">
            <text:p>3.8518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9338" calcext:value-type="float">
            <text:p>0.05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497" calcext:value-type="float">
            <text:p>0.0024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943" calcext:value-type="float">
            <text:p>0.0009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03" calcext:value-type="float">
            <text:p>0.002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2524" calcext:value-type="float">
            <text:p>0.0125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089" calcext:value-type="float">
            <text:p>0.0020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78" calcext:value-type="float">
            <text:p>0.000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489" calcext:value-type="float">
            <text:p>0.0024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691" calcext:value-type="float">
            <text:p>0.0006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123" calcext:value-type="float">
            <text:p>0.0021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766" calcext:value-type="float">
            <text:p>0.0007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098" calcext:value-type="float">
            <text:p>0.0020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2678" calcext:value-type="float">
            <text:p>0.0126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38" calcext:value-type="float">
            <text:p>0.01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734" calcext:value-type="float">
            <text:p>0.0007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311" calcext:value-type="float">
            <text:p>0.003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683" calcext:value-type="float">
            <text:p>0.0006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131" calcext:value-type="float">
            <text:p>0.002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674" calcext:value-type="float">
            <text:p>0.0006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082" calcext:value-type="float">
            <text:p>0.0020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704" calcext:value-type="float">
            <text:p>0.0007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688" calcext:value-type="float">
            <text:p>0.0066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081" calcext:value-type="float">
            <text:p>0.0010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795" calcext:value-type="float">
            <text:p>0.0067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0985" calcext:value-type="float">
            <text:p>0.000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607" calcext:value-type="float">
            <text:p>0.00660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961" calcext:value-type="float">
            <text:p>0.0019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934" calcext:value-type="float">
            <text:p>0.0069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01" calcext:value-type="float">
            <text:p>0.001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2521" calcext:value-type="float">
            <text:p>0.025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0965" calcext:value-type="float">
            <text:p>0.0009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7002" calcext:value-type="float">
            <text:p>0.00700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0977" calcext:value-type="float">
            <text:p>0.0009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572" calcext:value-type="float">
            <text:p>0.0065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0997" calcext:value-type="float">
            <text:p>0.0009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784" calcext:value-type="float">
            <text:p>0.0067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132" calcext:value-type="float">
            <text:p>0.0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78" calcext:value-type="float">
            <text:p>0.006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02" calcext:value-type="float">
            <text:p>0.001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856" calcext:value-type="float">
            <text:p>0.0068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0989" calcext:value-type="float">
            <text:p>0.0009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501" calcext:value-type="float">
            <text:p>0.035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2482" calcext:value-type="float">
            <text:p>0.0024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602" calcext:value-type="float">
            <text:p>0.0346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3548" calcext:value-type="float">
            <text:p>0.0035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512" calcext:value-type="float">
            <text:p>0.0345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15288" calcext:value-type="float">
            <text:p>0.0152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698" calcext:value-type="float">
            <text:p>0.0346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3985" calcext:value-type="float">
            <text:p>0.003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389" calcext:value-type="float">
            <text:p>0.0343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5986" calcext:value-type="float">
            <text:p>0.0059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554" calcext:value-type="float">
            <text:p>0.0345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2941" calcext:value-type="float">
            <text:p>0.002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5425" calcext:value-type="float">
            <text:p>0.0354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2479" calcext:value-type="float">
            <text:p>0.0024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444" calcext:value-type="float">
            <text:p>0.0344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7991" calcext:value-type="float">
            <text:p>0.007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847" calcext:value-type="float">
            <text:p>0.0348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2964" calcext:value-type="float">
            <text:p>0.0029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54" calcext:value-type="float">
            <text:p>0.034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14588" calcext:value-type="float">
            <text:p>0.0145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318974" calcext:value-type="float">
            <text:p>0.3189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23311" calcext:value-type="float">
            <text:p>0.0233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321737" calcext:value-type="float">
            <text:p>0.3217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1492" calcext:value-type="float">
            <text:p>0.0114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78261" calcext:value-type="float">
            <text:p>0.2782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1255" calcext:value-type="float">
            <text:p>0.0112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99639" calcext:value-type="float">
            <text:p>0.2996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1544" calcext:value-type="float">
            <text:p>0.0115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75388" calcext:value-type="float">
            <text:p>0.2753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1894" calcext:value-type="float">
            <text:p>0.0118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76602" calcext:value-type="float">
            <text:p>0.2766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4448" calcext:value-type="float">
            <text:p>0.014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93455" calcext:value-type="float">
            <text:p>0.2934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298" calcext:value-type="float">
            <text:p>0.012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376673" calcext:value-type="float">
            <text:p>0.3766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1339" calcext:value-type="float">
            <text:p>0.0113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323033" calcext:value-type="float">
            <text:p>0.3230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5276" calcext:value-type="float">
            <text:p>0.0152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86017" calcext:value-type="float">
            <text:p>0.2860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24765" calcext:value-type="float">
            <text:p>0.0247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.19549" calcext:value-type="float">
            <text:p>4.195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51851" calcext:value-type="float">
            <text:p>0.0518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834856" calcext:value-type="float">
            <text:p>3.8348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52863" calcext:value-type="float">
            <text:p>0.0528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746301" calcext:value-type="float">
            <text:p>3.7463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64802" calcext:value-type="float">
            <text:p>0.0648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594496" calcext:value-type="float">
            <text:p>3.5944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53373" calcext:value-type="float">
            <text:p>0.0533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599703" calcext:value-type="float">
            <text:p>3.5997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63693" calcext:value-type="float">
            <text:p>0.0636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69285" calcext:value-type="float">
            <text:p>3.692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62581" calcext:value-type="float">
            <text:p>0.0625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812769" calcext:value-type="float">
            <text:p>3.8127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75315" calcext:value-type="float">
            <text:p>0.0753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.698093" calcext:value-type="float">
            <text:p>4.69809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193318" calcext:value-type="float">
            <text:p>0.1933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.140679" calcext:value-type="float">
            <text:p>4.1406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197014" calcext:value-type="float">
            <text:p>0.1970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.300342" calcext:value-type="float">
            <text:p>4.3003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254165" calcext:value-type="float">
            <text:p>0.254165</text:p>
          </table:table-cell>
          <table:table-cell table:number-columns-repeated="12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T_s(n)</text:p>
          </table:table-cell>
          <table:table-cell table:style-name="ce1" office:value-type="string" calcext:value-type="string">
            <text:p>T_r(n, p=5)</text:p>
          </table:table-cell>
          <table:table-cell table:style-name="ce1" office:value-type="string" calcext:value-type="string">
            <text:p>T_r(n, p=10)</text:p>
          </table:table-cell>
          <table:table-cell table:style-name="ce1" office:value-type="string" calcext:value-type="string">
            <text:p>T_r(n, p=20)</text:p>
          </table:table-cell>
          <table:table-cell table:style-name="ce1" office:value-type="string" calcext:value-type="string">
            <text:p>T_r(n, p=40)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386" calcext:value-type="float">
            <text:p>0.00038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formula="of:=IFERROR(AVERAGEIFS([.$D$475:.$D$874];[.$B$475:.$B$874];[.$H475];[.$C$475:.$C$874];[.J$485]);0)" office:value-type="float" office:value="0.0002324" calcext:value-type="float">
            <text:p>0.0002324</text:p>
          </table:table-cell>
          <table:table-cell table:formula="of:=IFERROR(AVERAGEIFS([.$D$475:.$D$874];[.$B$475:.$B$874];[.$H475];[.$C$475:.$C$874];[.K$485]);0)" office:value-type="float" office:value="0.000491" calcext:value-type="float">
            <text:p>0.000491</text:p>
          </table:table-cell>
          <table:table-cell table:formula="of:=IFERROR(AVERAGEIFS([.$D$475:.$D$874];[.$B$475:.$B$874];[.$H475];[.$C$475:.$C$874];[.L$485]);0)" office:value-type="float" office:value="0.0007849" calcext:value-type="float">
            <text:p>0.0007849</text:p>
          </table:table-cell>
          <table:table-cell table:formula="of:=IFERROR(AVERAGEIFS([.$D$475:.$D$874];[.$B$475:.$B$874];[.$H475];[.$C$475:.$C$874];[.M$485]);0)" office:value-type="float" office:value="0.0010948" calcext:value-type="float">
            <text:p>0.0010948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348" calcext:value-type="float">
            <text:p>0.0003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formula="of:=IFERROR(AVERAGEIFS([.$D$475:.$D$874];[.$B$475:.$B$874];[.$H476];[.$C$475:.$C$874];[.J$485]);0)" office:value-type="float" office:value="0.0001848" calcext:value-type="float">
            <text:p>0.0001848</text:p>
          </table:table-cell>
          <table:table-cell table:formula="of:=IFERROR(AVERAGEIFS([.$D$475:.$D$874];[.$B$475:.$B$874];[.$H476];[.$C$475:.$C$874];[.K$485]);0)" office:value-type="float" office:value="0.0002977" calcext:value-type="float">
            <text:p>0.0002977</text:p>
          </table:table-cell>
          <table:table-cell table:formula="of:=IFERROR(AVERAGEIFS([.$D$475:.$D$874];[.$B$475:.$B$874];[.$H476];[.$C$475:.$C$874];[.L$485]);0)" office:value-type="float" office:value="0.000534" calcext:value-type="float">
            <text:p>0.000534</text:p>
          </table:table-cell>
          <table:table-cell table:formula="of:=IFERROR(AVERAGEIFS([.$D$475:.$D$874];[.$B$475:.$B$874];[.$H476];[.$C$475:.$C$874];[.M$485]);0)" office:value-type="float" office:value="0.0009783" calcext:value-type="float">
            <text:p>0.0009783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179" calcext:value-type="float">
            <text:p>0.00017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00061" calcext:value-type="float">
            <text:p>0.0000061</text:p>
          </table:table-cell>
          <table:table-cell table:formula="of:=IFERROR(AVERAGEIFS([.$D$475:.$D$874];[.$B$475:.$B$874];[.$H477];[.$C$475:.$C$874];[.J$485]);0)" office:value-type="float" office:value="0.0001512" calcext:value-type="float">
            <text:p>0.0001512</text:p>
          </table:table-cell>
          <table:table-cell table:formula="of:=IFERROR(AVERAGEIFS([.$D$475:.$D$874];[.$B$475:.$B$874];[.$H477];[.$C$475:.$C$874];[.K$485]);0)" office:value-type="float" office:value="0.0002682" calcext:value-type="float">
            <text:p>0.0002682</text:p>
          </table:table-cell>
          <table:table-cell table:formula="of:=IFERROR(AVERAGEIFS([.$D$475:.$D$874];[.$B$475:.$B$874];[.$H477];[.$C$475:.$C$874];[.L$485]);0)" office:value-type="float" office:value="0.0004541" calcext:value-type="float">
            <text:p>0.0004541</text:p>
          </table:table-cell>
          <table:table-cell table:formula="of:=IFERROR(AVERAGEIFS([.$D$475:.$D$874];[.$B$475:.$B$874];[.$H477];[.$C$475:.$C$874];[.M$485]);0)" office:value-type="float" office:value="0.0010473" calcext:value-type="float">
            <text:p>0.0010473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212" calcext:value-type="float">
            <text:p>0.0002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00317" calcext:value-type="float">
            <text:p>0.0000317</text:p>
          </table:table-cell>
          <table:table-cell table:formula="of:=IFERROR(AVERAGEIFS([.$D$475:.$D$874];[.$B$475:.$B$874];[.$H478];[.$C$475:.$C$874];[.J$485]);0)" office:value-type="float" office:value="0.0001572" calcext:value-type="float">
            <text:p>0.0001572</text:p>
          </table:table-cell>
          <table:table-cell table:formula="of:=IFERROR(AVERAGEIFS([.$D$475:.$D$874];[.$B$475:.$B$874];[.$H478];[.$C$475:.$C$874];[.K$485]);0)" office:value-type="float" office:value="0.000288" calcext:value-type="float">
            <text:p>0.000288</text:p>
          </table:table-cell>
          <table:table-cell table:formula="of:=IFERROR(AVERAGEIFS([.$D$475:.$D$874];[.$B$475:.$B$874];[.$H478];[.$C$475:.$C$874];[.L$485]);0)" office:value-type="float" office:value="0.0005187" calcext:value-type="float">
            <text:p>0.0005187</text:p>
          </table:table-cell>
          <table:table-cell table:formula="of:=IFERROR(AVERAGEIFS([.$D$475:.$D$874];[.$B$475:.$B$874];[.$H478];[.$C$475:.$C$874];[.M$485]);0)" office:value-type="float" office:value="0.0010615" calcext:value-type="float">
            <text:p>0.0010615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21" calcext:value-type="float">
            <text:p>0.000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02656" calcext:value-type="float">
            <text:p>0.0002656</text:p>
          </table:table-cell>
          <table:table-cell table:formula="of:=IFERROR(AVERAGEIFS([.$D$475:.$D$874];[.$B$475:.$B$874];[.$H479];[.$C$475:.$C$874];[.J$485]);0)" office:value-type="float" office:value="0.0002009" calcext:value-type="float">
            <text:p>0.0002009</text:p>
          </table:table-cell>
          <table:table-cell table:formula="of:=IFERROR(AVERAGEIFS([.$D$475:.$D$874];[.$B$475:.$B$874];[.$H479];[.$C$475:.$C$874];[.K$485]);0)" office:value-type="float" office:value="0.0003103" calcext:value-type="float">
            <text:p>0.0003103</text:p>
          </table:table-cell>
          <table:table-cell table:formula="of:=IFERROR(AVERAGEIFS([.$D$475:.$D$874];[.$B$475:.$B$874];[.$H479];[.$C$475:.$C$874];[.L$485]);0)" office:value-type="float" office:value="0.004947" calcext:value-type="float">
            <text:p>0.004947</text:p>
          </table:table-cell>
          <table:table-cell table:formula="of:=IFERROR(AVERAGEIFS([.$D$475:.$D$874];[.$B$475:.$B$874];[.$H479];[.$C$475:.$C$874];[.M$485]);0)" office:value-type="float" office:value="0.000924" calcext:value-type="float">
            <text:p>0.000924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199" calcext:value-type="float">
            <text:p>0.0001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23115" calcext:value-type="float">
            <text:p>0.0023115</text:p>
          </table:table-cell>
          <table:table-cell table:formula="of:=IFERROR(AVERAGEIFS([.$D$475:.$D$874];[.$B$475:.$B$874];[.$H480];[.$C$475:.$C$874];[.J$485]);0)" office:value-type="float" office:value="0.0006843" calcext:value-type="float">
            <text:p>0.0006843</text:p>
          </table:table-cell>
          <table:table-cell table:formula="of:=IFERROR(AVERAGEIFS([.$D$475:.$D$874];[.$B$475:.$B$874];[.$H480];[.$C$475:.$C$874];[.K$485]);0)" office:value-type="float" office:value="0.0006605" calcext:value-type="float">
            <text:p>0.0006605</text:p>
          </table:table-cell>
          <table:table-cell table:formula="of:=IFERROR(AVERAGEIFS([.$D$475:.$D$874];[.$B$475:.$B$874];[.$H480];[.$C$475:.$C$874];[.L$485]);0)" office:value-type="float" office:value="0.0009035" calcext:value-type="float">
            <text:p>0.0009035</text:p>
          </table:table-cell>
          <table:table-cell table:formula="of:=IFERROR(AVERAGEIFS([.$D$475:.$D$874];[.$B$475:.$B$874];[.$H480];[.$C$475:.$C$874];[.M$485]);0)" office:value-type="float" office:value="0.0011028" calcext:value-type="float">
            <text:p>0.0011028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243" calcext:value-type="float">
            <text:p>0.0002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193684" calcext:value-type="float">
            <text:p>0.0193684</text:p>
          </table:table-cell>
          <table:table-cell table:formula="of:=IFERROR(AVERAGEIFS([.$D$475:.$D$874];[.$B$475:.$B$874];[.$H481];[.$C$475:.$C$874];[.J$485]);0)" office:value-type="float" office:value="0.0052281" calcext:value-type="float">
            <text:p>0.0052281</text:p>
          </table:table-cell>
          <table:table-cell table:formula="of:=IFERROR(AVERAGEIFS([.$D$475:.$D$874];[.$B$475:.$B$874];[.$H481];[.$C$475:.$C$874];[.K$485]);0)" office:value-type="float" office:value="0.0044381" calcext:value-type="float">
            <text:p>0.0044381</text:p>
          </table:table-cell>
          <table:table-cell table:formula="of:=IFERROR(AVERAGEIFS([.$D$475:.$D$874];[.$B$475:.$B$874];[.$H481];[.$C$475:.$C$874];[.L$485]);0)" office:value-type="float" office:value="0.0029812" calcext:value-type="float">
            <text:p>0.0029812</text:p>
          </table:table-cell>
          <table:table-cell table:formula="of:=IFERROR(AVERAGEIFS([.$D$475:.$D$874];[.$B$475:.$B$874];[.$H481];[.$C$475:.$C$874];[.M$485]);0)" office:value-type="float" office:value="0.0032609" calcext:value-type="float">
            <text:p>0.0032609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152" calcext:value-type="float">
            <text:p>0.00015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1878696" calcext:value-type="float">
            <text:p>0.1878696</text:p>
          </table:table-cell>
          <table:table-cell table:formula="of:=IFERROR(AVERAGEIFS([.$D$475:.$D$874];[.$B$475:.$B$874];[.$H482];[.$C$475:.$C$874];[.J$485]);0)" office:value-type="float" office:value="0.0485508" calcext:value-type="float">
            <text:p>0.0485508</text:p>
          </table:table-cell>
          <table:table-cell table:formula="of:=IFERROR(AVERAGEIFS([.$D$475:.$D$874];[.$B$475:.$B$874];[.$H482];[.$C$475:.$C$874];[.K$485]);0)" office:value-type="float" office:value="0.0416298" calcext:value-type="float">
            <text:p>0.0416298</text:p>
          </table:table-cell>
          <table:table-cell table:formula="of:=IFERROR(AVERAGEIFS([.$D$475:.$D$874];[.$B$475:.$B$874];[.$H482];[.$C$475:.$C$874];[.L$485]);0)" office:value-type="float" office:value="0.0273107" calcext:value-type="float">
            <text:p>0.0273107</text:p>
          </table:table-cell>
          <table:table-cell table:formula="of:=IFERROR(AVERAGEIFS([.$D$475:.$D$874];[.$B$475:.$B$874];[.$H482];[.$C$475:.$C$874];[.M$485]);0)" office:value-type="float" office:value="0.0279069" calcext:value-type="float">
            <text:p>0.0279069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236" calcext:value-type="float">
            <text:p>0.00023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.0320366" calcext:value-type="float">
            <text:p>2.0320366</text:p>
          </table:table-cell>
          <table:table-cell table:formula="of:=IFERROR(AVERAGEIFS([.$D$475:.$D$874];[.$B$475:.$B$874];[.$H483];[.$C$475:.$C$874];[.J$485]);0)" office:value-type="float" office:value="0.5300945" calcext:value-type="float">
            <text:p>0.5300945</text:p>
          </table:table-cell>
          <table:table-cell table:formula="of:=IFERROR(AVERAGEIFS([.$D$475:.$D$874];[.$B$475:.$B$874];[.$H483];[.$C$475:.$C$874];[.K$485]);0)" office:value-type="float" office:value="0.4955417" calcext:value-type="float">
            <text:p>0.4955417</text:p>
          </table:table-cell>
          <table:table-cell table:formula="of:=IFERROR(AVERAGEIFS([.$D$475:.$D$874];[.$B$475:.$B$874];[.$H483];[.$C$475:.$C$874];[.L$485]);0)" office:value-type="float" office:value="0.3271288" calcext:value-type="float">
            <text:p>0.3271288</text:p>
          </table:table-cell>
          <table:table-cell table:formula="of:=IFERROR(AVERAGEIFS([.$D$475:.$D$874];[.$B$475:.$B$874];[.$H483];[.$C$475:.$C$874];[.M$485]);0)" office:value-type="float" office:value="0.2966214" calcext:value-type="float">
            <text:p>0.2966214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159" calcext:value-type="float">
            <text:p>0.00015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6.1620681" calcext:value-type="float">
            <text:p>26.1620681</text:p>
          </table:table-cell>
          <table:table-cell table:formula="of:=IFERROR(AVERAGEIFS([.$D$475:.$D$874];[.$B$475:.$B$874];[.$H484];[.$C$475:.$C$874];[.J$485]);0)" office:value-type="float" office:value="6.4534128" calcext:value-type="float">
            <text:p>6.4534128</text:p>
          </table:table-cell>
          <table:table-cell table:formula="of:=IFERROR(AVERAGEIFS([.$D$475:.$D$874];[.$B$475:.$B$874];[.$H484];[.$C$475:.$C$874];[.K$485]);0)" office:value-type="float" office:value="6.2916651" calcext:value-type="float">
            <text:p>6.2916651</text:p>
          </table:table-cell>
          <table:table-cell table:formula="of:=IFERROR(AVERAGEIFS([.$D$475:.$D$874];[.$B$475:.$B$874];[.$H484];[.$C$475:.$C$874];[.L$485]);0)" office:value-type="float" office:value="4.0157001" calcext:value-type="float">
            <text:p>4.0157001</text:p>
          </table:table-cell>
          <table:table-cell table:formula="of:=IFERROR(AVERAGEIFS([.$D$475:.$D$874];[.$B$475:.$B$874];[.$H484];[.$C$475:.$C$874];[.M$485]);0)" office:value-type="float" office:value="3.6709336" calcext:value-type="float">
            <text:p>3.67093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79" calcext:value-type="float">
            <text:p>0.00017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6" calcext:value-type="float">
            <text:p>0.000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297" calcext:value-type="float">
            <text:p>0.0002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67" calcext:value-type="float">
            <text:p>0.000167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1" office:value-type="string" calcext:value-type="string">
            <text:p>T_s(n) \over T_r(n, p=5)</text:p>
          </table:table-cell>
          <table:table-cell table:style-name="ce1" office:value-type="string" calcext:value-type="string">
            <text:p>T_s(n) \over T_r(n, p=10)</text:p>
          </table:table-cell>
          <table:table-cell table:style-name="ce1" office:value-type="string" calcext:value-type="string">
            <text:p>T_s(n) \over T_r(n, p=20)</text:p>
          </table:table-cell>
          <table:table-cell table:style-name="ce1" office:value-type="string" calcext:value-type="string">
            <text:p>T_s(n) \over T_r(n, p=40)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64" calcext:value-type="float">
            <text:p>0.00016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I475]/[.J475]" office:value-type="float" office:value="0.00430292598967298" calcext:value-type="float">
            <text:p>0.00430292598967298</text:p>
          </table:table-cell>
          <table:table-cell table:formula="of:=[.$I475]/[.K475]" office:value-type="float" office:value="0.00203665987780041" calcext:value-type="float">
            <text:p>0.00203665987780041</text:p>
          </table:table-cell>
          <table:table-cell table:formula="of:=[.$I475]/[.L475]" office:value-type="float" office:value="0.00127404764938209" calcext:value-type="float">
            <text:p>0.00127404764938209</text:p>
          </table:table-cell>
          <table:table-cell table:formula="of:=[.$I475]/[.M475]" office:value-type="float" office:value="0.000913408841797589" calcext:value-type="float">
            <text:p>0.0009134088417975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59" calcext:value-type="float">
            <text:p>0.00015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$I476]/[.J476]" office:value-type="float" office:value="0.0108225108225108" calcext:value-type="float">
            <text:p>0.0108225108225108</text:p>
          </table:table-cell>
          <table:table-cell table:formula="of:=[.$I476]/[.K476]" office:value-type="float" office:value="0.00671817265703729" calcext:value-type="float">
            <text:p>0.00671817265703729</text:p>
          </table:table-cell>
          <table:table-cell table:formula="of:=[.$I476]/[.L476]" office:value-type="float" office:value="0.00374531835205993" calcext:value-type="float">
            <text:p>0.00374531835205993</text:p>
          </table:table-cell>
          <table:table-cell table:formula="of:=[.$I476]/[.M476]" office:value-type="float" office:value="0.00204436266993765" calcext:value-type="float">
            <text:p>0.00204436266993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47" calcext:value-type="float">
            <text:p>0.0001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$I477]/[.J477]" office:value-type="float" office:value="0.0403439153439153" calcext:value-type="float">
            <text:p>0.0403439153439153</text:p>
          </table:table-cell>
          <table:table-cell table:formula="of:=[.$I477]/[.K477]" office:value-type="float" office:value="0.0227442207307979" calcext:value-type="float">
            <text:p>0.0227442207307979</text:p>
          </table:table-cell>
          <table:table-cell table:formula="of:=[.$I477]/[.L477]" office:value-type="float" office:value="0.0134331645012112" calcext:value-type="float">
            <text:p>0.0134331645012112</text:p>
          </table:table-cell>
          <table:table-cell table:formula="of:=[.$I477]/[.M477]" office:value-type="float" office:value="0.00582450109806168" calcext:value-type="float">
            <text:p>0.00582450109806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218" calcext:value-type="float">
            <text:p>0.0002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$I478]/[.J478]" office:value-type="float" office:value="0.201653944020356" calcext:value-type="float">
            <text:p>0.201653944020356</text:p>
          </table:table-cell>
          <table:table-cell table:formula="of:=[.$I478]/[.K478]" office:value-type="float" office:value="0.110069444444444" calcext:value-type="float">
            <text:p>0.110069444444444</text:p>
          </table:table-cell>
          <table:table-cell table:formula="of:=[.$I478]/[.L478]" office:value-type="float" office:value="0.061114324272219" calcext:value-type="float">
            <text:p>0.061114324272219</text:p>
          </table:table-cell>
          <table:table-cell table:formula="of:=[.$I478]/[.M478]" office:value-type="float" office:value="0.0298634008478568" calcext:value-type="float">
            <text:p>0.02986340084785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87" calcext:value-type="float">
            <text:p>0.00018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$I479]/[.J479]" office:value-type="float" office:value="1.32205077152812" calcext:value-type="float">
            <text:p>1.32205077152812</text:p>
          </table:table-cell>
          <table:table-cell table:formula="of:=[.$I479]/[.K479]" office:value-type="float" office:value="0.855945858846278" calcext:value-type="float">
            <text:p>0.855945858846278</text:p>
          </table:table-cell>
          <table:table-cell table:formula="of:=[.$I479]/[.L479]" office:value-type="float" office:value="0.0536891045077825" calcext:value-type="float">
            <text:p>0.0536891045077825</text:p>
          </table:table-cell>
          <table:table-cell table:formula="of:=[.$I479]/[.M479]" office:value-type="float" office:value="0.287445887445887" calcext:value-type="float">
            <text:p>0.287445887445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7" calcext:value-type="float">
            <text:p>0.00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$I480]/[.J480]" office:value-type="float" office:value="3.37790442788251" calcext:value-type="float">
            <text:p>3.37790442788251</text:p>
          </table:table-cell>
          <table:table-cell table:formula="of:=[.$I480]/[.K480]" office:value-type="float" office:value="3.4996214988645" calcext:value-type="float">
            <text:p>3.4996214988645</text:p>
          </table:table-cell>
          <table:table-cell table:formula="of:=[.$I480]/[.L480]" office:value-type="float" office:value="2.55838406198118" calcext:value-type="float">
            <text:p>2.55838406198118</text:p>
          </table:table-cell>
          <table:table-cell table:formula="of:=[.$I480]/[.M480]" office:value-type="float" office:value="2.09602829162133" calcext:value-type="float">
            <text:p>2.096028291621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9" calcext:value-type="float">
            <text:p>0.000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$I481]/[.J481]" office:value-type="float" office:value="3.70467282569193" calcext:value-type="float">
            <text:p>3.70467282569193</text:p>
          </table:table-cell>
          <table:table-cell table:formula="of:=[.$I481]/[.K481]" office:value-type="float" office:value="4.36411978098736" calcext:value-type="float">
            <text:p>4.36411978098736</text:p>
          </table:table-cell>
          <table:table-cell table:formula="of:=[.$I481]/[.L481]" office:value-type="float" office:value="6.49684690728566" calcext:value-type="float">
            <text:p>6.49684690728566</text:p>
          </table:table-cell>
          <table:table-cell table:formula="of:=[.$I481]/[.M481]" office:value-type="float" office:value="5.93958723051918" calcext:value-type="float">
            <text:p>5.939587230519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68" calcext:value-type="float">
            <text:p>0.00016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$I482]/[.J482]" office:value-type="float" office:value="3.86954694876295" calcext:value-type="float">
            <text:p>3.86954694876295</text:p>
          </table:table-cell>
          <table:table-cell table:formula="of:=[.$I482]/[.K482]" office:value-type="float" office:value="4.51286338151997" calcext:value-type="float">
            <text:p>4.51286338151997</text:p>
          </table:table-cell>
          <table:table-cell table:formula="of:=[.$I482]/[.L482]" office:value-type="float" office:value="6.87897417495707" calcext:value-type="float">
            <text:p>6.87897417495707</text:p>
          </table:table-cell>
          <table:table-cell table:formula="of:=[.$I482]/[.M482]" office:value-type="float" office:value="6.73201251303441" calcext:value-type="float">
            <text:p>6.732012513034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33" calcext:value-type="float">
            <text:p>0.00013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$I483]/[.J483]" office:value-type="float" office:value="3.83334782760432" calcext:value-type="float">
            <text:p>3.83334782760432</text:p>
          </table:table-cell>
          <table:table-cell table:formula="of:=[.$I483]/[.K483]" office:value-type="float" office:value="4.10063693933326" calcext:value-type="float">
            <text:p>4.10063693933326</text:p>
          </table:table-cell>
          <table:table-cell table:formula="of:=[.$I483]/[.L483]" office:value-type="float" office:value="6.21173250413904" calcext:value-type="float">
            <text:p>6.21173250413904</text:p>
          </table:table-cell>
          <table:table-cell table:formula="of:=[.$I483]/[.M483]" office:value-type="float" office:value="6.85060686787939" calcext:value-type="float">
            <text:p>6.85060686787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41" calcext:value-type="float">
            <text:p>0.00014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$I484]/[.J484]" office:value-type="float" office:value="4.05398955727735" calcext:value-type="float">
            <text:p>4.05398955727735</text:p>
          </table:table-cell>
          <table:table-cell table:formula="of:=[.$I484]/[.K484]" office:value-type="float" office:value="4.15821053475971" calcext:value-type="float">
            <text:p>4.15821053475971</text:p>
          </table:table-cell>
          <table:table-cell table:formula="of:=[.$I484]/[.L484]" office:value-type="float" office:value="6.51494570025287" calcext:value-type="float">
            <text:p>6.51494570025287</text:p>
          </table:table-cell>
          <table:table-cell table:formula="of:=[.$I484]/[.M484]" office:value-type="float" office:value="7.12681594131803" calcext:value-type="float">
            <text:p>7.12681594131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54" calcext:value-type="float">
            <text:p>0.0001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39" calcext:value-type="float">
            <text:p>0.0001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45" calcext:value-type="float">
            <text:p>0.0001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22" calcext:value-type="float">
            <text:p>0.0001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62" calcext:value-type="float">
            <text:p>0.0001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58" calcext:value-type="float">
            <text:p>0.0001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67" calcext:value-type="float">
            <text:p>0.0001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41" calcext:value-type="float">
            <text:p>0.0001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3" calcext:value-type="float">
            <text:p>0.000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82" calcext:value-type="float">
            <text:p>0.0001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74" calcext:value-type="float">
            <text:p>0.0001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26" calcext:value-type="float">
            <text:p>0.0001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67" calcext:value-type="float">
            <text:p>0.0001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48" calcext:value-type="float">
            <text:p>0.000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54" calcext:value-type="float">
            <text:p>0.0001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83" calcext:value-type="float">
            <text:p>0.0001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199" calcext:value-type="float">
            <text:p>0.0001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42" calcext:value-type="float">
            <text:p>0.0002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06" calcext:value-type="float">
            <text:p>0.0002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15" calcext:value-type="float">
            <text:p>0.0002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159" calcext:value-type="float">
            <text:p>0.00015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11" calcext:value-type="float">
            <text:p>0.0002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168" calcext:value-type="float">
            <text:p>0.00016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192" calcext:value-type="float">
            <text:p>0.0001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03" calcext:value-type="float">
            <text:p>0.0002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14" calcext:value-type="float">
            <text:p>0.0002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711" calcext:value-type="float">
            <text:p>0.0007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77" calcext:value-type="float">
            <text:p>0.0006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91" calcext:value-type="float">
            <text:p>0.0006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86" calcext:value-type="float">
            <text:p>0.0006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65" calcext:value-type="float">
            <text:p>0.0006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67" calcext:value-type="float">
            <text:p>0.0006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71" calcext:value-type="float">
            <text:p>0.0006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85" calcext:value-type="float">
            <text:p>0.0006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712" calcext:value-type="float">
            <text:p>0.0007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78" calcext:value-type="float">
            <text:p>0.0006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507" calcext:value-type="float">
            <text:p>0.0055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258" calcext:value-type="float">
            <text:p>0.0052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3" calcext:value-type="float">
            <text:p>0.00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212" calcext:value-type="float">
            <text:p>0.0052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352" calcext:value-type="float">
            <text:p>0.0053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4991" calcext:value-type="float">
            <text:p>0.0049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22" calcext:value-type="float">
            <text:p>0.005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186" calcext:value-type="float">
            <text:p>0.0051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169" calcext:value-type="float">
            <text:p>0.0051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086" calcext:value-type="float">
            <text:p>0.0050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5793" calcext:value-type="float">
            <text:p>0.0457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6522" calcext:value-type="float">
            <text:p>0.0465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6729" calcext:value-type="float">
            <text:p>0.04672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9314" calcext:value-type="float">
            <text:p>0.0493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5661" calcext:value-type="float">
            <text:p>0.0456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6375" calcext:value-type="float">
            <text:p>0.063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50299" calcext:value-type="float">
            <text:p>0.0502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5086" calcext:value-type="float">
            <text:p>0.0450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8788" calcext:value-type="float">
            <text:p>0.0487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3566" calcext:value-type="float">
            <text:p>0.0435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57456" calcext:value-type="float">
            <text:p>0.5574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36252" calcext:value-type="float">
            <text:p>0.5362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30178" calcext:value-type="float">
            <text:p>0.5301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18368" calcext:value-type="float">
            <text:p>0.51836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40948" calcext:value-type="float">
            <text:p>0.5409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33032" calcext:value-type="float">
            <text:p>0.5330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01892" calcext:value-type="float">
            <text:p>0.5018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09986" calcext:value-type="float">
            <text:p>0.5099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29467" calcext:value-type="float">
            <text:p>0.5294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43366" calcext:value-type="float">
            <text:p>0.5433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641608" calcext:value-type="float">
            <text:p>6.6416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329978" calcext:value-type="float">
            <text:p>6.3299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306638" calcext:value-type="float">
            <text:p>6.3066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268606" calcext:value-type="float">
            <text:p>6.2686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759608" calcext:value-type="float">
            <text:p>6.7596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.978514" calcext:value-type="float">
            <text:p>5.9785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56767" calcext:value-type="float">
            <text:p>6.567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774437" calcext:value-type="float">
            <text:p>6.7744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351808" calcext:value-type="float">
            <text:p>6.3518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555261" calcext:value-type="float">
            <text:p>6.5552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926" calcext:value-type="float">
            <text:p>0.0009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762" calcext:value-type="float">
            <text:p>0.0007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545" calcext:value-type="float">
            <text:p>0.0005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72" calcext:value-type="float">
            <text:p>0.0003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594" calcext:value-type="float">
            <text:p>0.0005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56" calcext:value-type="float">
            <text:p>0.0003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56" calcext:value-type="float">
            <text:p>0.0003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64" calcext:value-type="float">
            <text:p>0.0003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13" calcext:value-type="float">
            <text:p>0.0003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22" calcext:value-type="float">
            <text:p>0.0003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362" calcext:value-type="float">
            <text:p>0.0003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302" calcext:value-type="float">
            <text:p>0.0003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325" calcext:value-type="float">
            <text:p>0.0003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283" calcext:value-type="float">
            <text:p>0.0002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278" calcext:value-type="float">
            <text:p>0.0002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3" calcext:value-type="float">
            <text:p>0.00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262" calcext:value-type="float">
            <text:p>0.0002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276" calcext:value-type="float">
            <text:p>0.00027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333" calcext:value-type="float">
            <text:p>0.00033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256" calcext:value-type="float">
            <text:p>0.0002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79" calcext:value-type="float">
            <text:p>0.0002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77" calcext:value-type="float">
            <text:p>0.0002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64" calcext:value-type="float">
            <text:p>0.0002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93" calcext:value-type="float">
            <text:p>0.0002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39" calcext:value-type="float">
            <text:p>0.0002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32" calcext:value-type="float">
            <text:p>0.0002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56" calcext:value-type="float">
            <text:p>0.0002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43" calcext:value-type="float">
            <text:p>0.0002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309" calcext:value-type="float">
            <text:p>0.0003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9" calcext:value-type="float">
            <text:p>0.0002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42" calcext:value-type="float">
            <text:p>0.0002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314" calcext:value-type="float">
            <text:p>0.0003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57" calcext:value-type="float">
            <text:p>0.0002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36" calcext:value-type="float">
            <text:p>0.000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374" calcext:value-type="float">
            <text:p>0.0003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5" calcext:value-type="float">
            <text:p>0.000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84" calcext:value-type="float">
            <text:p>0.0002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58" calcext:value-type="float">
            <text:p>0.0002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87" calcext:value-type="float">
            <text:p>0.000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54" calcext:value-type="float">
            <text:p>0.0002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277" calcext:value-type="float">
            <text:p>0.0002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337" calcext:value-type="float">
            <text:p>0.0003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328" calcext:value-type="float">
            <text:p>0.0003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281" calcext:value-type="float">
            <text:p>0.0002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288" calcext:value-type="float">
            <text:p>0.0002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316" calcext:value-type="float">
            <text:p>0.0003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324" calcext:value-type="float">
            <text:p>0.0003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366" calcext:value-type="float">
            <text:p>0.0003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292" calcext:value-type="float">
            <text:p>0.0002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294" calcext:value-type="float">
            <text:p>0.000294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14" calcext:value-type="float">
            <text:p>0.000614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722" calcext:value-type="float">
            <text:p>0.000722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594" calcext:value-type="float">
            <text:p>0.000594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19" calcext:value-type="float">
            <text:p>0.000619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17" calcext:value-type="float">
            <text:p>0.000617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781" calcext:value-type="float">
            <text:p>0.000781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99" calcext:value-type="float">
            <text:p>0.000699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77" calcext:value-type="float">
            <text:p>0.000677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52" calcext:value-type="float">
            <text:p>0.000652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3" calcext:value-type="float">
            <text:p>0.000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774" calcext:value-type="float">
            <text:p>0.0047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098" calcext:value-type="float">
            <text:p>0.0040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098" calcext:value-type="float">
            <text:p>0.0040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778" calcext:value-type="float">
            <text:p>0.0047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198" calcext:value-type="float">
            <text:p>0.0041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559" calcext:value-type="float">
            <text:p>0.00455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522" calcext:value-type="float">
            <text:p>0.0045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304" calcext:value-type="float">
            <text:p>0.0043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164" calcext:value-type="float">
            <text:p>0.0041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886" calcext:value-type="float">
            <text:p>0.0048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0689" calcext:value-type="float">
            <text:p>0.0406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0445" calcext:value-type="float">
            <text:p>0.0404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3316" calcext:value-type="float">
            <text:p>0.0433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0519" calcext:value-type="float">
            <text:p>0.0405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1454" calcext:value-type="float">
            <text:p>0.0414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4822" calcext:value-type="float">
            <text:p>0.0448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0662" calcext:value-type="float">
            <text:p>0.0406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1977" calcext:value-type="float">
            <text:p>0.0419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2389" calcext:value-type="float">
            <text:p>0.0423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0025" calcext:value-type="float">
            <text:p>0.0400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95284" calcext:value-type="float">
            <text:p>0.4952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92207" calcext:value-type="float">
            <text:p>0.4922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87886" calcext:value-type="float">
            <text:p>0.4878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87309" calcext:value-type="float">
            <text:p>0.4873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92614" calcext:value-type="float">
            <text:p>0.4926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05572" calcext:value-type="float">
            <text:p>0.5055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03094" calcext:value-type="float">
            <text:p>0.5030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02584" calcext:value-type="float">
            <text:p>0.5025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01025" calcext:value-type="float">
            <text:p>0.5010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87842" calcext:value-type="float">
            <text:p>0.4878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521997" calcext:value-type="float">
            <text:p>6.5219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425004" calcext:value-type="float">
            <text:p>6.4250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520076" calcext:value-type="float">
            <text:p>6.52007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355101" calcext:value-type="float">
            <text:p>6.3551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.985663" calcext:value-type="float">
            <text:p>5.9856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159395" calcext:value-type="float">
            <text:p>6.1593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.794124" calcext:value-type="float">
            <text:p>5.7941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190714" calcext:value-type="float">
            <text:p>6.1907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654895" calcext:value-type="float">
            <text:p>6.6548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309682" calcext:value-type="float">
            <text:p>6.3096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1002" calcext:value-type="float">
            <text:p>0.0010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817" calcext:value-type="float">
            <text:p>0.0008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925" calcext:value-type="float">
            <text:p>0.0009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538" calcext:value-type="float">
            <text:p>0.0005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506" calcext:value-type="float">
            <text:p>0.0005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534" calcext:value-type="float">
            <text:p>0.0005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1728" calcext:value-type="float">
            <text:p>0.0017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638" calcext:value-type="float">
            <text:p>0.0006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566" calcext:value-type="float">
            <text:p>0.0005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595" calcext:value-type="float">
            <text:p>0.0005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545" calcext:value-type="float">
            <text:p>0.0005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584" calcext:value-type="float">
            <text:p>0.0005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53" calcext:value-type="float">
            <text:p>0.000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638" calcext:value-type="float">
            <text:p>0.0006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519" calcext:value-type="float">
            <text:p>0.0005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666" calcext:value-type="float">
            <text:p>0.0006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465" calcext:value-type="float">
            <text:p>0.0004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486" calcext:value-type="float">
            <text:p>0.0004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428" calcext:value-type="float">
            <text:p>0.0004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479" calcext:value-type="float">
            <text:p>0.0004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55" calcext:value-type="float">
            <text:p>0.0004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3" calcext:value-type="float">
            <text:p>0.000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07" calcext:value-type="float">
            <text:p>0.0004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62" calcext:value-type="float">
            <text:p>0.0004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37" calcext:value-type="float">
            <text:p>0.0004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81" calcext:value-type="float">
            <text:p>0.0004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32" calcext:value-type="float">
            <text:p>0.0004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61" calcext:value-type="float">
            <text:p>0.0004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525" calcext:value-type="float">
            <text:p>0.0005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51" calcext:value-type="float">
            <text:p>0.0004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32" calcext:value-type="float">
            <text:p>0.0005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472" calcext:value-type="float">
            <text:p>0.0004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479" calcext:value-type="float">
            <text:p>0.0004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51" calcext:value-type="float">
            <text:p>0.0005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77" calcext:value-type="float">
            <text:p>0.0005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07" calcext:value-type="float">
            <text:p>0.0005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23" calcext:value-type="float">
            <text:p>0.0005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45" calcext:value-type="float">
            <text:p>0.0005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32" calcext:value-type="float">
            <text:p>0.0005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469" calcext:value-type="float">
            <text:p>0.0004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526" calcext:value-type="float">
            <text:p>0.0005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619" calcext:value-type="float">
            <text:p>0.0006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468" calcext:value-type="float">
            <text:p>0.00046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52" calcext:value-type="float">
            <text:p>0.000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466" calcext:value-type="float">
            <text:p>0.0004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474" calcext:value-type="float">
            <text:p>0.0004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2297" calcext:value-type="float">
            <text:p>0.022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512" calcext:value-type="float">
            <text:p>0.0005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10464" calcext:value-type="float">
            <text:p>0.0104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12451" calcext:value-type="float">
            <text:p>0.0124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973" calcext:value-type="float">
            <text:p>0.0009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78" calcext:value-type="float">
            <text:p>0.0007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2267" calcext:value-type="float">
            <text:p>0.0022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47" calcext:value-type="float">
            <text:p>0.0007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698" calcext:value-type="float">
            <text:p>0.0006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25" calcext:value-type="float">
            <text:p>0.0007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47" calcext:value-type="float">
            <text:p>0.0007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37" calcext:value-type="float">
            <text:p>0.0007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66" calcext:value-type="float">
            <text:p>0.000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03" calcext:value-type="float">
            <text:p>0.0007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85" calcext:value-type="float">
            <text:p>0.002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851" calcext:value-type="float">
            <text:p>0.0028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785" calcext:value-type="float">
            <text:p>0.0027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4019" calcext:value-type="float">
            <text:p>0.0040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824" calcext:value-type="float">
            <text:p>0.0028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94" calcext:value-type="float">
            <text:p>0.002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935" calcext:value-type="float">
            <text:p>0.0029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857" calcext:value-type="float">
            <text:p>0.0028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842" calcext:value-type="float">
            <text:p>0.0028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909" calcext:value-type="float">
            <text:p>0.0029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39613" calcext:value-type="float">
            <text:p>0.0396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6437" calcext:value-type="float">
            <text:p>0.0264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5443" calcext:value-type="float">
            <text:p>0.0254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6602" calcext:value-type="float">
            <text:p>0.0266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5646" calcext:value-type="float">
            <text:p>0.0256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5981" calcext:value-type="float">
            <text:p>0.0259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5312" calcext:value-type="float">
            <text:p>0.0253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6124" calcext:value-type="float">
            <text:p>0.0261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6222" calcext:value-type="float">
            <text:p>0.0262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5727" calcext:value-type="float">
            <text:p>0.02572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79785" calcext:value-type="float">
            <text:p>0.3797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15108" calcext:value-type="float">
            <text:p>0.3151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07923" calcext:value-type="float">
            <text:p>0.3079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17428" calcext:value-type="float">
            <text:p>0.3174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1013" calcext:value-type="float">
            <text:p>0.310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298311" calcext:value-type="float">
            <text:p>0.2983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29964" calcext:value-type="float">
            <text:p>0.299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74642" calcext:value-type="float">
            <text:p>0.3746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29371" calcext:value-type="float">
            <text:p>0.3293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3895" calcext:value-type="float">
            <text:p>0.338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.408804" calcext:value-type="float">
            <text:p>4.4088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.153559" calcext:value-type="float">
            <text:p>4.15355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953331" calcext:value-type="float">
            <text:p>3.9533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.027441" calcext:value-type="float">
            <text:p>4.0274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958333" calcext:value-type="float">
            <text:p>3.95833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.090601" calcext:value-type="float">
            <text:p>4.0906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896417" calcext:value-type="float">
            <text:p>3.8964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881456" calcext:value-type="float">
            <text:p>3.8814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842795" calcext:value-type="float">
            <text:p>3.8427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944264" calcext:value-type="float">
            <text:p>3.9442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1708" calcext:value-type="float">
            <text:p>0.0017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56" calcext:value-type="float">
            <text:p>0.0009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1173" calcext:value-type="float">
            <text:p>0.0011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74" calcext:value-type="float">
            <text:p>0.0009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79" calcext:value-type="float">
            <text:p>0.0009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54" calcext:value-type="float">
            <text:p>0.0009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1197" calcext:value-type="float">
            <text:p>0.0011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98" calcext:value-type="float">
            <text:p>0.0009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91" calcext:value-type="float">
            <text:p>0.0009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1018" calcext:value-type="float">
            <text:p>0.001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1001" calcext:value-type="float">
            <text:p>0.0010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808" calcext:value-type="float">
            <text:p>0.0008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932" calcext:value-type="float">
            <text:p>0.0009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794" calcext:value-type="float">
            <text:p>0.0007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1212" calcext:value-type="float">
            <text:p>0.0012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864" calcext:value-type="float">
            <text:p>0.0008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1214" calcext:value-type="float">
            <text:p>0.0012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925" calcext:value-type="float">
            <text:p>0.0009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897" calcext:value-type="float">
            <text:p>0.0008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1136" calcext:value-type="float">
            <text:p>0.0011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1274" calcext:value-type="float">
            <text:p>0.0012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971" calcext:value-type="float">
            <text:p>0.0009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137" calcext:value-type="float">
            <text:p>0.001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1216" calcext:value-type="float">
            <text:p>0.0012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809" calcext:value-type="float">
            <text:p>0.0008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942" calcext:value-type="float">
            <text:p>0.0009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1072" calcext:value-type="float">
            <text:p>0.0010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908" calcext:value-type="float">
            <text:p>0.0009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993" calcext:value-type="float">
            <text:p>0.0009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918" calcext:value-type="float">
            <text:p>0.0009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108" calcext:value-type="float">
            <text:p>0.001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844" calcext:value-type="float">
            <text:p>0.0008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919" calcext:value-type="float">
            <text:p>0.0009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985" calcext:value-type="float">
            <text:p>0.0009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1236" calcext:value-type="float">
            <text:p>0.0012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772" calcext:value-type="float">
            <text:p>0.0007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947" calcext:value-type="float">
            <text:p>0.0009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911" calcext:value-type="float">
            <text:p>0.0009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1605" calcext:value-type="float">
            <text:p>0.0016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1316" calcext:value-type="float">
            <text:p>0.0013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985" calcext:value-type="float">
            <text:p>0.0009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991" calcext:value-type="float">
            <text:p>0.0009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1017" calcext:value-type="float">
            <text:p>0.0010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1018" calcext:value-type="float">
            <text:p>0.001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88" calcext:value-type="float">
            <text:p>0.000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932" calcext:value-type="float">
            <text:p>0.0009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848" calcext:value-type="float">
            <text:p>0.0008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815" calcext:value-type="float">
            <text:p>0.0008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861" calcext:value-type="float">
            <text:p>0.0008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893" calcext:value-type="float">
            <text:p>0.0008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027" calcext:value-type="float">
            <text:p>0.00102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0996" calcext:value-type="float">
            <text:p>0.00099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086" calcext:value-type="float">
            <text:p>0.0010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109" calcext:value-type="float">
            <text:p>0.0011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089" calcext:value-type="float">
            <text:p>0.0010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0967" calcext:value-type="float">
            <text:p>0.0009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016" calcext:value-type="float">
            <text:p>0.0010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066" calcext:value-type="float">
            <text:p>0.0010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288" calcext:value-type="float">
            <text:p>0.0012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384" calcext:value-type="float">
            <text:p>0.0013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755" calcext:value-type="float">
            <text:p>0.0037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2816" calcext:value-type="float">
            <text:p>0.0028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504" calcext:value-type="float">
            <text:p>0.0035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161" calcext:value-type="float">
            <text:p>0.0031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539" calcext:value-type="float">
            <text:p>0.0035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152" calcext:value-type="float">
            <text:p>0.0031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42" calcext:value-type="float">
            <text:p>0.003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099" calcext:value-type="float">
            <text:p>0.0030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275" calcext:value-type="float">
            <text:p>0.0032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2888" calcext:value-type="float">
            <text:p>0.0028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31751" calcext:value-type="float">
            <text:p>0.0317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584" calcext:value-type="float">
            <text:p>0.025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6194" calcext:value-type="float">
            <text:p>0.0261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33742" calcext:value-type="float">
            <text:p>0.0337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7639" calcext:value-type="float">
            <text:p>0.0276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6302" calcext:value-type="float">
            <text:p>0.0263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6031" calcext:value-type="float">
            <text:p>0.0260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6875" calcext:value-type="float">
            <text:p>0.0268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8183" calcext:value-type="float">
            <text:p>0.0281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6512" calcext:value-type="float">
            <text:p>0.0265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84094" calcext:value-type="float">
            <text:p>0.2840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9103" calcext:value-type="float">
            <text:p>0.291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9202" calcext:value-type="float">
            <text:p>0.292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90217" calcext:value-type="float">
            <text:p>0.2902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95542" calcext:value-type="float">
            <text:p>0.2955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317541" calcext:value-type="float">
            <text:p>0.3175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79202" calcext:value-type="float">
            <text:p>0.2792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90114" calcext:value-type="float">
            <text:p>0.2901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304142" calcext:value-type="float">
            <text:p>0.3041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322312" calcext:value-type="float">
            <text:p>0.3223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764481" calcext:value-type="float">
            <text:p>3.7644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553219" calcext:value-type="float">
            <text:p>3.5532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409106" calcext:value-type="float">
            <text:p>3.4091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672174" calcext:value-type="float">
            <text:p>3.6721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821516" calcext:value-type="float">
            <text:p>3.8215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575463" calcext:value-type="float">
            <text:p>3.5754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529888" calcext:value-type="float">
            <text:p>3.5298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804347" calcext:value-type="float">
            <text:p>3.8043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753245" calcext:value-type="float">
            <text:p>3.7532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825897" calcext:value-type="float">
            <text:p>3.825897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5:22:47.334286947</meta:creation-date>
    <dc:date>2023-05-24T18:50:52.962427097</dc:date>
    <meta:editing-duration>PT3H28M4S</meta:editing-duration>
    <meta:editing-cycles>4</meta:editing-cycles>
    <meta:generator>LibreOffice/7.4.7.2$Linux_X86_64 LibreOffice_project/40$Build-2</meta:generator>
    <meta:document-statistic meta:table-count="1" meta:cell-count="4137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46cm" svg:height="13.921cm" xlink:href=".." xlink:type="simple" chart:class="chart:line" chart:style-name="ch1">
        <chart:title svg:x="8.023cm" svg:y="0.414cm" chart:style-name="ch2">
          <text:p>Poszukiwanie cyklu Hamiltona</text:p>
        </chart:title>
        <chart:subtitle svg:x="10.285cm" svg:y="1.471cm" chart:style-name="ch3">
          <text:p>OpenMP</text:p>
        </chart:subtitle>
        <chart:legend chart:legend-position="start" loext:overlay="true" svg:x="2.789cm" svg:y="3.013cm" style:legend-expansion="custom" svg:width="3.357cm" svg:height="2.59cm" style:legend-expansion-aspect-ratio="1.296138996139" chart:style-name="ch4"/>
        <chart:plot-area chart:style-name="ch5" table:cell-range-address="Sheet1.J3:Sheet1.O14" chart:data-source-has-labels="both" svg:x="1.455cm" svg:y="2.432cm" svg:width="20.347cm" svg:height="10.23cm">
          <chart:coordinate-region svg:x="2.076cm" svg:y="2.631cm" svg:width="19.54cm" svg:height="9.384cm"/>
          <chart:axis chart:dimension="x" chart:name="primary-x" chart:style-name="ch6" chartooo:axis-type="auto">
            <chartooo:date-scale/>
            <chart:title svg:x="11.478cm" svg:y="12.94cm" chart:style-name="ch7">
              <text:p>n</text:p>
            </chart:title>
            <chart:categories table:cell-range-address="Sheet1.J4:Sheet1.J14"/>
            <chart:grid chart:style-name="ch8" chart:class="major"/>
          </chart:axis>
          <chart:axis chart:dimension="y" chart:name="primary-y" chart:style-name="ch6">
            <chart:title svg:x="0.451cm" svg:y="8.133cm" chart:style-name="ch9">
              <text:p>Czas[s]</text:p>
            </chart:title>
            <chart:grid chart:style-name="ch8" chart:class="major"/>
          </chart:axis>
          <chart:series chart:style-name="ch10" chart:values-cell-range-address="Sheet1.K4:Sheet1.K14" chart:label-cell-address="Sheet1.K3:Sheet1.K3" chart:class="chart:line">
            <chart:data-point chart:repeated="11"/>
          </chart:series>
          <chart:series chart:style-name="ch11" chart:values-cell-range-address="Sheet1.L4:Sheet1.L14" chart:label-cell-address="Sheet1.L3:Sheet1.L3" chart:class="chart:line">
            <chart:data-point chart:repeated="11"/>
          </chart:series>
          <chart:series chart:style-name="ch12" chart:values-cell-range-address="Sheet1.M4:Sheet1.M14" chart:label-cell-address="Sheet1.M3:Sheet1.M3" chart:class="chart:line">
            <chart:data-point chart:repeated="11"/>
          </chart:series>
          <chart:series chart:style-name="ch13" chart:values-cell-range-address="Sheet1.N4:Sheet1.N14" chart:label-cell-address="Sheet1.N3:Sheet1.N3" chart:class="chart:line">
            <chart:data-point chart:repeated="11"/>
          </chart:series>
          <chart:series chart:style-name="ch14" chart:values-cell-range-address="Sheet1.O4:Sheet1.O14" chart:label-cell-address="Sheet1.O3:Sheet1.O3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(n)</text:p>
                <draw:g>
                  <svg:desc>Sheet1.K3:Sheet1.K3</svg:desc>
                </draw:g>
              </table:table-cell>
              <table:table-cell office:value-type="string">
                <text:p>T_r(n, level=1)</text:p>
                <draw:g>
                  <svg:desc>Sheet1.L3:Sheet1.L3</svg:desc>
                </draw:g>
              </table:table-cell>
              <table:table-cell office:value-type="string">
                <text:p>T_r(n, level=2)</text:p>
                <draw:g>
                  <svg:desc>Sheet1.M3:Sheet1.M3</svg:desc>
                </draw:g>
              </table:table-cell>
              <table:table-cell office:value-type="string">
                <text:p>T_r(n, level=3)</text:p>
                <draw:g>
                  <svg:desc>Sheet1.N3:Sheet1.N3</svg:desc>
                </draw:g>
              </table:table-cell>
              <table:table-cell office:value-type="string">
                <text:p>T_r(n, level=7)</text:p>
                <draw:g>
                  <svg:desc>Sheet1.O3:Sheet1.O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J4:Sheet1.J14</svg:desc>
                </draw:g>
              </table:table-cell>
              <table:table-cell office:value-type="float" office:value="0.0000001">
                <text:p>0.0000001</text:p>
                <draw:g>
                  <svg:desc>Sheet1.K4:Sheet1.K14</svg:desc>
                </draw:g>
              </table:table-cell>
              <table:table-cell office:value-type="float" office:value="0.0009013">
                <text:p>0.0009013</text:p>
                <draw:g>
                  <svg:desc>Sheet1.L4:Sheet1.L14</svg:desc>
                </draw:g>
              </table:table-cell>
              <table:table-cell office:value-type="float" office:value="0">
                <text:p>0</text:p>
                <draw:g>
                  <svg:desc>Sheet1.M4:Sheet1.M14</svg:desc>
                </draw:g>
              </table:table-cell>
              <table:table-cell office:value-type="float" office:value="0">
                <text:p>0</text:p>
                <draw:g>
                  <svg:desc>Sheet1.N4:Sheet1.N14</svg:desc>
                </draw:g>
              </table:table-cell>
              <table:table-cell office:value-type="float" office:value="0">
                <text:p>0</text:p>
                <draw:g>
                  <svg:desc>Sheet1.O4:Sheet1.O1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5726">
                <text:p>0.0005726</text:p>
              </table:table-cell>
              <table:table-cell office:value-type="float" office:value="0.0006191">
                <text:p>0.0006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6294">
                <text:p>0.0006294</text:p>
              </table:table-cell>
              <table:table-cell office:value-type="float" office:value="0.0004779">
                <text:p>0.0004779</text:p>
              </table:table-cell>
              <table:table-cell office:value-type="float" office:value="0.0005624">
                <text:p>0.0005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29471">
                <text:p>0.0029471</text:p>
              </table:table-cell>
              <table:table-cell office:value-type="float" office:value="0.0015497">
                <text:p>0.0015497</text:p>
              </table:table-cell>
              <table:table-cell office:value-type="float" office:value="0.0004656">
                <text:p>0.0004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317">
                <text:p>0.0000317</text:p>
              </table:table-cell>
              <table:table-cell office:value-type="float" office:value="0.0005405">
                <text:p>0.0005405</text:p>
              </table:table-cell>
              <table:table-cell office:value-type="float" office:value="0.0004636">
                <text:p>0.0004636</text:p>
              </table:table-cell>
              <table:table-cell office:value-type="float" office:value="0.0010079">
                <text:p>0.0010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2656">
                <text:p>0.0002656</text:p>
              </table:table-cell>
              <table:table-cell office:value-type="float" office:value="0.0005035">
                <text:p>0.0005035</text:p>
              </table:table-cell>
              <table:table-cell office:value-type="float" office:value="0.0025136">
                <text:p>0.0025136</text:p>
              </table:table-cell>
              <table:table-cell office:value-type="float" office:value="0.0052393">
                <text:p>0.005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3115">
                <text:p>0.0023115</text:p>
              </table:table-cell>
              <table:table-cell office:value-type="float" office:value="0.0032496">
                <text:p>0.0032496</text:p>
              </table:table-cell>
              <table:table-cell office:value-type="float" office:value="0.0007449">
                <text:p>0.0007449</text:p>
              </table:table-cell>
              <table:table-cell office:value-type="float" office:value="0.0012158">
                <text:p>0.0012158</text:p>
              </table:table-cell>
              <table:table-cell office:value-type="float" office:value="0.0034449">
                <text:p>0.00344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93684">
                <text:p>0.0193684</text:p>
              </table:table-cell>
              <table:table-cell office:value-type="float" office:value="0.0042377">
                <text:p>0.0042377</text:p>
              </table:table-cell>
              <table:table-cell office:value-type="float" office:value="0.0030177">
                <text:p>0.0030177</text:p>
              </table:table-cell>
              <table:table-cell office:value-type="float" office:value="0.0032736">
                <text:p>0.0032736</text:p>
              </table:table-cell>
              <table:table-cell office:value-type="float" office:value="0.0086228">
                <text:p>0.00862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78696">
                <text:p>0.1878696</text:p>
              </table:table-cell>
              <table:table-cell office:value-type="float" office:value="0.0432261">
                <text:p>0.0432261</text:p>
              </table:table-cell>
              <table:table-cell office:value-type="float" office:value="0.026377">
                <text:p>0.026377</text:p>
              </table:table-cell>
              <table:table-cell office:value-type="float" office:value="0.0238541">
                <text:p>0.0238541</text:p>
              </table:table-cell>
              <table:table-cell office:value-type="float" office:value="0.0347021">
                <text:p>0.03470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0320366">
                <text:p>2.0320366</text:p>
              </table:table-cell>
              <table:table-cell office:value-type="float" office:value="0.4817189">
                <text:p>0.4817189</text:p>
              </table:table-cell>
              <table:table-cell office:value-type="float" office:value="0.3221614">
                <text:p>0.3221614</text:p>
              </table:table-cell>
              <table:table-cell office:value-type="float" office:value="0.3014464">
                <text:p>0.3014464</text:p>
              </table:table-cell>
              <table:table-cell office:value-type="float" office:value="0.3049779">
                <text:p>0.30497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1620681">
                <text:p>26.1620681</text:p>
              </table:table-cell>
              <table:table-cell office:value-type="float" office:value="5.4323074">
                <text:p>5.4323074</text:p>
              </table:table-cell>
              <table:table-cell office:value-type="float" office:value="4.0799838">
                <text:p>4.0799838</text:p>
              </table:table-cell>
              <table:table-cell office:value-type="float" office:value="3.7329216">
                <text:p>3.7329216</text:p>
              </table:table-cell>
              <table:table-cell office:value-type="float" office:value="3.9615579">
                <text:p>3.9615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46cm" svg:height="13.921cm" xlink:href=".." xlink:type="simple" chart:class="chart:line" chart:style-name="ch1">
        <chart:title svg:x="8.023cm" svg:y="0.414cm" chart:style-name="ch2">
          <text:p>Poszukiwanie cyklu Hamiltona</text:p>
        </chart:title>
        <chart:subtitle svg:x="10.285cm" svg:y="1.471cm" chart:style-name="ch3">
          <text:p>OpenMP</text:p>
        </chart:subtitle>
        <chart:legend chart:legend-position="start" loext:overlay="true" svg:x="2.789cm" svg:y="3.013cm" style:legend-expansion="custom" svg:width="3.357cm" svg:height="2.59cm" style:legend-expansion-aspect-ratio="1.296138996139" chart:style-name="ch4"/>
        <chart:plot-area chart:style-name="ch5" table:cell-range-address="Sheet1.J4:Sheet1.J14 Sheet1.L3:Sheet1.O14" chart:data-source-has-labels="both" svg:x="1.455cm" svg:y="2.432cm" svg:width="20.347cm" svg:height="10.23cm">
          <chart:coordinate-region svg:x="1.891cm" svg:y="2.631cm" svg:width="19.725cm" svg:height="9.384cm"/>
          <chart:axis chart:dimension="x" chart:name="primary-x" chart:style-name="ch6" chartooo:axis-type="auto">
            <chartooo:date-scale/>
            <chart:title svg:x="11.478cm" svg:y="12.94cm" chart:style-name="ch7">
              <text:p>n</text:p>
            </chart:title>
            <chart:categories table:cell-range-address="Sheet1.J4:Sheet1.J14"/>
            <chart:grid chart:style-name="ch8" chart:class="major"/>
          </chart:axis>
          <chart:axis chart:dimension="y" chart:name="primary-y" chart:style-name="ch6">
            <chart:title svg:x="0.451cm" svg:y="8.133cm" chart:style-name="ch9">
              <text:p>Czas[s]</text:p>
            </chart:title>
            <chart:grid chart:style-name="ch8" chart:class="major"/>
          </chart:axis>
          <chart:series chart:style-name="ch10" chart:values-cell-range-address="Sheet1.L4:Sheet1.L14" chart:label-cell-address="Sheet1.L3:Sheet1.L3" chart:class="chart:line">
            <chart:data-point chart:repeated="11"/>
          </chart:series>
          <chart:series chart:style-name="ch11" chart:values-cell-range-address="Sheet1.M4:Sheet1.M14" chart:label-cell-address="Sheet1.M3:Sheet1.M3" chart:class="chart:line">
            <chart:data-point chart:repeated="11"/>
          </chart:series>
          <chart:series chart:style-name="ch12" chart:values-cell-range-address="Sheet1.N4:Sheet1.N14" chart:label-cell-address="Sheet1.N3:Sheet1.N3" chart:class="chart:line">
            <chart:data-point chart:repeated="11"/>
          </chart:series>
          <chart:series chart:style-name="ch13" chart:values-cell-range-address="Sheet1.O4:Sheet1.O14" chart:label-cell-address="Sheet1.O3:Sheet1.O3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r(n, level=1)</text:p>
                <draw:g>
                  <svg:desc>Sheet1.L3:Sheet1.L3</svg:desc>
                </draw:g>
              </table:table-cell>
              <table:table-cell office:value-type="string">
                <text:p>T_r(n, level=2)</text:p>
                <draw:g>
                  <svg:desc>Sheet1.M3:Sheet1.M3</svg:desc>
                </draw:g>
              </table:table-cell>
              <table:table-cell office:value-type="string">
                <text:p>T_r(n, level=3)</text:p>
                <draw:g>
                  <svg:desc>Sheet1.N3:Sheet1.N3</svg:desc>
                </draw:g>
              </table:table-cell>
              <table:table-cell office:value-type="string">
                <text:p>T_r(n, level=7)</text:p>
                <draw:g>
                  <svg:desc>Sheet1.O3:Sheet1.O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J4:Sheet1.J14</svg:desc>
                </draw:g>
              </table:table-cell>
              <table:table-cell office:value-type="float" office:value="0.0009013">
                <text:p>0.0009013</text:p>
                <draw:g>
                  <svg:desc>Sheet1.L4:Sheet1.L14</svg:desc>
                </draw:g>
              </table:table-cell>
              <table:table-cell office:value-type="float" office:value="0">
                <text:p>0</text:p>
                <draw:g>
                  <svg:desc>Sheet1.M4:Sheet1.M14</svg:desc>
                </draw:g>
              </table:table-cell>
              <table:table-cell office:value-type="float" office:value="0">
                <text:p>0</text:p>
                <draw:g>
                  <svg:desc>Sheet1.N4:Sheet1.N14</svg:desc>
                </draw:g>
              </table:table-cell>
              <table:table-cell office:value-type="float" office:value="0">
                <text:p>0</text:p>
                <draw:g>
                  <svg:desc>Sheet1.O4:Sheet1.O1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5726">
                <text:p>0.0005726</text:p>
              </table:table-cell>
              <table:table-cell office:value-type="float" office:value="0.0006191">
                <text:p>0.0006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6294">
                <text:p>0.0006294</text:p>
              </table:table-cell>
              <table:table-cell office:value-type="float" office:value="0.0004779">
                <text:p>0.0004779</text:p>
              </table:table-cell>
              <table:table-cell office:value-type="float" office:value="0.0005624">
                <text:p>0.0005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9471">
                <text:p>0.0029471</text:p>
              </table:table-cell>
              <table:table-cell office:value-type="float" office:value="0.0015497">
                <text:p>0.0015497</text:p>
              </table:table-cell>
              <table:table-cell office:value-type="float" office:value="0.0004656">
                <text:p>0.0004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5405">
                <text:p>0.0005405</text:p>
              </table:table-cell>
              <table:table-cell office:value-type="float" office:value="0.0004636">
                <text:p>0.0004636</text:p>
              </table:table-cell>
              <table:table-cell office:value-type="float" office:value="0.0010079">
                <text:p>0.0010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5035">
                <text:p>0.0005035</text:p>
              </table:table-cell>
              <table:table-cell office:value-type="float" office:value="0.0025136">
                <text:p>0.0025136</text:p>
              </table:table-cell>
              <table:table-cell office:value-type="float" office:value="0.0052393">
                <text:p>0.005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2496">
                <text:p>0.0032496</text:p>
              </table:table-cell>
              <table:table-cell office:value-type="float" office:value="0.0007449">
                <text:p>0.0007449</text:p>
              </table:table-cell>
              <table:table-cell office:value-type="float" office:value="0.0012158">
                <text:p>0.0012158</text:p>
              </table:table-cell>
              <table:table-cell office:value-type="float" office:value="0.0034449">
                <text:p>0.00344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2377">
                <text:p>0.0042377</text:p>
              </table:table-cell>
              <table:table-cell office:value-type="float" office:value="0.0030177">
                <text:p>0.0030177</text:p>
              </table:table-cell>
              <table:table-cell office:value-type="float" office:value="0.0032736">
                <text:p>0.0032736</text:p>
              </table:table-cell>
              <table:table-cell office:value-type="float" office:value="0.0086228">
                <text:p>0.00862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32261">
                <text:p>0.0432261</text:p>
              </table:table-cell>
              <table:table-cell office:value-type="float" office:value="0.026377">
                <text:p>0.026377</text:p>
              </table:table-cell>
              <table:table-cell office:value-type="float" office:value="0.0238541">
                <text:p>0.0238541</text:p>
              </table:table-cell>
              <table:table-cell office:value-type="float" office:value="0.0347021">
                <text:p>0.03470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817189">
                <text:p>0.4817189</text:p>
              </table:table-cell>
              <table:table-cell office:value-type="float" office:value="0.3221614">
                <text:p>0.3221614</text:p>
              </table:table-cell>
              <table:table-cell office:value-type="float" office:value="0.3014464">
                <text:p>0.3014464</text:p>
              </table:table-cell>
              <table:table-cell office:value-type="float" office:value="0.3049779">
                <text:p>0.30497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4323074">
                <text:p>5.4323074</text:p>
              </table:table-cell>
              <table:table-cell office:value-type="float" office:value="4.0799838">
                <text:p>4.0799838</text:p>
              </table:table-cell>
              <table:table-cell office:value-type="float" office:value="3.7329216">
                <text:p>3.7329216</text:p>
              </table:table-cell>
              <table:table-cell office:value-type="float" office:value="3.9615579">
                <text:p>3.9615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441cm" svg:height="12.623cm" xlink:href=".." xlink:type="simple" chart:class="chart:line" chart:style-name="ch1">
        <chart:title svg:x="8.12cm" svg:y="0.388cm" chart:style-name="ch2">
          <text:p>Poszukiwanie cyklu Hamiltona</text:p>
        </chart:title>
        <chart:subtitle svg:x="8.874cm" svg:y="1.419cm" chart:style-name="ch3">
          <text:p>OpenMP - z optymalizacją</text:p>
        </chart:subtitle>
        <chart:legend chart:legend-position="end" loext:overlay="true" svg:x="2.841cm" svg:y="3.001cm" style:legend-expansion="custom" svg:width="3.357cm" svg:height="2.59cm" style:legend-expansion-aspect-ratio="1.296138996139" chart:style-name="ch4"/>
        <chart:plot-area chart:style-name="ch5" table:cell-range-address="Sheet1.J65:Sheet1.O76" chart:data-source-has-labels="both" svg:x="1.459cm" svg:y="2.354cm" svg:width="20.534cm" svg:height="9.036cm">
          <chart:coordinate-region svg:x="2.186cm" svg:y="2.554cm" svg:width="19.62cm" svg:height="8.189cm"/>
          <chart:axis chart:dimension="x" chart:name="primary-x" chart:style-name="ch6" chartooo:axis-type="auto">
            <chartooo:date-scale/>
            <chart:title svg:x="11.576cm" svg:y="11.642cm" chart:style-name="ch7">
              <text:p>n</text:p>
            </chart:title>
            <chart:categories table:cell-range-address="Sheet1.J66:Sheet1.J76"/>
            <chart:grid chart:style-name="ch8" chart:class="major"/>
          </chart:axis>
          <chart:axis chart:dimension="y" chart:name="primary-y" chart:style-name="ch6">
            <chart:title svg:x="0.451cm" svg:y="7.458cm" chart:style-name="ch9">
              <text:p>Czas[s]</text:p>
            </chart:title>
            <chart:grid chart:style-name="ch8" chart:class="major"/>
          </chart:axis>
          <chart:series chart:style-name="ch10" chart:values-cell-range-address="Sheet1.K66:Sheet1.K76" chart:label-cell-address="Sheet1.K65:Sheet1.K65" chart:class="chart:line">
            <chart:data-point chart:repeated="11"/>
          </chart:series>
          <chart:series chart:style-name="ch11" chart:values-cell-range-address="Sheet1.L66:Sheet1.L76" chart:label-cell-address="Sheet1.L65:Sheet1.L65" chart:class="chart:line">
            <chart:data-point chart:repeated="11"/>
          </chart:series>
          <chart:series chart:style-name="ch12" chart:values-cell-range-address="Sheet1.M66:Sheet1.M76" chart:label-cell-address="Sheet1.M65:Sheet1.M65" chart:class="chart:line">
            <chart:data-point chart:repeated="11"/>
          </chart:series>
          <chart:series chart:style-name="ch13" chart:values-cell-range-address="Sheet1.N66:Sheet1.N76" chart:label-cell-address="Sheet1.N65:Sheet1.N65" chart:class="chart:line">
            <chart:data-point chart:repeated="11"/>
          </chart:series>
          <chart:series chart:style-name="ch14" chart:values-cell-range-address="Sheet1.O66:Sheet1.O76" chart:label-cell-address="Sheet1.O65:Sheet1.O65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(n)</text:p>
                <draw:g>
                  <svg:desc>Sheet1.K65:Sheet1.K65</svg:desc>
                </draw:g>
              </table:table-cell>
              <table:table-cell office:value-type="string">
                <text:p>T_r(n, level=1)</text:p>
                <draw:g>
                  <svg:desc>Sheet1.L65:Sheet1.L65</svg:desc>
                </draw:g>
              </table:table-cell>
              <table:table-cell office:value-type="string">
                <text:p>T_r(n, level=2)</text:p>
                <draw:g>
                  <svg:desc>Sheet1.M65:Sheet1.M65</svg:desc>
                </draw:g>
              </table:table-cell>
              <table:table-cell office:value-type="string">
                <text:p>T_r(n, level=3)</text:p>
                <draw:g>
                  <svg:desc>Sheet1.N65:Sheet1.N65</svg:desc>
                </draw:g>
              </table:table-cell>
              <table:table-cell office:value-type="string">
                <text:p>T_r(n, level=7)</text:p>
                <draw:g>
                  <svg:desc>Sheet1.O65:Sheet1.O6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J66:Sheet1.J76</svg:desc>
                </draw:g>
              </table:table-cell>
              <table:table-cell office:value-type="float" office:value="0">
                <text:p>0</text:p>
                <draw:g>
                  <svg:desc>Sheet1.K66:Sheet1.K76</svg:desc>
                </draw:g>
              </table:table-cell>
              <table:table-cell office:value-type="float" office:value="0.0007418">
                <text:p>0.0007418</text:p>
                <draw:g>
                  <svg:desc>Sheet1.L66:Sheet1.L76</svg:desc>
                </draw:g>
              </table:table-cell>
              <table:table-cell office:value-type="float" office:value="0">
                <text:p>0</text:p>
                <draw:g>
                  <svg:desc>Sheet1.M66:Sheet1.M76</svg:desc>
                </draw:g>
              </table:table-cell>
              <table:table-cell office:value-type="float" office:value="0">
                <text:p>0</text:p>
                <draw:g>
                  <svg:desc>Sheet1.N66:Sheet1.N76</svg:desc>
                </draw:g>
              </table:table-cell>
              <table:table-cell office:value-type="float" office:value="0">
                <text:p>0</text:p>
                <draw:g>
                  <svg:desc>Sheet1.O66:Sheet1.O7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3819">
                <text:p>0.0023819</text:p>
              </table:table-cell>
              <table:table-cell office:value-type="float" office:value="0.0005493">
                <text:p>0.0005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4985">
                <text:p>0.0004985</text:p>
              </table:table-cell>
              <table:table-cell office:value-type="float" office:value="0.0022772">
                <text:p>0.0022772</text:p>
              </table:table-cell>
              <table:table-cell office:value-type="float" office:value="0.0010795">
                <text:p>0.001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16636">
                <text:p>0.0016636</text:p>
              </table:table-cell>
              <table:table-cell office:value-type="float" office:value="0.0016927">
                <text:p>0.0016927</text:p>
              </table:table-cell>
              <table:table-cell office:value-type="float" office:value="0.0016848">
                <text:p>0.0016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133">
                <text:p>0.0000133</text:p>
              </table:table-cell>
              <table:table-cell office:value-type="float" office:value="0.0021703">
                <text:p>0.0021703</text:p>
              </table:table-cell>
              <table:table-cell office:value-type="float" office:value="0.0005639">
                <text:p>0.0005639</text:p>
              </table:table-cell>
              <table:table-cell office:value-type="float" office:value="0.0037135">
                <text:p>0.003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57">
                <text:p>0.000057</text:p>
              </table:table-cell>
              <table:table-cell office:value-type="float" office:value="0.0016577">
                <text:p>0.0016577</text:p>
              </table:table-cell>
              <table:table-cell office:value-type="float" office:value="0.0004929">
                <text:p>0.0004929</text:p>
              </table:table-cell>
              <table:table-cell office:value-type="float" office:value="0.0004772">
                <text:p>0.0004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2722">
                <text:p>0.0002722</text:p>
              </table:table-cell>
              <table:table-cell office:value-type="float" office:value="0.0033688">
                <text:p>0.0033688</text:p>
              </table:table-cell>
              <table:table-cell office:value-type="float" office:value="0.0005598">
                <text:p>0.0005598</text:p>
              </table:table-cell>
              <table:table-cell office:value-type="float" office:value="0.0005312">
                <text:p>0.0005312</text:p>
              </table:table-cell>
              <table:table-cell office:value-type="float" office:value="0.0031177">
                <text:p>0.00311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7415">
                <text:p>0.0027415</text:p>
              </table:table-cell>
              <table:table-cell office:value-type="float" office:value="0.0074587">
                <text:p>0.0074587</text:p>
              </table:table-cell>
              <table:table-cell office:value-type="float" office:value="0.0013266">
                <text:p>0.0013266</text:p>
              </table:table-cell>
              <table:table-cell office:value-type="float" office:value="0.0017981">
                <text:p>0.0017981</text:p>
              </table:table-cell>
              <table:table-cell office:value-type="float" office:value="0.0023185">
                <text:p>0.00231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61966">
                <text:p>0.0261966</text:p>
              </table:table-cell>
              <table:table-cell office:value-type="float" office:value="0.0089076">
                <text:p>0.0089076</text:p>
              </table:table-cell>
              <table:table-cell office:value-type="float" office:value="0.0036678">
                <text:p>0.0036678</text:p>
              </table:table-cell>
              <table:table-cell office:value-type="float" office:value="0.0013156">
                <text:p>0.0013156</text:p>
              </table:table-cell>
              <table:table-cell office:value-type="float" office:value="0.0062252">
                <text:p>0.00622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37589">
                <text:p>0.0837589</text:p>
              </table:table-cell>
              <table:table-cell office:value-type="float" office:value="0.0349425">
                <text:p>0.0349425</text:p>
              </table:table-cell>
              <table:table-cell office:value-type="float" office:value="0.0258396">
                <text:p>0.0258396</text:p>
              </table:table-cell>
              <table:table-cell office:value-type="float" office:value="0.0093253">
                <text:p>0.0093253</text:p>
              </table:table-cell>
              <table:table-cell office:value-type="float" office:value="0.0148304">
                <text:p>0.01483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748848">
                <text:p>0.5748848</text:p>
              </table:table-cell>
              <table:table-cell office:value-type="float" office:value="0.2207635">
                <text:p>0.2207635</text:p>
              </table:table-cell>
              <table:table-cell office:value-type="float" office:value="0.0781506">
                <text:p>0.0781506</text:p>
              </table:table-cell>
              <table:table-cell office:value-type="float" office:value="0.060828">
                <text:p>0.060828</text:p>
              </table:table-cell>
              <table:table-cell office:value-type="float" office:value="0.1068975">
                <text:p>0.10689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717cm" svg:height="13.441cm" xlink:href=".." xlink:type="simple" chart:class="chart:line" chart:style-name="ch1">
        <chart:title svg:x="10.367cm" svg:y="0.404cm" chart:style-name="ch2">
          <text:p>Przyspieszenie obliczeń</text:p>
        </chart:title>
        <chart:subtitle svg:x="12.02cm" svg:y="1.451cm" chart:style-name="ch3">
          <text:p>OpenMP</text:p>
        </chart:subtitle>
        <chart:legend chart:legend-position="start" loext:overlay="true" svg:x="2.547cm" svg:y="3.102cm" style:legend-expansion="custom" svg:width="4.918cm" svg:height="2.092cm" style:legend-expansion-aspect-ratio="2.3508604206501" chart:style-name="ch4"/>
        <chart:plot-area chart:style-name="ch5" table:cell-range-address="Sheet1.K126:Sheet1.O137" chart:data-source-has-labels="both" svg:x="1.525cm" svg:y="2.402cm" svg:width="23.678cm" svg:height="9.79cm">
          <chart:coordinate-region svg:x="1.961cm" svg:y="2.601cm" svg:width="23.055cm" svg:height="8.944cm"/>
          <chart:axis chart:dimension="x" chart:name="primary-x" chart:style-name="ch6" chartooo:axis-type="auto">
            <chartooo:date-scale/>
            <chart:title svg:x="13.214cm" svg:y="12.46cm" chart:style-name="ch7">
              <text:p>n</text:p>
            </chart:title>
            <chart:categories table:cell-range-address="Sheet1.K127:Sheet1.K137"/>
            <chart:grid chart:style-name="ch8" chart:class="major"/>
          </chart:axis>
          <chart:axis chart:dimension="y" chart:name="primary-y" chart:style-name="ch6">
            <chart:title svg:x="0.451cm" svg:y="8.452cm" chart:style-name="ch9">
              <text:p>Przyspieszenie</text:p>
            </chart:title>
            <chart:grid chart:style-name="ch8" chart:class="major"/>
          </chart:axis>
          <chart:series chart:style-name="ch10" chart:values-cell-range-address="Sheet1.L127:Sheet1.L137" chart:label-cell-address="Sheet1.L126:Sheet1.L126" chart:class="chart:line">
            <chart:data-point chart:repeated="11"/>
          </chart:series>
          <chart:series chart:style-name="ch11" chart:values-cell-range-address="Sheet1.M127:Sheet1.M137" chart:label-cell-address="Sheet1.M126:Sheet1.M126" chart:class="chart:line">
            <chart:data-point chart:repeated="11"/>
          </chart:series>
          <chart:series chart:style-name="ch12" chart:values-cell-range-address="Sheet1.N127:Sheet1.N137" chart:label-cell-address="Sheet1.N126:Sheet1.N126" chart:class="chart:line">
            <chart:data-point chart:repeated="11"/>
          </chart:series>
          <chart:series chart:style-name="ch13" chart:values-cell-range-address="Sheet1.O127:Sheet1.O137" chart:label-cell-address="Sheet1.O126:Sheet1.O12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 \over T_r(n, level=1)</text:p>
                <draw:g>
                  <svg:desc>Sheet1.L126:Sheet1.L126</svg:desc>
                </draw:g>
              </table:table-cell>
              <table:table-cell office:value-type="string">
                <text:p>T_s \over T_r(n, level=2)</text:p>
                <draw:g>
                  <svg:desc>Sheet1.M126:Sheet1.M126</svg:desc>
                </draw:g>
              </table:table-cell>
              <table:table-cell office:value-type="string">
                <text:p>T_s \over T_r(n, level=3)</text:p>
                <draw:g>
                  <svg:desc>Sheet1.N126:Sheet1.N126</svg:desc>
                </draw:g>
              </table:table-cell>
              <table:table-cell office:value-type="string">
                <text:p>T_s \over T_r(n, level=7)</text:p>
                <draw:g>
                  <svg:desc>Sheet1.O126:Sheet1.O12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K127:Sheet1.K137</svg:desc>
                </draw:g>
              </table:table-cell>
              <table:table-cell office:value-type="float" office:value="0.000110950848773993">
                <text:p>0.000110950848773993</text:p>
                <draw:g>
                  <svg:desc>Sheet1.L127:Sheet1.L137</svg:desc>
                </draw:g>
              </table:table-cell>
              <table:table-cell office:value-type="float" office:value="0">
                <text:p>0</text:p>
                <draw:g>
                  <svg:desc>Sheet1.M127:Sheet1.M137</svg:desc>
                </draw:g>
              </table:table-cell>
              <table:table-cell office:value-type="float" office:value="0">
                <text:p>0</text:p>
                <draw:g>
                  <svg:desc>Sheet1.N127:Sheet1.N137</svg:desc>
                </draw:g>
              </table:table-cell>
              <table:table-cell office:value-type="float" office:value="0">
                <text:p>0</text:p>
                <draw:g>
                  <svg:desc>Sheet1.O127:Sheet1.O13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74641983932937">
                <text:p>0.00174641983932937</text:p>
              </table:table-cell>
              <table:table-cell office:value-type="float" office:value="0.00161524794055888">
                <text:p>0.00161524794055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17762948840165">
                <text:p>0.00317762948840165</text:p>
              </table:table-cell>
              <table:table-cell office:value-type="float" office:value="0.00418497593638837">
                <text:p>0.00418497593638837</text:p>
              </table:table-cell>
              <table:table-cell office:value-type="float" office:value="0.00355618776671408">
                <text:p>0.0035561877667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06983135964168">
                <text:p>0.00206983135964168</text:p>
              </table:table-cell>
              <table:table-cell office:value-type="float" office:value="0.00393624572497903">
                <text:p>0.00393624572497903</text:p>
              </table:table-cell>
              <table:table-cell office:value-type="float" office:value="0.0131013745704467">
                <text:p>0.0131013745704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86493987049029">
                <text:p>0.0586493987049029</text:p>
              </table:table-cell>
              <table:table-cell office:value-type="float" office:value="0.0683779119930975">
                <text:p>0.0683779119930975</text:p>
              </table:table-cell>
              <table:table-cell office:value-type="float" office:value="0.0314515328901677">
                <text:p>0.031451532890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27507447864945">
                <text:p>0.527507447864945</text:p>
              </table:table-cell>
              <table:table-cell office:value-type="float" office:value="0.105665181413113">
                <text:p>0.105665181413113</text:p>
              </table:table-cell>
              <table:table-cell office:value-type="float" office:value="0.0506937949726108">
                <text:p>0.0506937949726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1318316100443">
                <text:p>0.711318316100443</text:p>
              </table:table-cell>
              <table:table-cell office:value-type="float" office:value="3.10310108739428">
                <text:p>3.10310108739428</text:p>
              </table:table-cell>
              <table:table-cell office:value-type="float" office:value="1.90121730547788">
                <text:p>1.90121730547788</text:p>
              </table:table-cell>
              <table:table-cell office:value-type="float" office:value="0.670991901071149">
                <text:p>0.6709919010711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57049814758006">
                <text:p>4.57049814758006</text:p>
              </table:table-cell>
              <table:table-cell office:value-type="float" office:value="6.41826556649104">
                <text:p>6.41826556649104</text:p>
              </table:table-cell>
              <table:table-cell office:value-type="float" office:value="5.91654447702835">
                <text:p>5.91654447702835</text:p>
              </table:table-cell>
              <table:table-cell office:value-type="float" office:value="2.24618453402607">
                <text:p>2.246184534026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34620749963564">
                <text:p>4.34620749963564</text:p>
              </table:table-cell>
              <table:table-cell office:value-type="float" office:value="7.12247791636653">
                <text:p>7.12247791636653</text:p>
              </table:table-cell>
              <table:table-cell office:value-type="float" office:value="7.87577816811366">
                <text:p>7.87577816811366</text:p>
              </table:table-cell>
              <table:table-cell office:value-type="float" office:value="5.41378187487213">
                <text:p>5.413781874872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2183036621565">
                <text:p>4.2183036621565</text:p>
              </table:table-cell>
              <table:table-cell office:value-type="float" office:value="6.30751107985004">
                <text:p>6.30751107985004</text:p>
              </table:table-cell>
              <table:table-cell office:value-type="float" office:value="6.74095494257022">
                <text:p>6.74095494257022</text:p>
              </table:table-cell>
              <table:table-cell office:value-type="float" office:value="6.66289786899313">
                <text:p>6.662897868993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81601392807778">
                <text:p>4.81601392807778</text:p>
              </table:table-cell>
              <table:table-cell office:value-type="float" office:value="6.4122970537285">
                <text:p>6.4122970537285</text:p>
              </table:table-cell>
              <table:table-cell office:value-type="float" office:value="7.00846974659205">
                <text:p>7.00846974659205</text:p>
              </table:table-cell>
              <table:table-cell office:value-type="float" office:value="6.60398478588436">
                <text:p>6.603984785884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41cm" svg:height="12.623cm" xlink:href=".." xlink:type="simple" chart:class="chart:line" chart:style-name="ch1">
        <chart:title svg:x="8.12cm" svg:y="0.388cm" chart:style-name="ch2">
          <text:p>Poszukiwanie cyklu Hamiltona</text:p>
        </chart:title>
        <chart:subtitle svg:x="8.874cm" svg:y="1.419cm" chart:style-name="ch3">
          <text:p>OpenMP - z optymalizacją</text:p>
        </chart:subtitle>
        <chart:legend chart:legend-position="end" loext:overlay="true" svg:x="2.841cm" svg:y="3.001cm" style:legend-expansion="custom" svg:width="3.357cm" svg:height="2.59cm" style:legend-expansion-aspect-ratio="1.296138996139" chart:style-name="ch4"/>
        <chart:plot-area chart:style-name="ch5" table:cell-range-address="Sheet1.J66:Sheet1.J76 Sheet1.L65:Sheet1.O76" chart:data-source-has-labels="both" svg:x="1.459cm" svg:y="2.354cm" svg:width="20.534cm" svg:height="9.036cm">
          <chart:coordinate-region svg:x="2.371cm" svg:y="2.553cm" svg:width="19.435cm" svg:height="8.19cm"/>
          <chart:axis chart:dimension="x" chart:name="primary-x" chart:style-name="ch6" chartooo:axis-type="auto">
            <chartooo:date-scale/>
            <chart:title svg:x="11.576cm" svg:y="11.642cm" chart:style-name="ch7">
              <text:p>n</text:p>
            </chart:title>
            <chart:categories table:cell-range-address="Sheet1.J66:Sheet1.J76"/>
            <chart:grid chart:style-name="ch8" chart:class="major"/>
          </chart:axis>
          <chart:axis chart:dimension="y" chart:name="primary-y" chart:style-name="ch6">
            <chart:title svg:x="0.451cm" svg:y="7.458cm" chart:style-name="ch9">
              <text:p>Czas[s]</text:p>
            </chart:title>
            <chart:grid chart:style-name="ch8" chart:class="major"/>
          </chart:axis>
          <chart:series chart:style-name="ch10" chart:values-cell-range-address="Sheet1.L66:Sheet1.L76" chart:label-cell-address="Sheet1.L65:Sheet1.L65" chart:class="chart:line">
            <chart:data-point chart:repeated="11"/>
          </chart:series>
          <chart:series chart:style-name="ch11" chart:values-cell-range-address="Sheet1.M66:Sheet1.M76" chart:label-cell-address="Sheet1.M65:Sheet1.M65" chart:class="chart:line">
            <chart:data-point chart:repeated="11"/>
          </chart:series>
          <chart:series chart:style-name="ch12" chart:values-cell-range-address="Sheet1.N66:Sheet1.N76" chart:label-cell-address="Sheet1.N65:Sheet1.N65" chart:class="chart:line">
            <chart:data-point chart:repeated="11"/>
          </chart:series>
          <chart:series chart:style-name="ch13" chart:values-cell-range-address="Sheet1.O66:Sheet1.O76" chart:label-cell-address="Sheet1.O65:Sheet1.O65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r(n, level=1)</text:p>
                <draw:g>
                  <svg:desc>Sheet1.L65:Sheet1.L65</svg:desc>
                </draw:g>
              </table:table-cell>
              <table:table-cell office:value-type="string">
                <text:p>T_r(n, level=2)</text:p>
                <draw:g>
                  <svg:desc>Sheet1.M65:Sheet1.M65</svg:desc>
                </draw:g>
              </table:table-cell>
              <table:table-cell office:value-type="string">
                <text:p>T_r(n, level=3)</text:p>
                <draw:g>
                  <svg:desc>Sheet1.N65:Sheet1.N65</svg:desc>
                </draw:g>
              </table:table-cell>
              <table:table-cell office:value-type="string">
                <text:p>T_r(n, level=7)</text:p>
                <draw:g>
                  <svg:desc>Sheet1.O65:Sheet1.O6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J66:Sheet1.J76</svg:desc>
                </draw:g>
              </table:table-cell>
              <table:table-cell office:value-type="float" office:value="0.0007418">
                <text:p>0.0007418</text:p>
                <draw:g>
                  <svg:desc>Sheet1.L66:Sheet1.L76</svg:desc>
                </draw:g>
              </table:table-cell>
              <table:table-cell office:value-type="float" office:value="0">
                <text:p>0</text:p>
                <draw:g>
                  <svg:desc>Sheet1.M66:Sheet1.M76</svg:desc>
                </draw:g>
              </table:table-cell>
              <table:table-cell office:value-type="float" office:value="0">
                <text:p>0</text:p>
                <draw:g>
                  <svg:desc>Sheet1.N66:Sheet1.N76</svg:desc>
                </draw:g>
              </table:table-cell>
              <table:table-cell office:value-type="float" office:value="0">
                <text:p>0</text:p>
                <draw:g>
                  <svg:desc>Sheet1.O66:Sheet1.O7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3819">
                <text:p>0.0023819</text:p>
              </table:table-cell>
              <table:table-cell office:value-type="float" office:value="0.0005493">
                <text:p>0.0005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4985">
                <text:p>0.0004985</text:p>
              </table:table-cell>
              <table:table-cell office:value-type="float" office:value="0.0022772">
                <text:p>0.0022772</text:p>
              </table:table-cell>
              <table:table-cell office:value-type="float" office:value="0.0010795">
                <text:p>0.001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6636">
                <text:p>0.0016636</text:p>
              </table:table-cell>
              <table:table-cell office:value-type="float" office:value="0.0016927">
                <text:p>0.0016927</text:p>
              </table:table-cell>
              <table:table-cell office:value-type="float" office:value="0.0016848">
                <text:p>0.0016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1703">
                <text:p>0.0021703</text:p>
              </table:table-cell>
              <table:table-cell office:value-type="float" office:value="0.0005639">
                <text:p>0.0005639</text:p>
              </table:table-cell>
              <table:table-cell office:value-type="float" office:value="0.0037135">
                <text:p>0.003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6577">
                <text:p>0.0016577</text:p>
              </table:table-cell>
              <table:table-cell office:value-type="float" office:value="0.0004929">
                <text:p>0.0004929</text:p>
              </table:table-cell>
              <table:table-cell office:value-type="float" office:value="0.0004772">
                <text:p>0.0004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3688">
                <text:p>0.0033688</text:p>
              </table:table-cell>
              <table:table-cell office:value-type="float" office:value="0.0005598">
                <text:p>0.0005598</text:p>
              </table:table-cell>
              <table:table-cell office:value-type="float" office:value="0.0005312">
                <text:p>0.0005312</text:p>
              </table:table-cell>
              <table:table-cell office:value-type="float" office:value="0.0031177">
                <text:p>0.00311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74587">
                <text:p>0.0074587</text:p>
              </table:table-cell>
              <table:table-cell office:value-type="float" office:value="0.0013266">
                <text:p>0.0013266</text:p>
              </table:table-cell>
              <table:table-cell office:value-type="float" office:value="0.0017981">
                <text:p>0.0017981</text:p>
              </table:table-cell>
              <table:table-cell office:value-type="float" office:value="0.0023185">
                <text:p>0.00231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89076">
                <text:p>0.0089076</text:p>
              </table:table-cell>
              <table:table-cell office:value-type="float" office:value="0.0036678">
                <text:p>0.0036678</text:p>
              </table:table-cell>
              <table:table-cell office:value-type="float" office:value="0.0013156">
                <text:p>0.0013156</text:p>
              </table:table-cell>
              <table:table-cell office:value-type="float" office:value="0.0062252">
                <text:p>0.00622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49425">
                <text:p>0.0349425</text:p>
              </table:table-cell>
              <table:table-cell office:value-type="float" office:value="0.0258396">
                <text:p>0.0258396</text:p>
              </table:table-cell>
              <table:table-cell office:value-type="float" office:value="0.0093253">
                <text:p>0.0093253</text:p>
              </table:table-cell>
              <table:table-cell office:value-type="float" office:value="0.0148304">
                <text:p>0.01483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07635">
                <text:p>0.2207635</text:p>
              </table:table-cell>
              <table:table-cell office:value-type="float" office:value="0.0781506">
                <text:p>0.0781506</text:p>
              </table:table-cell>
              <table:table-cell office:value-type="float" office:value="0.060828">
                <text:p>0.060828</text:p>
              </table:table-cell>
              <table:table-cell office:value-type="float" office:value="0.1068975">
                <text:p>0.10689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91cm" svg:height="12.91cm" xlink:href=".." xlink:type="simple" chart:class="chart:line" chart:style-name="ch1">
        <chart:title svg:x="10.464cm" svg:y="0.394cm" chart:style-name="ch2">
          <text:p>Przyspieszenie obliczeń</text:p>
        </chart:title>
        <chart:subtitle svg:x="10.609cm" svg:y="1.431cm" chart:style-name="ch3">
          <text:p>OpenMP - z optymalizacją</text:p>
        </chart:subtitle>
        <chart:legend chart:legend-position="start" loext:overlay="true" svg:x="2.631cm" svg:y="3.236cm" style:legend-expansion="custom" svg:width="4.918cm" svg:height="2.092cm" style:legend-expansion-aspect-ratio="2.3508604206501" chart:style-name="ch4"/>
        <chart:plot-area chart:style-name="ch5" table:cell-range-address="Sheet1.K151:Sheet1.O162" chart:data-source-has-labels="both" svg:x="1.529cm" svg:y="2.372cm" svg:width="23.863cm" svg:height="9.299cm">
          <chart:coordinate-region svg:x="2.15cm" svg:y="2.571cm" svg:width="23.055cm" svg:height="8.453cm"/>
          <chart:axis chart:dimension="x" chart:name="primary-x" chart:style-name="ch6" chartooo:axis-type="auto">
            <chartooo:date-scale/>
            <chart:title svg:x="13.31cm" svg:y="11.929cm" chart:style-name="ch7">
              <text:p>n</text:p>
            </chart:title>
            <chart:categories table:cell-range-address="Sheet1.K152:Sheet1.K162"/>
            <chart:grid chart:style-name="ch8" chart:class="major"/>
          </chart:axis>
          <chart:axis chart:dimension="y" chart:name="primary-y" chart:style-name="ch6">
            <chart:title svg:x="0.451cm" svg:y="8.176cm" chart:style-name="ch9">
              <text:p>Przyspieszenie</text:p>
            </chart:title>
            <chart:grid chart:style-name="ch8" chart:class="major"/>
          </chart:axis>
          <chart:series chart:style-name="ch10" chart:values-cell-range-address="Sheet1.L152:Sheet1.L162" chart:label-cell-address="Sheet1.L151:Sheet1.L151" chart:class="chart:line">
            <chart:data-point chart:repeated="11"/>
          </chart:series>
          <chart:series chart:style-name="ch11" chart:values-cell-range-address="Sheet1.M152:Sheet1.M162" chart:label-cell-address="Sheet1.M151:Sheet1.M151" chart:class="chart:line">
            <chart:data-point chart:repeated="11"/>
          </chart:series>
          <chart:series chart:style-name="ch12" chart:values-cell-range-address="Sheet1.N152:Sheet1.N162" chart:label-cell-address="Sheet1.N151:Sheet1.N151" chart:class="chart:line">
            <chart:data-point chart:repeated="11"/>
          </chart:series>
          <chart:series chart:style-name="ch13" chart:values-cell-range-address="Sheet1.O152:Sheet1.O162" chart:label-cell-address="Sheet1.O151:Sheet1.O15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 \over T_r(n, level=1)</text:p>
                <draw:g>
                  <svg:desc>Sheet1.L151:Sheet1.L151</svg:desc>
                </draw:g>
              </table:table-cell>
              <table:table-cell office:value-type="string">
                <text:p>T_s \over T_r(n, level=2)</text:p>
                <draw:g>
                  <svg:desc>Sheet1.M151:Sheet1.M151</svg:desc>
                </draw:g>
              </table:table-cell>
              <table:table-cell office:value-type="string">
                <text:p>T_s \over T_r(n, level=3)</text:p>
                <draw:g>
                  <svg:desc>Sheet1.N151:Sheet1.N151</svg:desc>
                </draw:g>
              </table:table-cell>
              <table:table-cell office:value-type="string">
                <text:p>T_s \over T_r(n, level=7)</text:p>
                <draw:g>
                  <svg:desc>Sheet1.O151:Sheet1.O15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K152:Sheet1.K162</svg:desc>
                </draw:g>
              </table:table-cell>
              <table:table-cell office:value-type="float" office:value="0">
                <text:p>0</text:p>
                <draw:g>
                  <svg:desc>Sheet1.L152:Sheet1.L162</svg:desc>
                </draw:g>
              </table:table-cell>
              <table:table-cell office:value-type="float" office:value="0">
                <text:p>0</text:p>
                <draw:g>
                  <svg:desc>Sheet1.M152:Sheet1.M162</svg:desc>
                </draw:g>
              </table:table-cell>
              <table:table-cell office:value-type="float" office:value="0">
                <text:p>0</text:p>
                <draw:g>
                  <svg:desc>Sheet1.N152:Sheet1.N162</svg:desc>
                </draw:g>
              </table:table-cell>
              <table:table-cell office:value-type="float" office:value="0">
                <text:p>0</text:p>
                <draw:g>
                  <svg:desc>Sheet1.O152:Sheet1.O16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419832906503212">
                <text:p>0.000419832906503212</text:p>
              </table:table-cell>
              <table:table-cell office:value-type="float" office:value="0.00182049881667577">
                <text:p>0.0018204988166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00601805416249">
                <text:p>0.00200601805416249</text:p>
              </table:table-cell>
              <table:table-cell office:value-type="float" office:value="0.000439135780783418">
                <text:p>0.000439135780783418</text:p>
              </table:table-cell>
              <table:table-cell office:value-type="float" office:value="0.000926354793886058">
                <text:p>0.000926354793886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20221207020918">
                <text:p>0.00120221207020918</text:p>
              </table:table-cell>
              <table:table-cell office:value-type="float" office:value="0.00118154427837183">
                <text:p>0.00118154427837183</text:p>
              </table:table-cell>
              <table:table-cell office:value-type="float" office:value="0.00118708452041785">
                <text:p>0.0011870845204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12818504354237">
                <text:p>0.00612818504354237</text:p>
              </table:table-cell>
              <table:table-cell office:value-type="float" office:value="0.023585742152864">
                <text:p>0.023585742152864</text:p>
              </table:table-cell>
              <table:table-cell office:value-type="float" office:value="0.00358152686145146">
                <text:p>0.00358152686145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43849912529408">
                <text:p>0.0343849912529408</text:p>
              </table:table-cell>
              <table:table-cell office:value-type="float" office:value="0.115642118076689">
                <text:p>0.115642118076689</text:p>
              </table:table-cell>
              <table:table-cell office:value-type="float" office:value="0.119446772841576">
                <text:p>0.11944677284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08002849679411">
                <text:p>0.0808002849679411</text:p>
              </table:table-cell>
              <table:table-cell office:value-type="float" office:value="0.486245087531261">
                <text:p>0.486245087531261</text:p>
              </table:table-cell>
              <table:table-cell office:value-type="float" office:value="0.512424698795181">
                <text:p>0.512424698795181</text:p>
              </table:table-cell>
              <table:table-cell office:value-type="float" office:value="0.0873079513744106">
                <text:p>0.08730795137441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67557349135908">
                <text:p>0.367557349135908</text:p>
              </table:table-cell>
              <table:table-cell office:value-type="float" office:value="2.06656113372531">
                <text:p>2.06656113372531</text:p>
              </table:table-cell>
              <table:table-cell office:value-type="float" office:value="1.52466492408654">
                <text:p>1.52466492408654</text:p>
              </table:table-cell>
              <table:table-cell office:value-type="float" office:value="1.18244554668967">
                <text:p>1.182445546689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94092684898289">
                <text:p>2.94092684898289</text:p>
              </table:table-cell>
              <table:table-cell office:value-type="float" office:value="7.14231964665467">
                <text:p>7.14231964665467</text:p>
              </table:table-cell>
              <table:table-cell office:value-type="float" office:value="19.9122833688051">
                <text:p>19.9122833688051</text:p>
              </table:table-cell>
              <table:table-cell office:value-type="float" office:value="4.20815395489302">
                <text:p>4.208153954893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39704943836303">
                <text:p>2.39704943836303</text:p>
              </table:table-cell>
              <table:table-cell office:value-type="float" office:value="3.2414936763727">
                <text:p>3.2414936763727</text:p>
              </table:table-cell>
              <table:table-cell office:value-type="float" office:value="8.98189870567167">
                <text:p>8.98189870567167</text:p>
              </table:table-cell>
              <table:table-cell office:value-type="float" office:value="5.64778428093646">
                <text:p>5.647784280936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6040754019573">
                <text:p>2.6040754019573</text:p>
              </table:table-cell>
              <table:table-cell office:value-type="float" office:value="7.35611498824065">
                <text:p>7.35611498824065</text:p>
              </table:table-cell>
              <table:table-cell office:value-type="float" office:value="9.45098967580719">
                <text:p>9.45098967580719</text:p>
              </table:table-cell>
              <table:table-cell office:value-type="float" office:value="5.37790687340677">
                <text:p>5.377906873406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83cm" svg:height="13.209cm" xlink:href=".." xlink:type="simple" chart:class="chart:line" chart:style-name="ch1">
        <chart:title svg:x="8.946cm" svg:y="0.4cm" chart:style-name="ch2">
          <text:p>Analiza narzutu czasowego</text:p>
        </chart:title>
        <chart:subtitle svg:x="11.049cm" svg:y="1.443cm" chart:style-name="ch3">
          <text:p>level=2</text:p>
        </chart:subtitle>
        <chart:legend chart:legend-position="end" loext:overlay="true" svg:x="2.854cm" svg:y="3.214cm" style:legend-expansion="custom" svg:width="3.013cm" svg:height="2.59cm" style:legend-expansion-aspect-ratio="1.16332046332046" chart:style-name="ch4"/>
        <chart:plot-area chart:style-name="ch5" table:cell-range-address="Sheet1.H474:Sheet1.M484" chart:data-source-has-labels="both" svg:x="1.48cm" svg:y="2.39cm" svg:width="21.534cm" svg:height="9.574cm">
          <chart:coordinate-region svg:x="2.101cm" svg:y="2.589cm" svg:width="20.726cm" svg:height="8.728cm"/>
          <chart:axis chart:dimension="x" chart:name="primary-x" chart:style-name="ch6" chartooo:axis-type="auto">
            <chartooo:date-scale/>
            <chart:title svg:x="12.097cm" svg:y="12.228cm" chart:style-name="ch7">
              <text:p>n</text:p>
            </chart:title>
            <chart:categories table:cell-range-address="Sheet1.H475:Sheet1.H484"/>
            <chart:grid chart:style-name="ch8" chart:class="major"/>
          </chart:axis>
          <chart:axis chart:dimension="y" chart:name="primary-y" chart:style-name="ch6">
            <chart:title svg:x="0.451cm" svg:y="7.763cm" chart:style-name="ch9">
              <text:p>Czas[s]</text:p>
            </chart:title>
            <chart:grid chart:style-name="ch8" chart:class="major"/>
          </chart:axis>
          <chart:series chart:style-name="ch10" chart:values-cell-range-address="Sheet1.I475:Sheet1.I484" chart:label-cell-address="Sheet1.I474:Sheet1.I474" chart:class="chart:line">
            <chart:data-point chart:repeated="10"/>
          </chart:series>
          <chart:series chart:style-name="ch11" chart:values-cell-range-address="Sheet1.J475:Sheet1.J484" chart:label-cell-address="Sheet1.J474:Sheet1.J474" chart:class="chart:line">
            <chart:data-point chart:repeated="10"/>
          </chart:series>
          <chart:series chart:style-name="ch12" chart:values-cell-range-address="Sheet1.K475:Sheet1.K484" chart:label-cell-address="Sheet1.K474:Sheet1.K474" chart:class="chart:line">
            <chart:data-point chart:repeated="10"/>
          </chart:series>
          <chart:series chart:style-name="ch13" chart:values-cell-range-address="Sheet1.L475:Sheet1.L484" chart:label-cell-address="Sheet1.L474:Sheet1.L474" chart:class="chart:line">
            <chart:data-point chart:repeated="10"/>
          </chart:series>
          <chart:series chart:style-name="ch14" chart:values-cell-range-address="Sheet1.M475:Sheet1.M484" chart:label-cell-address="Sheet1.M474:Sheet1.M474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(n)</text:p>
                <draw:g>
                  <svg:desc>Sheet1.I474:Sheet1.I474</svg:desc>
                </draw:g>
              </table:table-cell>
              <table:table-cell office:value-type="string">
                <text:p>T_r(n, p=5)</text:p>
                <draw:g>
                  <svg:desc>Sheet1.J474:Sheet1.J474</svg:desc>
                </draw:g>
              </table:table-cell>
              <table:table-cell office:value-type="string">
                <text:p>T_r(n, p=10)</text:p>
                <draw:g>
                  <svg:desc>Sheet1.K474:Sheet1.K474</svg:desc>
                </draw:g>
              </table:table-cell>
              <table:table-cell office:value-type="string">
                <text:p>T_r(n, p=20)</text:p>
                <draw:g>
                  <svg:desc>Sheet1.L474:Sheet1.L474</svg:desc>
                </draw:g>
              </table:table-cell>
              <table:table-cell office:value-type="string">
                <text:p>T_r(n, p=40)</text:p>
                <draw:g>
                  <svg:desc>Sheet1.M474:Sheet1.M47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H475:Sheet1.H484</svg:desc>
                </draw:g>
              </table:table-cell>
              <table:table-cell office:value-type="float" office:value="0.000001">
                <text:p>0.000001</text:p>
                <draw:g>
                  <svg:desc>Sheet1.I475:Sheet1.I484</svg:desc>
                </draw:g>
              </table:table-cell>
              <table:table-cell office:value-type="float" office:value="0.0002324">
                <text:p>0.0002324</text:p>
                <draw:g>
                  <svg:desc>Sheet1.J475:Sheet1.J484</svg:desc>
                </draw:g>
              </table:table-cell>
              <table:table-cell office:value-type="float" office:value="0.000491">
                <text:p>0.000491</text:p>
                <draw:g>
                  <svg:desc>Sheet1.K475:Sheet1.K484</svg:desc>
                </draw:g>
              </table:table-cell>
              <table:table-cell office:value-type="float" office:value="0.0007849">
                <text:p>0.0007849</text:p>
                <draw:g>
                  <svg:desc>Sheet1.L475:Sheet1.L484</svg:desc>
                </draw:g>
              </table:table-cell>
              <table:table-cell office:value-type="float" office:value="0.0010948">
                <text:p>0.0010948</text:p>
                <draw:g>
                  <svg:desc>Sheet1.M475:Sheet1.M48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1848">
                <text:p>0.0001848</text:p>
              </table:table-cell>
              <table:table-cell office:value-type="float" office:value="0.0002977">
                <text:p>0.0002977</text:p>
              </table:table-cell>
              <table:table-cell office:value-type="float" office:value="0.000534">
                <text:p>0.000534</text:p>
              </table:table-cell>
              <table:table-cell office:value-type="float" office:value="0.0009783">
                <text:p>0.00097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2682">
                <text:p>0.0002682</text:p>
              </table:table-cell>
              <table:table-cell office:value-type="float" office:value="0.0004541">
                <text:p>0.0004541</text:p>
              </table:table-cell>
              <table:table-cell office:value-type="float" office:value="0.0010473">
                <text:p>0.00104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317">
                <text:p>0.0000317</text:p>
              </table:table-cell>
              <table:table-cell office:value-type="float" office:value="0.0001572">
                <text:p>0.0001572</text:p>
              </table:table-cell>
              <table:table-cell office:value-type="float" office:value="0.000288">
                <text:p>0.000288</text:p>
              </table:table-cell>
              <table:table-cell office:value-type="float" office:value="0.0005187">
                <text:p>0.0005187</text:p>
              </table:table-cell>
              <table:table-cell office:value-type="float" office:value="0.0010615">
                <text:p>0.00106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2656">
                <text:p>0.0002656</text:p>
              </table:table-cell>
              <table:table-cell office:value-type="float" office:value="0.0002009">
                <text:p>0.0002009</text:p>
              </table:table-cell>
              <table:table-cell office:value-type="float" office:value="0.0003103">
                <text:p>0.0003103</text:p>
              </table:table-cell>
              <table:table-cell office:value-type="float" office:value="0.004947">
                <text:p>0.004947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3115">
                <text:p>0.0023115</text:p>
              </table:table-cell>
              <table:table-cell office:value-type="float" office:value="0.0006843">
                <text:p>0.0006843</text:p>
              </table:table-cell>
              <table:table-cell office:value-type="float" office:value="0.0006605">
                <text:p>0.0006605</text:p>
              </table:table-cell>
              <table:table-cell office:value-type="float" office:value="0.0009035">
                <text:p>0.0009035</text:p>
              </table:table-cell>
              <table:table-cell office:value-type="float" office:value="0.0011028">
                <text:p>0.00110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93684">
                <text:p>0.0193684</text:p>
              </table:table-cell>
              <table:table-cell office:value-type="float" office:value="0.0052281">
                <text:p>0.0052281</text:p>
              </table:table-cell>
              <table:table-cell office:value-type="float" office:value="0.0044381">
                <text:p>0.0044381</text:p>
              </table:table-cell>
              <table:table-cell office:value-type="float" office:value="0.0029812">
                <text:p>0.0029812</text:p>
              </table:table-cell>
              <table:table-cell office:value-type="float" office:value="0.0032609">
                <text:p>0.00326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78696">
                <text:p>0.1878696</text:p>
              </table:table-cell>
              <table:table-cell office:value-type="float" office:value="0.0485508">
                <text:p>0.0485508</text:p>
              </table:table-cell>
              <table:table-cell office:value-type="float" office:value="0.0416298">
                <text:p>0.0416298</text:p>
              </table:table-cell>
              <table:table-cell office:value-type="float" office:value="0.0273107">
                <text:p>0.0273107</text:p>
              </table:table-cell>
              <table:table-cell office:value-type="float" office:value="0.0279069">
                <text:p>0.02790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0320366">
                <text:p>2.0320366</text:p>
              </table:table-cell>
              <table:table-cell office:value-type="float" office:value="0.5300945">
                <text:p>0.5300945</text:p>
              </table:table-cell>
              <table:table-cell office:value-type="float" office:value="0.4955417">
                <text:p>0.4955417</text:p>
              </table:table-cell>
              <table:table-cell office:value-type="float" office:value="0.3271288">
                <text:p>0.3271288</text:p>
              </table:table-cell>
              <table:table-cell office:value-type="float" office:value="0.2966214">
                <text:p>0.29662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1620681">
                <text:p>26.1620681</text:p>
              </table:table-cell>
              <table:table-cell office:value-type="float" office:value="6.4534128">
                <text:p>6.4534128</text:p>
              </table:table-cell>
              <table:table-cell office:value-type="float" office:value="6.2916651">
                <text:p>6.2916651</text:p>
              </table:table-cell>
              <table:table-cell office:value-type="float" office:value="4.0157001">
                <text:p>4.0157001</text:p>
              </table:table-cell>
              <table:table-cell office:value-type="float" office:value="3.6709336">
                <text:p>3.67093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83cm" svg:height="13.209cm" xlink:href=".." xlink:type="simple" chart:class="chart:line" chart:style-name="ch1">
        <chart:title svg:x="8.946cm" svg:y="0.4cm" chart:style-name="ch2">
          <text:p>Analiza narzutu czasowego</text:p>
        </chart:title>
        <chart:subtitle svg:x="11.049cm" svg:y="1.443cm" chart:style-name="ch3">
          <text:p>level=2</text:p>
        </chart:subtitle>
        <chart:legend chart:legend-position="end" loext:overlay="true" svg:x="2.546cm" svg:y="3.066cm" style:legend-expansion="custom" svg:width="4.97cm" svg:height="2.092cm" style:legend-expansion-aspect-ratio="2.37571701720841" chart:style-name="ch4"/>
        <chart:plot-area chart:style-name="ch5" table:cell-range-address="Sheet1.H488:Sheet1.L498" chart:data-source-has-labels="both" svg:x="1.48cm" svg:y="2.39cm" svg:width="21.534cm" svg:height="9.574cm">
          <chart:coordinate-region svg:x="1.916cm" svg:y="2.589cm" svg:width="20.911cm" svg:height="8.728cm"/>
          <chart:axis chart:dimension="x" chart:name="primary-x" chart:style-name="ch6" chartooo:axis-type="auto">
            <chartooo:date-scale/>
            <chart:title svg:x="12.097cm" svg:y="12.228cm" chart:style-name="ch7">
              <text:p>n</text:p>
            </chart:title>
            <chart:categories table:cell-range-address="Sheet1.H489:Sheet1.H498"/>
            <chart:grid chart:style-name="ch8" chart:class="major"/>
          </chart:axis>
          <chart:axis chart:dimension="y" chart:name="primary-y" chart:style-name="ch6">
            <chart:title svg:x="0.451cm" svg:y="8.332cm" chart:style-name="ch9">
              <text:p>Przyspieszenie</text:p>
            </chart:title>
            <chart:grid chart:style-name="ch8" chart:class="major"/>
          </chart:axis>
          <chart:series chart:style-name="ch10" chart:values-cell-range-address="Sheet1.I489:Sheet1.I498" chart:label-cell-address="Sheet1.I488:Sheet1.I488" chart:class="chart:line">
            <chart:data-point chart:repeated="10"/>
          </chart:series>
          <chart:series chart:style-name="ch11" chart:values-cell-range-address="Sheet1.J489:Sheet1.J498" chart:label-cell-address="Sheet1.J488:Sheet1.J488" chart:class="chart:line">
            <chart:data-point chart:repeated="10"/>
          </chart:series>
          <chart:series chart:style-name="ch12" chart:values-cell-range-address="Sheet1.K489:Sheet1.K498" chart:label-cell-address="Sheet1.K488:Sheet1.K488" chart:class="chart:line">
            <chart:data-point chart:repeated="10"/>
          </chart:series>
          <chart:series chart:style-name="ch13" chart:values-cell-range-address="Sheet1.L489:Sheet1.L498" chart:label-cell-address="Sheet1.L488:Sheet1.L48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(n) \over T_r(n, p=5)</text:p>
                <draw:g>
                  <svg:desc>Sheet1.I488:Sheet1.I488</svg:desc>
                </draw:g>
              </table:table-cell>
              <table:table-cell office:value-type="string">
                <text:p>T_s(n) \over T_r(n, p=10)</text:p>
                <draw:g>
                  <svg:desc>Sheet1.J488:Sheet1.J488</svg:desc>
                </draw:g>
              </table:table-cell>
              <table:table-cell office:value-type="string">
                <text:p>T_s(n) \over T_r(n, p=20)</text:p>
                <draw:g>
                  <svg:desc>Sheet1.K488:Sheet1.K488</svg:desc>
                </draw:g>
              </table:table-cell>
              <table:table-cell office:value-type="string">
                <text:p>T_s(n) \over T_r(n, p=40)</text:p>
                <draw:g>
                  <svg:desc>Sheet1.L488:Sheet1.L488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H489:Sheet1.H498</svg:desc>
                </draw:g>
              </table:table-cell>
              <table:table-cell office:value-type="float" office:value="0.00430292598967298">
                <text:p>0.00430292598967298</text:p>
                <draw:g>
                  <svg:desc>Sheet1.I489:Sheet1.I498</svg:desc>
                </draw:g>
              </table:table-cell>
              <table:table-cell office:value-type="float" office:value="0.00203665987780041">
                <text:p>0.00203665987780041</text:p>
                <draw:g>
                  <svg:desc>Sheet1.J489:Sheet1.J498</svg:desc>
                </draw:g>
              </table:table-cell>
              <table:table-cell office:value-type="float" office:value="0.00127404764938209">
                <text:p>0.00127404764938209</text:p>
                <draw:g>
                  <svg:desc>Sheet1.K489:Sheet1.K498</svg:desc>
                </draw:g>
              </table:table-cell>
              <table:table-cell office:value-type="float" office:value="0.000913408841797589">
                <text:p>0.000913408841797589</text:p>
                <draw:g>
                  <svg:desc>Sheet1.L489:Sheet1.L49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08225108225108">
                <text:p>0.0108225108225108</text:p>
              </table:table-cell>
              <table:table-cell office:value-type="float" office:value="0.00671817265703729">
                <text:p>0.00671817265703729</text:p>
              </table:table-cell>
              <table:table-cell office:value-type="float" office:value="0.00374531835205993">
                <text:p>0.00374531835205993</text:p>
              </table:table-cell>
              <table:table-cell office:value-type="float" office:value="0.00204436266993765">
                <text:p>0.002044362669937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03439153439153">
                <text:p>0.0403439153439153</text:p>
              </table:table-cell>
              <table:table-cell office:value-type="float" office:value="0.0227442207307979">
                <text:p>0.0227442207307979</text:p>
              </table:table-cell>
              <table:table-cell office:value-type="float" office:value="0.0134331645012112">
                <text:p>0.0134331645012112</text:p>
              </table:table-cell>
              <table:table-cell office:value-type="float" office:value="0.00582450109806168">
                <text:p>0.005824501098061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01653944020356">
                <text:p>0.201653944020356</text:p>
              </table:table-cell>
              <table:table-cell office:value-type="float" office:value="0.110069444444444">
                <text:p>0.110069444444444</text:p>
              </table:table-cell>
              <table:table-cell office:value-type="float" office:value="0.061114324272219">
                <text:p>0.061114324272219</text:p>
              </table:table-cell>
              <table:table-cell office:value-type="float" office:value="0.0298634008478568">
                <text:p>0.02986340084785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32205077152812">
                <text:p>1.32205077152812</text:p>
              </table:table-cell>
              <table:table-cell office:value-type="float" office:value="0.855945858846278">
                <text:p>0.855945858846278</text:p>
              </table:table-cell>
              <table:table-cell office:value-type="float" office:value="0.0536891045077825">
                <text:p>0.0536891045077825</text:p>
              </table:table-cell>
              <table:table-cell office:value-type="float" office:value="0.287445887445887">
                <text:p>0.2874458874458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7790442788251">
                <text:p>3.37790442788251</text:p>
              </table:table-cell>
              <table:table-cell office:value-type="float" office:value="3.4996214988645">
                <text:p>3.4996214988645</text:p>
              </table:table-cell>
              <table:table-cell office:value-type="float" office:value="2.55838406198118">
                <text:p>2.55838406198118</text:p>
              </table:table-cell>
              <table:table-cell office:value-type="float" office:value="2.09602829162133">
                <text:p>2.096028291621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70467282569193">
                <text:p>3.70467282569193</text:p>
              </table:table-cell>
              <table:table-cell office:value-type="float" office:value="4.36411978098736">
                <text:p>4.36411978098736</text:p>
              </table:table-cell>
              <table:table-cell office:value-type="float" office:value="6.49684690728566">
                <text:p>6.49684690728566</text:p>
              </table:table-cell>
              <table:table-cell office:value-type="float" office:value="5.93958723051918">
                <text:p>5.939587230519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86954694876295">
                <text:p>3.86954694876295</text:p>
              </table:table-cell>
              <table:table-cell office:value-type="float" office:value="4.51286338151997">
                <text:p>4.51286338151997</text:p>
              </table:table-cell>
              <table:table-cell office:value-type="float" office:value="6.87897417495707">
                <text:p>6.87897417495707</text:p>
              </table:table-cell>
              <table:table-cell office:value-type="float" office:value="6.73201251303441">
                <text:p>6.732012513034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83334782760432">
                <text:p>3.83334782760432</text:p>
              </table:table-cell>
              <table:table-cell office:value-type="float" office:value="4.10063693933326">
                <text:p>4.10063693933326</text:p>
              </table:table-cell>
              <table:table-cell office:value-type="float" office:value="6.21173250413904">
                <text:p>6.21173250413904</text:p>
              </table:table-cell>
              <table:table-cell office:value-type="float" office:value="6.85060686787939">
                <text:p>6.850606867879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05398955727735">
                <text:p>4.05398955727735</text:p>
              </table:table-cell>
              <table:table-cell office:value-type="float" office:value="4.15821053475971">
                <text:p>4.15821053475971</text:p>
              </table:table-cell>
              <table:table-cell office:value-type="float" office:value="6.51494570025287">
                <text:p>6.51494570025287</text:p>
              </table:table-cell>
              <table:table-cell office:value-type="float" office:value="7.12681594131803">
                <text:p>7.126815941318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